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43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2" style:base-cell-address="Sheet1.A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2" style:base-cell-address="Sheet1.A1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4" style:base-cell-address="Sheet1.A4"/>
    </style:style>
    <style:style style:name="ce4" style:family="table-cell" style:parent-style-name="Default">
      <style:table-cell-properties fo:border-bottom="0.74pt solid #a9d18e" fo:background-color="#ffffff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4" style:base-cell-address="Sheet1.A4"/>
    </style:style>
    <style:style style:name="ce5" style:family="table-cell" style:parent-style-name="Default">
      <style:table-cell-properties fo:border-bottom="0.74pt solid #a9d18e" fo:background-color="#ffffff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&quot;x&quot;" style:apply-style-name="ConditionalStyle_5f_4" style:base-cell-address="Sheet1.A4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2" style:base-cell-address="Sheet1.A1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4" style:base-cell-address="Sheet1.A4"/>
    </style:style>
    <style:style style:name="ce10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11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3" style:base-cell-address="Sheet1.B6"/>
    </style:style>
    <style:style style:name="ce12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3" style:base-cell-address="Sheet1.B6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15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3" style:base-cell-address="Sheet1.B6"/>
    </style:style>
    <style:style style:name="ce16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3" style:base-cell-address="Sheet1.B6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4" style:base-cell-address="Sheet1.A4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2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2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Sheet1.A1"/>
    </style:style>
    <style:style style:name="ce24" style:family="table-cell" style:parent-style-name="Default" style:data-style-name="N144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2" style:base-cell-address="Sheet1.A1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x&quot;" style:apply-style-name="ConditionalStyle_5f_2" style:base-cell-address="Sheet1.A1"/>
    </style:style>
    <style:style style:name="ce26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A4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4c7e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4" style:base-cell-address="Sheet1.A4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4c7e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1" style:base-cell-address="Sheet1.E6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4c7e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1" style:base-cell-address="Sheet1.E6"/>
    </style:style>
    <style:style style:name="ce3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2" style:base-cell-address="Sheet1.A1"/>
    </style:style>
    <style:style style:name="ce3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x&quot;" style:apply-style-name="ConditionalStyle_5f_2" style:base-cell-address="Sheet1.A1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A4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x&quot;" style:apply-style-name="ConditionalStyle_5f_2" style:base-cell-address="Sheet1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Month</text:p>
          </table:table-cell>
          <table:covered-table-cell table:style-name="ce13"/>
          <table:covered-table-cell table:style-name="ce17"/>
          <table:table-cell table:style-name="ce23" office:value-type="string" calcext:value-type="string" table:number-columns-spanned="3" table:number-rows-spanned="1">
            <text:p>July</text:p>
          </table:table-cell>
          <table:covered-table-cell table:number-columns-repeated="2" table:style-name="ce30"/>
          <table:table-cell table:style-name="ce33" office:value-type="string" calcext:value-type="string" table:number-columns-spanned="4" table:number-rows-spanned="1">
            <text:p>August</text:p>
          </table:table-cell>
          <table:covered-table-cell table:number-columns-repeated="3" table:style-name="ce33"/>
          <table:table-cell table:style-name="ce30" office:value-type="string" calcext:value-type="string" table:number-columns-spanned="4" table:number-rows-spanned="1">
            <text:p>September</text:p>
          </table:table-cell>
          <table:covered-table-cell table:number-columns-repeated="3" table:style-name="ce30"/>
          <table:table-cell table:style-name="ce35" office:value-type="string" calcext:value-type="string" table:number-columns-spanned="5" table:number-rows-spanned="1">
            <text:p>October</text:p>
          </table:table-cell>
          <table:covered-table-cell table:number-columns-repeated="4" table:style-name="ce35"/>
          <table:table-cell table:style-name="ce30" office:value-type="string" calcext:value-type="string" table:number-columns-spanned="4" table:number-rows-spanned="1">
            <text:p>November</text:p>
          </table:table-cell>
          <table:covered-table-cell table:number-columns-repeated="3" table:style-name="ce30"/>
          <table:table-cell table:style-name="ce35" office:value-type="string" calcext:value-type="string" table:number-columns-spanned="5" table:number-rows-spanned="1">
            <text:p>December</text:p>
          </table:table-cell>
          <table:covered-table-cell table:number-columns-repeated="4" table:style-name="ce35"/>
          <table:table-cell table:style-name="ce30" office:value-type="string" calcext:value-type="string" table:number-columns-spanned="4" table:number-rows-spanned="1">
            <text:p>January</text:p>
          </table:table-cell>
          <table:covered-table-cell table:number-columns-repeated="3" table:style-name="ce30"/>
          <table:table-cell table:number-columns-repeated="991"/>
        </table:table-row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Date</text:p>
          </table:table-cell>
          <table:covered-table-cell table:style-name="ce13"/>
          <table:covered-table-cell table:style-name="ce17"/>
          <table:table-cell table:style-name="ce24" office:value-type="date" office:date-value="2023-07-16" calcext:value-type="date">
            <text:p>16/7</text:p>
          </table:table-cell>
          <table:table-cell table:style-name="ce31" office:value-type="date" office:date-value="2023-07-23" calcext:value-type="date">
            <text:p>23/7</text:p>
          </table:table-cell>
          <table:table-cell table:style-name="ce24" office:value-type="date" office:date-value="2023-07-30" calcext:value-type="date">
            <text:p>30/7</text:p>
          </table:table-cell>
          <table:table-cell table:style-name="ce31" office:value-type="date" office:date-value="2023-08-06" calcext:value-type="date">
            <text:p>6/8</text:p>
          </table:table-cell>
          <table:table-cell table:style-name="ce24" office:value-type="date" office:date-value="2023-08-13" calcext:value-type="date">
            <text:p>13/8</text:p>
          </table:table-cell>
          <table:table-cell table:style-name="ce31" office:value-type="date" office:date-value="2023-08-20" calcext:value-type="date">
            <text:p>20/8</text:p>
          </table:table-cell>
          <table:table-cell table:style-name="ce24" office:value-type="date" office:date-value="2023-08-27" calcext:value-type="date">
            <text:p>27/8</text:p>
          </table:table-cell>
          <table:table-cell table:style-name="ce31" office:value-type="date" office:date-value="2023-09-03" calcext:value-type="date">
            <text:p>3/9</text:p>
          </table:table-cell>
          <table:table-cell table:style-name="ce24" office:value-type="date" office:date-value="2023-09-10" calcext:value-type="date">
            <text:p>10/9</text:p>
          </table:table-cell>
          <table:table-cell table:style-name="ce31" office:value-type="date" office:date-value="2023-09-17" calcext:value-type="date">
            <text:p>17/9</text:p>
          </table:table-cell>
          <table:table-cell table:style-name="ce24" office:value-type="date" office:date-value="2023-09-24" calcext:value-type="date">
            <text:p>24/9</text:p>
          </table:table-cell>
          <table:table-cell table:style-name="ce31" office:value-type="date" office:date-value="2023-10-01" calcext:value-type="date">
            <text:p>1/10</text:p>
          </table:table-cell>
          <table:table-cell table:style-name="ce24" office:value-type="date" office:date-value="2023-10-08" calcext:value-type="date">
            <text:p>8/10</text:p>
          </table:table-cell>
          <table:table-cell table:style-name="ce31" office:value-type="date" office:date-value="2023-10-15" calcext:value-type="date">
            <text:p>15/10</text:p>
          </table:table-cell>
          <table:table-cell table:style-name="ce24" office:value-type="date" office:date-value="2023-10-22" calcext:value-type="date">
            <text:p>22/10</text:p>
          </table:table-cell>
          <table:table-cell table:style-name="ce31" office:value-type="date" office:date-value="2023-10-29" calcext:value-type="date">
            <text:p>29/10</text:p>
          </table:table-cell>
          <table:table-cell table:style-name="ce24" office:value-type="date" office:date-value="2023-11-05" calcext:value-type="date">
            <text:p>5/11</text:p>
          </table:table-cell>
          <table:table-cell table:style-name="ce31" office:value-type="date" office:date-value="2023-11-12" calcext:value-type="date">
            <text:p>12/11</text:p>
          </table:table-cell>
          <table:table-cell table:style-name="ce24" office:value-type="date" office:date-value="2023-11-19" calcext:value-type="date">
            <text:p>19/11</text:p>
          </table:table-cell>
          <table:table-cell table:style-name="ce31" office:value-type="date" office:date-value="2023-11-26" calcext:value-type="date">
            <text:p>26/11</text:p>
          </table:table-cell>
          <table:table-cell table:style-name="ce24" office:value-type="date" office:date-value="2023-12-03" calcext:value-type="date">
            <text:p>3/12</text:p>
          </table:table-cell>
          <table:table-cell table:style-name="ce31" office:value-type="date" office:date-value="2023-12-10" calcext:value-type="date">
            <text:p>10/12</text:p>
          </table:table-cell>
          <table:table-cell table:style-name="ce24" office:value-type="date" office:date-value="2023-12-17" calcext:value-type="date">
            <text:p>17/12</text:p>
          </table:table-cell>
          <table:table-cell table:style-name="ce31" office:value-type="date" office:date-value="2023-12-24" calcext:value-type="date">
            <text:p>24/12</text:p>
          </table:table-cell>
          <table:table-cell table:style-name="ce24" office:value-type="date" office:date-value="2023-12-31" calcext:value-type="date">
            <text:p>31/12</text:p>
          </table:table-cell>
          <table:table-cell table:style-name="ce31" office:value-type="date" office:date-value="2024-01-07" calcext:value-type="date">
            <text:p>7/1</text:p>
          </table:table-cell>
          <table:table-cell table:style-name="ce24" office:value-type="date" office:date-value="2024-01-14" calcext:value-type="date">
            <text:p>14/1</text:p>
          </table:table-cell>
          <table:table-cell table:style-name="ce31" office:value-type="date" office:date-value="2024-01-21" calcext:value-type="date">
            <text:p>21/1</text:p>
          </table:table-cell>
          <table:table-cell table:style-name="ce24" office:value-type="date" office:date-value="2024-01-28" calcext:value-type="date">
            <text:p>28/1</text:p>
          </table:table-cell>
          <table:table-cell table:style-name="ce36" table:number-columns-repeated="155"/>
          <table:table-cell table:number-columns-repeated="836"/>
        </table:table-row>
        <table:table-row table:style-name="ro1">
          <table:table-cell table:style-name="ce2"/>
          <table:table-cell table:style-name="ce8" office:value-type="string" calcext:value-type="string" table:number-columns-spanned="3" table:number-rows-spanned="1">
            <text:p>Week</text:p>
          </table:table-cell>
          <table:covered-table-cell table:style-name="ce13"/>
          <table:covered-table-cell table:style-name="ce17"/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Arbeitspaket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End</text:p>
          </table:table-cell>
          <table:table-cell table:style-name="ce18" office:value-type="string" calcext:value-type="string">
            <text:p>Duration</text:p>
          </table:table-cell>
          <table:table-cell table:style-name="ce26" table:number-columns-repeated="3"/>
          <table:table-cell table:style-name="ce34" table:number-columns-repeated="24"/>
          <table:table-cell table:number-columns-repeated="993"/>
        </table:table-row>
        <table:table-row table:style-name="ro1">
          <table:table-cell office:value-type="string" calcext:value-type="string">
            <text:p>Official Registration</text:p>
          </table:table-cell>
          <table:table-cell table:style-name="ce10" office:value-type="date" office:date-value="2023-07-02" calcext:value-type="date">
            <text:p>2/7</text:p>
          </table:table-cell>
          <table:table-cell table:style-name="ce14" office:value-type="date" office:date-value="2023-07-16" calcext:value-type="date">
            <text:p>16/7</text:p>
          </table:table-cell>
          <table:table-cell table:style-name="ce19" table:formula="of:=IF(COUNTIF([.E5:.AG5];&quot;x&quot;)=0;&quot;&quot;;COUNTIF([.E5:.AG5];&quot;x&quot;))" office:value-type="float" office:value="1" calcext:value-type="float">
            <text:p>1</text:p>
          </table:table-cell>
          <table:table-cell table:style-name="ce27" table:formula="of:=IF([.$B5]&lt;=[.E$2];(IF([.$C5]&gt;=[.E$2];&quot;x&quot;;&quot;&quot;));&quot;&quot;)" office:value-type="string" office:string-value="x" calcext:value-type="string">
            <text:p>x</text:p>
          </table:table-cell>
          <table:table-cell table:style-name="ce27" table:formula="of:=IF([.$B5]&lt;=[.F$2];(IF([.$C5]&gt;=[.F$2];&quot;x&quot;;&quot;&quot;));&quot;&quot;)">
            <text:p/>
          </table:table-cell>
          <table:table-cell table:style-name="ce27" table:formula="of:=IF([.$B5]&lt;=[.G$2];(IF([.$C5]&gt;=[.G$2];&quot;x&quot;;&quot;&quot;));&quot;&quot;)">
            <text:p/>
          </table:table-cell>
          <table:table-cell table:style-name="ce27" table:formula="of:=IF([.$B5]&lt;=[.H$2];(IF([.$C5]&gt;=[.H$2];&quot;x&quot;;&quot;&quot;));&quot;&quot;)">
            <text:p/>
          </table:table-cell>
          <table:table-cell table:style-name="ce27" table:formula="of:=IF([.$B5]&lt;=[.I$2];(IF([.$C5]&gt;=[.I$2];&quot;x&quot;;&quot;&quot;));&quot;&quot;)">
            <text:p/>
          </table:table-cell>
          <table:table-cell table:style-name="ce27" table:formula="of:=IF([.$B5]&lt;=[.J$2];(IF([.$C5]&gt;=[.J$2];&quot;x&quot;;&quot;&quot;));&quot;&quot;)">
            <text:p/>
          </table:table-cell>
          <table:table-cell table:style-name="ce27" table:formula="of:=IF([.$B5]&lt;=[.K$2];(IF([.$C5]&gt;=[.K$2];&quot;x&quot;;&quot;&quot;));&quot;&quot;)">
            <text:p/>
          </table:table-cell>
          <table:table-cell table:style-name="ce27" table:formula="of:=IF([.$B5]&lt;=[.L$2];(IF([.$C5]&gt;=[.L$2];&quot;x&quot;;&quot;&quot;));&quot;&quot;)">
            <text:p/>
          </table:table-cell>
          <table:table-cell table:style-name="ce27" table:formula="of:=IF([.$B5]&lt;=[.M$2];(IF([.$C5]&gt;=[.M$2];&quot;x&quot;;&quot;&quot;));&quot;&quot;)">
            <text:p/>
          </table:table-cell>
          <table:table-cell table:style-name="ce27" table:formula="of:=IF([.$B5]&lt;=[.N$2];(IF([.$C5]&gt;=[.N$2];&quot;x&quot;;&quot;&quot;));&quot;&quot;)">
            <text:p/>
          </table:table-cell>
          <table:table-cell table:style-name="ce27" table:formula="of:=IF([.$B5]&lt;=[.O$2];(IF([.$C5]&gt;=[.O$2];&quot;x&quot;;&quot;&quot;));&quot;&quot;)">
            <text:p/>
          </table:table-cell>
          <table:table-cell table:style-name="ce27" table:formula="of:=IF([.$B5]&lt;=[.P$2];(IF([.$C5]&gt;=[.P$2];&quot;x&quot;;&quot;&quot;));&quot;&quot;)">
            <text:p/>
          </table:table-cell>
          <table:table-cell table:style-name="ce27" table:formula="of:=IF([.$B5]&lt;=[.Q$2];(IF([.$C5]&gt;=[.Q$2];&quot;x&quot;;&quot;&quot;));&quot;&quot;)">
            <text:p/>
          </table:table-cell>
          <table:table-cell table:style-name="ce27" table:formula="of:=IF([.$B5]&lt;=[.R$2];(IF([.$C5]&gt;=[.R$2];&quot;x&quot;;&quot;&quot;));&quot;&quot;)">
            <text:p/>
          </table:table-cell>
          <table:table-cell table:style-name="ce27" table:formula="of:=IF([.$B5]&lt;=[.S$2];(IF([.$C5]&gt;=[.S$2];&quot;x&quot;;&quot;&quot;));&quot;&quot;)">
            <text:p/>
          </table:table-cell>
          <table:table-cell table:style-name="ce27" table:formula="of:=IF([.$B5]&lt;=[.T$2];(IF([.$C5]&gt;=[.T$2];&quot;x&quot;;&quot;&quot;));&quot;&quot;)">
            <text:p/>
          </table:table-cell>
          <table:table-cell table:style-name="ce27" table:formula="of:=IF([.$B5]&lt;=[.U$2];(IF([.$C5]&gt;=[.U$2];&quot;x&quot;;&quot;&quot;));&quot;&quot;)">
            <text:p/>
          </table:table-cell>
          <table:table-cell table:style-name="ce27" table:formula="of:=IF([.$B5]&lt;=[.V$2];(IF([.$C5]&gt;=[.V$2];&quot;x&quot;;&quot;&quot;));&quot;&quot;)">
            <text:p/>
          </table:table-cell>
          <table:table-cell table:style-name="ce27" table:formula="of:=IF([.$B5]&lt;=[.W$2];(IF([.$C5]&gt;=[.W$2];&quot;x&quot;;&quot;&quot;));&quot;&quot;)">
            <text:p/>
          </table:table-cell>
          <table:table-cell table:style-name="ce27" table:formula="of:=IF([.$B5]&lt;=[.X$2];(IF([.$C5]&gt;=[.X$2];&quot;x&quot;;&quot;&quot;));&quot;&quot;)">
            <text:p/>
          </table:table-cell>
          <table:table-cell table:style-name="ce27" table:formula="of:=IF([.$B5]&lt;=[.Y$2];(IF([.$C5]&gt;=[.Y$2];&quot;x&quot;;&quot;&quot;));&quot;&quot;)">
            <text:p/>
          </table:table-cell>
          <table:table-cell table:style-name="ce27" table:formula="of:=IF([.$B5]&lt;=[.Z$2];(IF([.$C5]&gt;=[.Z$2];&quot;x&quot;;&quot;&quot;));&quot;&quot;)">
            <text:p/>
          </table:table-cell>
          <table:table-cell table:style-name="ce27" table:formula="of:=IF([.$B5]&lt;=[.AA$2];(IF([.$C5]&gt;=[.AA$2];&quot;x&quot;;&quot;&quot;));&quot;&quot;)">
            <text:p/>
          </table:table-cell>
          <table:table-cell table:style-name="ce27" table:formula="of:=IF([.$B5]&lt;=[.AB$2];(IF([.$C5]&gt;=[.AB$2];&quot;x&quot;;&quot;&quot;));&quot;&quot;)">
            <text:p/>
          </table:table-cell>
          <table:table-cell table:style-name="ce27" table:formula="of:=IF([.$B5]&lt;=[.AC$2];(IF([.$C5]&gt;=[.AC$2];&quot;x&quot;;&quot;&quot;));&quot;&quot;)">
            <text:p/>
          </table:table-cell>
          <table:table-cell table:style-name="ce27" table:formula="of:=IF([.$B5]&lt;=[.AD$2];(IF([.$C5]&gt;=[.AD$2];&quot;x&quot;;&quot;&quot;));&quot;&quot;)">
            <text:p/>
          </table:table-cell>
          <table:table-cell table:style-name="ce27" table:formula="of:=IF([.$B5]&lt;=[.AE$2];(IF([.$C5]&gt;=[.AE$2];&quot;x&quot;;&quot;&quot;));&quot;&quot;)">
            <text:p/>
          </table:table-cell>
          <table:table-cell table:style-name="ce28" table:formula="of:=IF([.$B5]&lt;=[.AF$2];(IF([.$C5]&gt;=[.AF$2];&quot;x&quot;;&quot;&quot;));&quot;&quot;)">
            <text:p/>
          </table:table-cell>
          <table:table-cell table:style-name="ce28" table:formula="of:=IF([.$B5]&lt;=[.AG$2];(IF([.$C5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Offical Deadline</text:p>
          </table:table-cell>
          <table:table-cell table:style-name="ce11" office:value-type="date" office:date-value="2024-01-28" calcext:value-type="date">
            <text:p>28/1</text:p>
          </table:table-cell>
          <table:table-cell table:style-name="ce15" office:value-type="date" office:date-value="2024-01-29" calcext:value-type="date">
            <text:p>29/1</text:p>
          </table:table-cell>
          <table:table-cell table:style-name="ce20" table:formula="of:=IF(COUNTIF([.E6:.AG6];&quot;x&quot;)=0;&quot;&quot;;COUNTIF([.E6:.AG6];&quot;x&quot;))" office:value-type="float" office:value="1" calcext:value-type="float">
            <text:p>1</text:p>
          </table:table-cell>
          <table:table-cell table:style-name="ce28" table:formula="of:=IF([.$B6]&lt;=[.E$2];(IF([.$C6]&gt;=[.E$2];&quot;x&quot;;&quot;&quot;));&quot;&quot;)">
            <text:p/>
          </table:table-cell>
          <table:table-cell table:style-name="ce28" table:formula="of:=IF([.$B6]&lt;=[.F$2];(IF([.$C6]&gt;=[.F$2];&quot;x&quot;;&quot;&quot;));&quot;&quot;)">
            <text:p/>
          </table:table-cell>
          <table:table-cell table:style-name="ce28" table:formula="of:=IF([.$B6]&lt;=[.G$2];(IF([.$C6]&gt;=[.G$2];&quot;x&quot;;&quot;&quot;));&quot;&quot;)">
            <text:p/>
          </table:table-cell>
          <table:table-cell table:style-name="ce28" table:formula="of:=IF([.$B6]&lt;=[.H$2];(IF([.$C6]&gt;=[.H$2];&quot;x&quot;;&quot;&quot;));&quot;&quot;)">
            <text:p/>
          </table:table-cell>
          <table:table-cell table:style-name="ce28" table:formula="of:=IF([.$B6]&lt;=[.I$2];(IF([.$C6]&gt;=[.I$2];&quot;x&quot;;&quot;&quot;));&quot;&quot;)">
            <text:p/>
          </table:table-cell>
          <table:table-cell table:style-name="ce28" table:formula="of:=IF([.$B6]&lt;=[.J$2];(IF([.$C6]&gt;=[.J$2];&quot;x&quot;;&quot;&quot;));&quot;&quot;)">
            <text:p/>
          </table:table-cell>
          <table:table-cell table:style-name="ce28" table:formula="of:=IF([.$B6]&lt;=[.K$2];(IF([.$C6]&gt;=[.K$2];&quot;x&quot;;&quot;&quot;));&quot;&quot;)">
            <text:p/>
          </table:table-cell>
          <table:table-cell table:style-name="ce28" table:formula="of:=IF([.$B6]&lt;=[.L$2];(IF([.$C6]&gt;=[.L$2];&quot;x&quot;;&quot;&quot;));&quot;&quot;)">
            <text:p/>
          </table:table-cell>
          <table:table-cell table:style-name="ce28" table:formula="of:=IF([.$B6]&lt;=[.M$2];(IF([.$C6]&gt;=[.M$2];&quot;x&quot;;&quot;&quot;));&quot;&quot;)">
            <text:p/>
          </table:table-cell>
          <table:table-cell table:style-name="ce28" table:formula="of:=IF([.$B6]&lt;=[.N$2];(IF([.$C6]&gt;=[.N$2];&quot;x&quot;;&quot;&quot;));&quot;&quot;)">
            <text:p/>
          </table:table-cell>
          <table:table-cell table:style-name="ce28" table:formula="of:=IF([.$B6]&lt;=[.O$2];(IF([.$C6]&gt;=[.O$2];&quot;x&quot;;&quot;&quot;));&quot;&quot;)">
            <text:p/>
          </table:table-cell>
          <table:table-cell table:style-name="ce28" table:formula="of:=IF([.$B6]&lt;=[.P$2];(IF([.$C6]&gt;=[.P$2];&quot;x&quot;;&quot;&quot;));&quot;&quot;)">
            <text:p/>
          </table:table-cell>
          <table:table-cell table:style-name="ce28" table:formula="of:=IF([.$B6]&lt;=[.Q$2];(IF([.$C6]&gt;=[.Q$2];&quot;x&quot;;&quot;&quot;));&quot;&quot;)">
            <text:p/>
          </table:table-cell>
          <table:table-cell table:style-name="ce28" table:formula="of:=IF([.$B6]&lt;=[.R$2];(IF([.$C6]&gt;=[.R$2];&quot;x&quot;;&quot;&quot;));&quot;&quot;)">
            <text:p/>
          </table:table-cell>
          <table:table-cell table:style-name="ce28" table:formula="of:=IF([.$B6]&lt;=[.S$2];(IF([.$C6]&gt;=[.S$2];&quot;x&quot;;&quot;&quot;));&quot;&quot;)">
            <text:p/>
          </table:table-cell>
          <table:table-cell table:style-name="ce28" table:formula="of:=IF([.$B6]&lt;=[.T$2];(IF([.$C6]&gt;=[.T$2];&quot;x&quot;;&quot;&quot;));&quot;&quot;)">
            <text:p/>
          </table:table-cell>
          <table:table-cell table:style-name="ce28" table:formula="of:=IF([.$B6]&lt;=[.U$2];(IF([.$C6]&gt;=[.U$2];&quot;x&quot;;&quot;&quot;));&quot;&quot;)">
            <text:p/>
          </table:table-cell>
          <table:table-cell table:style-name="ce28" table:formula="of:=IF([.$B6]&lt;=[.V$2];(IF([.$C6]&gt;=[.V$2];&quot;x&quot;;&quot;&quot;));&quot;&quot;)">
            <text:p/>
          </table:table-cell>
          <table:table-cell table:style-name="ce28" table:formula="of:=IF([.$B6]&lt;=[.W$2];(IF([.$C6]&gt;=[.W$2];&quot;x&quot;;&quot;&quot;));&quot;&quot;)">
            <text:p/>
          </table:table-cell>
          <table:table-cell table:style-name="ce28" table:formula="of:=IF([.$B6]&lt;=[.X$2];(IF([.$C6]&gt;=[.X$2];&quot;x&quot;;&quot;&quot;));&quot;&quot;)">
            <text:p/>
          </table:table-cell>
          <table:table-cell table:style-name="ce28" table:formula="of:=IF([.$B6]&lt;=[.Y$2];(IF([.$C6]&gt;=[.Y$2];&quot;x&quot;;&quot;&quot;));&quot;&quot;)">
            <text:p/>
          </table:table-cell>
          <table:table-cell table:style-name="ce28" table:formula="of:=IF([.$B6]&lt;=[.Z$2];(IF([.$C6]&gt;=[.Z$2];&quot;x&quot;;&quot;&quot;));&quot;&quot;)">
            <text:p/>
          </table:table-cell>
          <table:table-cell table:style-name="ce28" table:formula="of:=IF([.$B6]&lt;=[.AA$2];(IF([.$C6]&gt;=[.AA$2];&quot;x&quot;;&quot;&quot;));&quot;&quot;)">
            <text:p/>
          </table:table-cell>
          <table:table-cell table:style-name="ce28" table:formula="of:=IF([.$B6]&lt;=[.AB$2];(IF([.$C6]&gt;=[.AB$2];&quot;x&quot;;&quot;&quot;));&quot;&quot;)">
            <text:p/>
          </table:table-cell>
          <table:table-cell table:style-name="ce28" table:formula="of:=IF([.$B6]&lt;=[.AC$2];(IF([.$C6]&gt;=[.AC$2];&quot;x&quot;;&quot;&quot;));&quot;&quot;)">
            <text:p/>
          </table:table-cell>
          <table:table-cell table:style-name="ce28" table:formula="of:=IF([.$B6]&lt;=[.AD$2];(IF([.$C6]&gt;=[.AD$2];&quot;x&quot;;&quot;&quot;));&quot;&quot;)">
            <text:p/>
          </table:table-cell>
          <table:table-cell table:style-name="ce28" table:formula="of:=IF([.$B6]&lt;=[.AE$2];(IF([.$C6]&gt;=[.AE$2];&quot;x&quot;;&quot;&quot;));&quot;&quot;)">
            <text:p/>
          </table:table-cell>
          <table:table-cell table:style-name="ce28" table:formula="of:=IF([.$B6]&lt;=[.AF$2];(IF([.$C6]&gt;=[.AF$2];&quot;x&quot;;&quot;&quot;));&quot;&quot;)">
            <text:p/>
          </table:table-cell>
          <table:table-cell table:style-name="ce28" table:formula="of:=IF([.$B6]&lt;=[.AG$2];(IF([.$C6]&gt;=[.AG$2];&quot;x&quot;;&quot;&quot;));&quot;&quot;)" office:value-type="string" office:string-value="x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oal Deadline</text:p>
          </table:table-cell>
          <table:table-cell table:style-name="ce12" office:value-type="date" office:date-value="2023-11-26" calcext:value-type="date">
            <text:p>26/11</text:p>
          </table:table-cell>
          <table:table-cell table:style-name="ce16" office:value-type="date" office:date-value="2023-11-27" calcext:value-type="date">
            <text:p>27/11</text:p>
          </table:table-cell>
          <table:table-cell table:style-name="ce21" table:formula="of:=IF(COUNTIF([.E7:.AG7];&quot;x&quot;)=0;&quot;&quot;;COUNTIF([.E7:.AG7];&quot;x&quot;))" office:value-type="float" office:value="1" calcext:value-type="float">
            <text:p>1</text:p>
          </table:table-cell>
          <table:table-cell table:style-name="ce29" table:formula="of:=IF([.$B7]&lt;=[.E$2];(IF([.$C7]&gt;=[.E$2];&quot;x&quot;;&quot;&quot;));&quot;&quot;)">
            <text:p/>
          </table:table-cell>
          <table:table-cell table:style-name="ce29" table:formula="of:=IF([.$B7]&lt;=[.F$2];(IF([.$C7]&gt;=[.F$2];&quot;x&quot;;&quot;&quot;));&quot;&quot;)">
            <text:p/>
          </table:table-cell>
          <table:table-cell table:style-name="ce29" table:formula="of:=IF([.$B7]&lt;=[.G$2];(IF([.$C7]&gt;=[.G$2];&quot;x&quot;;&quot;&quot;));&quot;&quot;)">
            <text:p/>
          </table:table-cell>
          <table:table-cell table:style-name="ce29" table:formula="of:=IF([.$B7]&lt;=[.H$2];(IF([.$C7]&gt;=[.H$2];&quot;x&quot;;&quot;&quot;));&quot;&quot;)">
            <text:p/>
          </table:table-cell>
          <table:table-cell table:style-name="ce29" table:formula="of:=IF([.$B7]&lt;=[.I$2];(IF([.$C7]&gt;=[.I$2];&quot;x&quot;;&quot;&quot;));&quot;&quot;)">
            <text:p/>
          </table:table-cell>
          <table:table-cell table:style-name="ce29" table:formula="of:=IF([.$B7]&lt;=[.J$2];(IF([.$C7]&gt;=[.J$2];&quot;x&quot;;&quot;&quot;));&quot;&quot;)">
            <text:p/>
          </table:table-cell>
          <table:table-cell table:style-name="ce29" table:formula="of:=IF([.$B7]&lt;=[.K$2];(IF([.$C7]&gt;=[.K$2];&quot;x&quot;;&quot;&quot;));&quot;&quot;)">
            <text:p/>
          </table:table-cell>
          <table:table-cell table:style-name="ce29" table:formula="of:=IF([.$B7]&lt;=[.L$2];(IF([.$C7]&gt;=[.L$2];&quot;x&quot;;&quot;&quot;));&quot;&quot;)">
            <text:p/>
          </table:table-cell>
          <table:table-cell table:style-name="ce29" table:formula="of:=IF([.$B7]&lt;=[.M$2];(IF([.$C7]&gt;=[.M$2];&quot;x&quot;;&quot;&quot;));&quot;&quot;)">
            <text:p/>
          </table:table-cell>
          <table:table-cell table:style-name="ce29" table:formula="of:=IF([.$B7]&lt;=[.N$2];(IF([.$C7]&gt;=[.N$2];&quot;x&quot;;&quot;&quot;));&quot;&quot;)">
            <text:p/>
          </table:table-cell>
          <table:table-cell table:style-name="ce29" table:formula="of:=IF([.$B7]&lt;=[.O$2];(IF([.$C7]&gt;=[.O$2];&quot;x&quot;;&quot;&quot;));&quot;&quot;)">
            <text:p/>
          </table:table-cell>
          <table:table-cell table:style-name="ce29" table:formula="of:=IF([.$B7]&lt;=[.P$2];(IF([.$C7]&gt;=[.P$2];&quot;x&quot;;&quot;&quot;));&quot;&quot;)">
            <text:p/>
          </table:table-cell>
          <table:table-cell table:style-name="ce29" table:formula="of:=IF([.$B7]&lt;=[.Q$2];(IF([.$C7]&gt;=[.Q$2];&quot;x&quot;;&quot;&quot;));&quot;&quot;)">
            <text:p/>
          </table:table-cell>
          <table:table-cell table:style-name="ce29" table:formula="of:=IF([.$B7]&lt;=[.R$2];(IF([.$C7]&gt;=[.R$2];&quot;x&quot;;&quot;&quot;));&quot;&quot;)">
            <text:p/>
          </table:table-cell>
          <table:table-cell table:style-name="ce29" table:formula="of:=IF([.$B7]&lt;=[.S$2];(IF([.$C7]&gt;=[.S$2];&quot;x&quot;;&quot;&quot;));&quot;&quot;)">
            <text:p/>
          </table:table-cell>
          <table:table-cell table:style-name="ce29" table:formula="of:=IF([.$B7]&lt;=[.T$2];(IF([.$C7]&gt;=[.T$2];&quot;x&quot;;&quot;&quot;));&quot;&quot;)">
            <text:p/>
          </table:table-cell>
          <table:table-cell table:style-name="ce29" table:formula="of:=IF([.$B7]&lt;=[.U$2];(IF([.$C7]&gt;=[.U$2];&quot;x&quot;;&quot;&quot;));&quot;&quot;)">
            <text:p/>
          </table:table-cell>
          <table:table-cell table:style-name="ce29" table:formula="of:=IF([.$B7]&lt;=[.V$2];(IF([.$C7]&gt;=[.V$2];&quot;x&quot;;&quot;&quot;));&quot;&quot;)">
            <text:p/>
          </table:table-cell>
          <table:table-cell table:style-name="ce29" table:formula="of:=IF([.$B7]&lt;=[.W$2];(IF([.$C7]&gt;=[.W$2];&quot;x&quot;;&quot;&quot;));&quot;&quot;)">
            <text:p/>
          </table:table-cell>
          <table:table-cell table:style-name="ce29" table:formula="of:=IF([.$B7]&lt;=[.X$2];(IF([.$C7]&gt;=[.X$2];&quot;x&quot;;&quot;&quot;));&quot;&quot;)" office:value-type="string" office:string-value="x" calcext:value-type="string">
            <text:p>x</text:p>
          </table:table-cell>
          <table:table-cell table:style-name="ce29" table:formula="of:=IF([.$B7]&lt;=[.Y$2];(IF([.$C7]&gt;=[.Y$2];&quot;x&quot;;&quot;&quot;));&quot;&quot;)">
            <text:p/>
          </table:table-cell>
          <table:table-cell table:style-name="ce29" table:formula="of:=IF([.$B7]&lt;=[.Z$2];(IF([.$C7]&gt;=[.Z$2];&quot;x&quot;;&quot;&quot;));&quot;&quot;)">
            <text:p/>
          </table:table-cell>
          <table:table-cell table:style-name="ce29" table:formula="of:=IF([.$B7]&lt;=[.AA$2];(IF([.$C7]&gt;=[.AA$2];&quot;x&quot;;&quot;&quot;));&quot;&quot;)">
            <text:p/>
          </table:table-cell>
          <table:table-cell table:style-name="ce29" table:formula="of:=IF([.$B7]&lt;=[.AB$2];(IF([.$C7]&gt;=[.AB$2];&quot;x&quot;;&quot;&quot;));&quot;&quot;)">
            <text:p/>
          </table:table-cell>
          <table:table-cell table:style-name="ce29" table:formula="of:=IF([.$B7]&lt;=[.AC$2];(IF([.$C7]&gt;=[.AC$2];&quot;x&quot;;&quot;&quot;));&quot;&quot;)">
            <text:p/>
          </table:table-cell>
          <table:table-cell table:style-name="ce29" table:formula="of:=IF([.$B7]&lt;=[.AD$2];(IF([.$C7]&gt;=[.AD$2];&quot;x&quot;;&quot;&quot;));&quot;&quot;)">
            <text:p/>
          </table:table-cell>
          <table:table-cell table:style-name="ce29" table:formula="of:=IF([.$B7]&lt;=[.AE$2];(IF([.$C7]&gt;=[.AE$2];&quot;x&quot;;&quot;&quot;));&quot;&quot;)">
            <text:p/>
          </table:table-cell>
          <table:table-cell table:style-name="ce28" table:formula="of:=IF([.$B7]&lt;=[.AF$2];(IF([.$C7]&gt;=[.AF$2];&quot;x&quot;;&quot;&quot;));&quot;&quot;)">
            <text:p/>
          </table:table-cell>
          <table:table-cell table:style-name="ce28" table:formula="of:=IF([.$B7]&lt;=[.AG$2];(IF([.$C7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1 - Data processing</text:p>
          </table:table-cell>
          <table:table-cell table:style-name="ce11"/>
          <table:table-cell table:style-name="ce15"/>
          <table:table-cell table:style-name="ce20" table:formula="of:=IF(COUNTIF([.E8:.AG8];&quot;x&quot;)=0;&quot;&quot;;COUNTIF([.E8:.AG8];&quot;x&quot;))">
            <text:p/>
          </table:table-cell>
          <table:table-cell table:style-name="ce28" table:formula="of:=IF([.$B8]&lt;=[.E$2];(IF([.$C8]&gt;=[.E$2];&quot;x&quot;;&quot;&quot;));&quot;&quot;)">
            <text:p/>
          </table:table-cell>
          <table:table-cell table:style-name="ce28" table:formula="of:=IF([.$B8]&lt;=[.F$2];(IF([.$C8]&gt;=[.F$2];&quot;x&quot;;&quot;&quot;));&quot;&quot;)">
            <text:p/>
          </table:table-cell>
          <table:table-cell table:style-name="ce28" table:formula="of:=IF([.$B8]&lt;=[.G$2];(IF([.$C8]&gt;=[.G$2];&quot;x&quot;;&quot;&quot;));&quot;&quot;)">
            <text:p/>
          </table:table-cell>
          <table:table-cell table:style-name="ce28" table:formula="of:=IF([.$B8]&lt;=[.H$2];(IF([.$C8]&gt;=[.H$2];&quot;x&quot;;&quot;&quot;));&quot;&quot;)">
            <text:p/>
          </table:table-cell>
          <table:table-cell table:style-name="ce28" table:formula="of:=IF([.$B8]&lt;=[.I$2];(IF([.$C8]&gt;=[.I$2];&quot;x&quot;;&quot;&quot;));&quot;&quot;)">
            <text:p/>
          </table:table-cell>
          <table:table-cell table:style-name="ce28" table:formula="of:=IF([.$B8]&lt;=[.J$2];(IF([.$C8]&gt;=[.J$2];&quot;x&quot;;&quot;&quot;));&quot;&quot;)">
            <text:p/>
          </table:table-cell>
          <table:table-cell table:style-name="ce28" table:formula="of:=IF([.$B8]&lt;=[.K$2];(IF([.$C8]&gt;=[.K$2];&quot;x&quot;;&quot;&quot;));&quot;&quot;)">
            <text:p/>
          </table:table-cell>
          <table:table-cell table:style-name="ce28" table:formula="of:=IF([.$B8]&lt;=[.L$2];(IF([.$C8]&gt;=[.L$2];&quot;x&quot;;&quot;&quot;));&quot;&quot;)">
            <text:p/>
          </table:table-cell>
          <table:table-cell table:style-name="ce28" table:formula="of:=IF([.$B8]&lt;=[.M$2];(IF([.$C8]&gt;=[.M$2];&quot;x&quot;;&quot;&quot;));&quot;&quot;)">
            <text:p/>
          </table:table-cell>
          <table:table-cell table:style-name="ce28" table:formula="of:=IF([.$B8]&lt;=[.N$2];(IF([.$C8]&gt;=[.N$2];&quot;x&quot;;&quot;&quot;));&quot;&quot;)">
            <text:p/>
          </table:table-cell>
          <table:table-cell table:style-name="ce28" table:formula="of:=IF([.$B8]&lt;=[.O$2];(IF([.$C8]&gt;=[.O$2];&quot;x&quot;;&quot;&quot;));&quot;&quot;)">
            <text:p/>
          </table:table-cell>
          <table:table-cell table:style-name="ce28"/>
          <table:table-cell table:style-name="ce28" table:formula="of:=IF([.$B8]&lt;=[.Q$2];(IF([.$C8]&gt;=[.Q$2];&quot;x&quot;;&quot;&quot;));&quot;&quot;)">
            <text:p/>
          </table:table-cell>
          <table:table-cell table:style-name="ce28" table:formula="of:=IF([.$B8]&lt;=[.R$2];(IF([.$C8]&gt;=[.R$2];&quot;x&quot;;&quot;&quot;));&quot;&quot;)">
            <text:p/>
          </table:table-cell>
          <table:table-cell table:style-name="ce28" table:formula="of:=IF([.$B8]&lt;=[.S$2];(IF([.$C8]&gt;=[.S$2];&quot;x&quot;;&quot;&quot;));&quot;&quot;)">
            <text:p/>
          </table:table-cell>
          <table:table-cell table:style-name="ce28" table:formula="of:=IF([.$B8]&lt;=[.T$2];(IF([.$C8]&gt;=[.T$2];&quot;x&quot;;&quot;&quot;));&quot;&quot;)">
            <text:p/>
          </table:table-cell>
          <table:table-cell table:style-name="ce28" table:formula="of:=IF([.$B8]&lt;=[.U$2];(IF([.$C8]&gt;=[.U$2];&quot;x&quot;;&quot;&quot;));&quot;&quot;)">
            <text:p/>
          </table:table-cell>
          <table:table-cell table:style-name="ce28" table:formula="of:=IF([.$B8]&lt;=[.V$2];(IF([.$C8]&gt;=[.V$2];&quot;x&quot;;&quot;&quot;));&quot;&quot;)">
            <text:p/>
          </table:table-cell>
          <table:table-cell table:style-name="ce28" table:formula="of:=IF([.$B8]&lt;=[.W$2];(IF([.$C8]&gt;=[.W$2];&quot;x&quot;;&quot;&quot;));&quot;&quot;)">
            <text:p/>
          </table:table-cell>
          <table:table-cell table:style-name="ce28" table:formula="of:=IF([.$B8]&lt;=[.X$2];(IF([.$C8]&gt;=[.X$2];&quot;x&quot;;&quot;&quot;));&quot;&quot;)">
            <text:p/>
          </table:table-cell>
          <table:table-cell table:style-name="ce28" table:formula="of:=IF([.$B8]&lt;=[.Y$2];(IF([.$C8]&gt;=[.Y$2];&quot;x&quot;;&quot;&quot;));&quot;&quot;)">
            <text:p/>
          </table:table-cell>
          <table:table-cell table:style-name="ce28" table:formula="of:=IF([.$B8]&lt;=[.Z$2];(IF([.$C8]&gt;=[.Z$2];&quot;x&quot;;&quot;&quot;));&quot;&quot;)">
            <text:p/>
          </table:table-cell>
          <table:table-cell table:style-name="ce28" table:formula="of:=IF([.$B8]&lt;=[.AA$2];(IF([.$C8]&gt;=[.AA$2];&quot;x&quot;;&quot;&quot;));&quot;&quot;)">
            <text:p/>
          </table:table-cell>
          <table:table-cell table:style-name="ce28" table:formula="of:=IF([.$B8]&lt;=[.AB$2];(IF([.$C8]&gt;=[.AB$2];&quot;x&quot;;&quot;&quot;));&quot;&quot;)">
            <text:p/>
          </table:table-cell>
          <table:table-cell table:style-name="ce28" table:formula="of:=IF([.$B8]&lt;=[.AC$2];(IF([.$C8]&gt;=[.AC$2];&quot;x&quot;;&quot;&quot;));&quot;&quot;)">
            <text:p/>
          </table:table-cell>
          <table:table-cell table:style-name="ce28" table:formula="of:=IF([.$B8]&lt;=[.AD$2];(IF([.$C8]&gt;=[.AD$2];&quot;x&quot;;&quot;&quot;));&quot;&quot;)">
            <text:p/>
          </table:table-cell>
          <table:table-cell table:style-name="ce28" table:formula="of:=IF([.$B8]&lt;=[.AE$2];(IF([.$C8]&gt;=[.AE$2];&quot;x&quot;;&quot;&quot;));&quot;&quot;)">
            <text:p/>
          </table:table-cell>
          <table:table-cell table:style-name="ce28" table:formula="of:=IF([.$B8]&lt;=[.AF$2];(IF([.$C8]&gt;=[.AF$2];&quot;x&quot;;&quot;&quot;));&quot;&quot;)">
            <text:p/>
          </table:table-cell>
          <table:table-cell table:style-name="ce28" table:formula="of:=IF([.$B8]&lt;=[.AG$2];(IF([.$C8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1a - MIMIC Workshop</text:p>
          </table:table-cell>
          <table:table-cell table:style-name="ce11" office:value-type="date" office:date-value="2023-07-16" calcext:value-type="date">
            <text:p>16/7</text:p>
          </table:table-cell>
          <table:table-cell table:style-name="ce15" office:value-type="date" office:date-value="2023-08-13" calcext:value-type="date">
            <text:p>13/8</text:p>
          </table:table-cell>
          <table:table-cell table:style-name="ce20" table:formula="of:=IF(COUNTIF([.E9:.AG9];&quot;x&quot;)=0;&quot;&quot;;COUNTIF([.E9:.AG9];&quot;x&quot;))" office:value-type="float" office:value="5" calcext:value-type="float">
            <text:p>5</text:p>
          </table:table-cell>
          <table:table-cell table:style-name="ce28" table:formula="of:=IF([.$B9]&lt;=[.E$2];(IF([.$C9]&gt;=[.E$2];&quot;x&quot;;&quot;&quot;));&quot;&quot;)" office:value-type="string" office:string-value="x" calcext:value-type="string">
            <text:p>x</text:p>
          </table:table-cell>
          <table:table-cell table:style-name="ce28" table:formula="of:=IF([.$B9]&lt;=[.F$2];(IF([.$C9]&gt;=[.F$2];&quot;x&quot;;&quot;&quot;));&quot;&quot;)" office:value-type="string" office:string-value="x" calcext:value-type="string">
            <text:p>x</text:p>
          </table:table-cell>
          <table:table-cell table:style-name="ce28" table:formula="of:=IF([.$B9]&lt;=[.G$2];(IF([.$C9]&gt;=[.G$2];&quot;x&quot;;&quot;&quot;));&quot;&quot;)" office:value-type="string" office:string-value="x" calcext:value-type="string">
            <text:p>x</text:p>
          </table:table-cell>
          <table:table-cell table:style-name="ce28" table:formula="of:=IF([.$B9]&lt;=[.H$2];(IF([.$C9]&gt;=[.H$2];&quot;x&quot;;&quot;&quot;));&quot;&quot;)" office:value-type="string" office:string-value="x" calcext:value-type="string">
            <text:p>x</text:p>
          </table:table-cell>
          <table:table-cell table:style-name="ce28" table:formula="of:=IF([.$B9]&lt;=[.I$2];(IF([.$C9]&gt;=[.I$2];&quot;x&quot;;&quot;&quot;));&quot;&quot;)" office:value-type="string" office:string-value="x" calcext:value-type="string">
            <text:p>x</text:p>
          </table:table-cell>
          <table:table-cell table:style-name="ce28" table:formula="of:=IF([.$B9]&lt;=[.J$2];(IF([.$C9]&gt;=[.J$2];&quot;x&quot;;&quot;&quot;));&quot;&quot;)">
            <text:p/>
          </table:table-cell>
          <table:table-cell table:style-name="ce28" table:formula="of:=IF([.$B9]&lt;=[.K$2];(IF([.$C9]&gt;=[.K$2];&quot;x&quot;;&quot;&quot;));&quot;&quot;)">
            <text:p/>
          </table:table-cell>
          <table:table-cell table:style-name="ce28" table:formula="of:=IF([.$B9]&lt;=[.L$2];(IF([.$C9]&gt;=[.L$2];&quot;x&quot;;&quot;&quot;));&quot;&quot;)">
            <text:p/>
          </table:table-cell>
          <table:table-cell table:style-name="ce28" table:formula="of:=IF([.$B9]&lt;=[.M$2];(IF([.$C9]&gt;=[.M$2];&quot;x&quot;;&quot;&quot;));&quot;&quot;)">
            <text:p/>
          </table:table-cell>
          <table:table-cell table:style-name="ce28" table:formula="of:=IF([.$B9]&lt;=[.N$2];(IF([.$C9]&gt;=[.N$2];&quot;x&quot;;&quot;&quot;));&quot;&quot;)">
            <text:p/>
          </table:table-cell>
          <table:table-cell table:style-name="ce28" table:formula="of:=IF([.$B9]&lt;=[.O$2];(IF([.$C9]&gt;=[.O$2];&quot;x&quot;;&quot;&quot;));&quot;&quot;)">
            <text:p/>
          </table:table-cell>
          <table:table-cell table:style-name="ce28" table:formula="of:=IF([.$B9]&lt;=[.P$2];(IF([.$C9]&gt;=[.P$2];&quot;x&quot;;&quot;&quot;));&quot;&quot;)">
            <text:p/>
          </table:table-cell>
          <table:table-cell table:style-name="ce28" table:formula="of:=IF([.$B9]&lt;=[.Q$2];(IF([.$C9]&gt;=[.Q$2];&quot;x&quot;;&quot;&quot;));&quot;&quot;)">
            <text:p/>
          </table:table-cell>
          <table:table-cell table:style-name="ce28" table:formula="of:=IF([.$B9]&lt;=[.R$2];(IF([.$C9]&gt;=[.R$2];&quot;x&quot;;&quot;&quot;));&quot;&quot;)">
            <text:p/>
          </table:table-cell>
          <table:table-cell table:style-name="ce28" table:formula="of:=IF([.$B9]&lt;=[.S$2];(IF([.$C9]&gt;=[.S$2];&quot;x&quot;;&quot;&quot;));&quot;&quot;)">
            <text:p/>
          </table:table-cell>
          <table:table-cell table:style-name="ce28" table:formula="of:=IF([.$B9]&lt;=[.T$2];(IF([.$C9]&gt;=[.T$2];&quot;x&quot;;&quot;&quot;));&quot;&quot;)">
            <text:p/>
          </table:table-cell>
          <table:table-cell table:style-name="ce28" table:formula="of:=IF([.$B9]&lt;=[.U$2];(IF([.$C9]&gt;=[.U$2];&quot;x&quot;;&quot;&quot;));&quot;&quot;)">
            <text:p/>
          </table:table-cell>
          <table:table-cell table:style-name="ce28" table:formula="of:=IF([.$B9]&lt;=[.V$2];(IF([.$C9]&gt;=[.V$2];&quot;x&quot;;&quot;&quot;));&quot;&quot;)">
            <text:p/>
          </table:table-cell>
          <table:table-cell table:style-name="ce28" table:formula="of:=IF([.$B9]&lt;=[.W$2];(IF([.$C9]&gt;=[.W$2];&quot;x&quot;;&quot;&quot;));&quot;&quot;)">
            <text:p/>
          </table:table-cell>
          <table:table-cell table:style-name="ce28" table:formula="of:=IF([.$B9]&lt;=[.X$2];(IF([.$C9]&gt;=[.X$2];&quot;x&quot;;&quot;&quot;));&quot;&quot;)">
            <text:p/>
          </table:table-cell>
          <table:table-cell table:style-name="ce28" table:formula="of:=IF([.$B9]&lt;=[.Y$2];(IF([.$C9]&gt;=[.Y$2];&quot;x&quot;;&quot;&quot;));&quot;&quot;)">
            <text:p/>
          </table:table-cell>
          <table:table-cell table:style-name="ce28" table:formula="of:=IF([.$B9]&lt;=[.Z$2];(IF([.$C9]&gt;=[.Z$2];&quot;x&quot;;&quot;&quot;));&quot;&quot;)">
            <text:p/>
          </table:table-cell>
          <table:table-cell table:style-name="ce28" table:formula="of:=IF([.$B9]&lt;=[.AA$2];(IF([.$C9]&gt;=[.AA$2];&quot;x&quot;;&quot;&quot;));&quot;&quot;)">
            <text:p/>
          </table:table-cell>
          <table:table-cell table:style-name="ce28" table:formula="of:=IF([.$B9]&lt;=[.AB$2];(IF([.$C9]&gt;=[.AB$2];&quot;x&quot;;&quot;&quot;));&quot;&quot;)">
            <text:p/>
          </table:table-cell>
          <table:table-cell table:style-name="ce28" table:formula="of:=IF([.$B9]&lt;=[.AC$2];(IF([.$C9]&gt;=[.AC$2];&quot;x&quot;;&quot;&quot;));&quot;&quot;)">
            <text:p/>
          </table:table-cell>
          <table:table-cell table:style-name="ce28" table:formula="of:=IF([.$B9]&lt;=[.AD$2];(IF([.$C9]&gt;=[.AD$2];&quot;x&quot;;&quot;&quot;));&quot;&quot;)">
            <text:p/>
          </table:table-cell>
          <table:table-cell table:style-name="ce28" table:formula="of:=IF([.$B9]&lt;=[.AE$2];(IF([.$C9]&gt;=[.AE$2];&quot;x&quot;;&quot;&quot;));&quot;&quot;)">
            <text:p/>
          </table:table-cell>
          <table:table-cell table:style-name="ce28" table:formula="of:=IF([.$B9]&lt;=[.AF$2];(IF([.$C9]&gt;=[.AF$2];&quot;x&quot;;&quot;&quot;));&quot;&quot;)">
            <text:p/>
          </table:table-cell>
          <table:table-cell table:style-name="ce28" table:formula="of:=IF([.$B9]&lt;=[.AG$2];(IF([.$C9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1b - Data preparation</text:p>
          </table:table-cell>
          <table:table-cell table:style-name="ce11" office:value-type="date" office:date-value="2023-08-14" calcext:value-type="date">
            <text:p>14/8</text:p>
          </table:table-cell>
          <table:table-cell table:style-name="ce15" office:value-type="date" office:date-value="2023-09-02" calcext:value-type="date">
            <text:p>2/9</text:p>
          </table:table-cell>
          <table:table-cell table:style-name="ce20" table:formula="of:=IF(COUNTIF([.E10:.AG10];&quot;x&quot;)=0;&quot;&quot;;COUNTIF([.E10:.AG10];&quot;x&quot;))" office:value-type="float" office:value="2" calcext:value-type="float">
            <text:p>2</text:p>
          </table:table-cell>
          <table:table-cell table:style-name="ce28" table:formula="of:=IF([.$B10]&lt;=[.E$2];(IF([.$C10]&gt;=[.E$2];&quot;x&quot;;&quot;&quot;));&quot;&quot;)">
            <text:p/>
          </table:table-cell>
          <table:table-cell table:style-name="ce28" table:formula="of:=IF([.$B10]&lt;=[.F$2];(IF([.$C10]&gt;=[.F$2];&quot;x&quot;;&quot;&quot;));&quot;&quot;)">
            <text:p/>
          </table:table-cell>
          <table:table-cell table:style-name="ce28" table:formula="of:=IF([.$B10]&lt;=[.G$2];(IF([.$C10]&gt;=[.G$2];&quot;x&quot;;&quot;&quot;));&quot;&quot;)">
            <text:p/>
          </table:table-cell>
          <table:table-cell table:style-name="ce28" table:formula="of:=IF([.$B10]&lt;=[.H$2];(IF([.$C10]&gt;=[.H$2];&quot;x&quot;;&quot;&quot;));&quot;&quot;)">
            <text:p/>
          </table:table-cell>
          <table:table-cell table:style-name="ce28" table:formula="of:=IF([.$B10]&lt;=[.I$2];(IF([.$C10]&gt;=[.I$2];&quot;x&quot;;&quot;&quot;));&quot;&quot;)">
            <text:p/>
          </table:table-cell>
          <table:table-cell table:style-name="ce28" table:formula="of:=IF([.$B10]&lt;=[.J$2];(IF([.$C10]&gt;=[.J$2];&quot;x&quot;;&quot;&quot;));&quot;&quot;)" office:value-type="string" office:string-value="x" calcext:value-type="string">
            <text:p>x</text:p>
          </table:table-cell>
          <table:table-cell table:style-name="ce28" table:formula="of:=IF([.$B10]&lt;=[.K$2];(IF([.$C10]&gt;=[.K$2];&quot;x&quot;;&quot;&quot;));&quot;&quot;)" office:value-type="string" office:string-value="x" calcext:value-type="string">
            <text:p>x</text:p>
          </table:table-cell>
          <table:table-cell table:style-name="ce28" table:formula="of:=IF([.$B10]&lt;=[.L$2];(IF([.$C10]&gt;=[.L$2];&quot;x&quot;;&quot;&quot;));&quot;&quot;)">
            <text:p/>
          </table:table-cell>
          <table:table-cell table:style-name="ce28" table:formula="of:=IF([.$B10]&lt;=[.M$2];(IF([.$C10]&gt;=[.M$2];&quot;x&quot;;&quot;&quot;));&quot;&quot;)">
            <text:p/>
          </table:table-cell>
          <table:table-cell table:style-name="ce28" table:formula="of:=IF([.$B10]&lt;=[.N$2];(IF([.$C10]&gt;=[.N$2];&quot;x&quot;;&quot;&quot;));&quot;&quot;)">
            <text:p/>
          </table:table-cell>
          <table:table-cell table:style-name="ce28" table:formula="of:=IF([.$B10]&lt;=[.O$2];(IF([.$C10]&gt;=[.O$2];&quot;x&quot;;&quot;&quot;));&quot;&quot;)">
            <text:p/>
          </table:table-cell>
          <table:table-cell table:style-name="ce28" table:formula="of:=IF([.$B10]&lt;=[.P$2];(IF([.$C10]&gt;=[.P$2];&quot;x&quot;;&quot;&quot;));&quot;&quot;)">
            <text:p/>
          </table:table-cell>
          <table:table-cell table:style-name="ce28" table:formula="of:=IF([.$B10]&lt;=[.Q$2];(IF([.$C10]&gt;=[.Q$2];&quot;x&quot;;&quot;&quot;));&quot;&quot;)">
            <text:p/>
          </table:table-cell>
          <table:table-cell table:style-name="ce28" table:formula="of:=IF([.$B10]&lt;=[.R$2];(IF([.$C10]&gt;=[.R$2];&quot;x&quot;;&quot;&quot;));&quot;&quot;)">
            <text:p/>
          </table:table-cell>
          <table:table-cell table:style-name="ce28" table:formula="of:=IF([.$B10]&lt;=[.S$2];(IF([.$C10]&gt;=[.S$2];&quot;x&quot;;&quot;&quot;));&quot;&quot;)">
            <text:p/>
          </table:table-cell>
          <table:table-cell table:style-name="ce28" table:formula="of:=IF([.$B10]&lt;=[.T$2];(IF([.$C10]&gt;=[.T$2];&quot;x&quot;;&quot;&quot;));&quot;&quot;)">
            <text:p/>
          </table:table-cell>
          <table:table-cell table:style-name="ce28" table:formula="of:=IF([.$B10]&lt;=[.U$2];(IF([.$C10]&gt;=[.U$2];&quot;x&quot;;&quot;&quot;));&quot;&quot;)">
            <text:p/>
          </table:table-cell>
          <table:table-cell table:style-name="ce28" table:formula="of:=IF([.$B10]&lt;=[.V$2];(IF([.$C10]&gt;=[.V$2];&quot;x&quot;;&quot;&quot;));&quot;&quot;)">
            <text:p/>
          </table:table-cell>
          <table:table-cell table:style-name="ce28" table:formula="of:=IF([.$B10]&lt;=[.W$2];(IF([.$C10]&gt;=[.W$2];&quot;x&quot;;&quot;&quot;));&quot;&quot;)">
            <text:p/>
          </table:table-cell>
          <table:table-cell table:style-name="ce28" table:formula="of:=IF([.$B10]&lt;=[.X$2];(IF([.$C10]&gt;=[.X$2];&quot;x&quot;;&quot;&quot;));&quot;&quot;)">
            <text:p/>
          </table:table-cell>
          <table:table-cell table:style-name="ce28" table:formula="of:=IF([.$B10]&lt;=[.Y$2];(IF([.$C10]&gt;=[.Y$2];&quot;x&quot;;&quot;&quot;));&quot;&quot;)">
            <text:p/>
          </table:table-cell>
          <table:table-cell table:style-name="ce28" table:formula="of:=IF([.$B10]&lt;=[.Z$2];(IF([.$C10]&gt;=[.Z$2];&quot;x&quot;;&quot;&quot;));&quot;&quot;)">
            <text:p/>
          </table:table-cell>
          <table:table-cell table:style-name="ce28" table:formula="of:=IF([.$B10]&lt;=[.AA$2];(IF([.$C10]&gt;=[.AA$2];&quot;x&quot;;&quot;&quot;));&quot;&quot;)">
            <text:p/>
          </table:table-cell>
          <table:table-cell table:style-name="ce28" table:formula="of:=IF([.$B10]&lt;=[.AB$2];(IF([.$C10]&gt;=[.AB$2];&quot;x&quot;;&quot;&quot;));&quot;&quot;)">
            <text:p/>
          </table:table-cell>
          <table:table-cell table:style-name="ce28" table:formula="of:=IF([.$B10]&lt;=[.AC$2];(IF([.$C10]&gt;=[.AC$2];&quot;x&quot;;&quot;&quot;));&quot;&quot;)">
            <text:p/>
          </table:table-cell>
          <table:table-cell table:style-name="ce28" table:formula="of:=IF([.$B10]&lt;=[.AD$2];(IF([.$C10]&gt;=[.AD$2];&quot;x&quot;;&quot;&quot;));&quot;&quot;)">
            <text:p/>
          </table:table-cell>
          <table:table-cell table:style-name="ce28" table:formula="of:=IF([.$B10]&lt;=[.AE$2];(IF([.$C10]&gt;=[.AE$2];&quot;x&quot;;&quot;&quot;));&quot;&quot;)">
            <text:p/>
          </table:table-cell>
          <table:table-cell table:style-name="ce28" table:formula="of:=IF([.$B10]&lt;=[.AF$2];(IF([.$C10]&gt;=[.AF$2];&quot;x&quot;;&quot;&quot;));&quot;&quot;)">
            <text:p/>
          </table:table-cell>
          <table:table-cell table:style-name="ce28" table:formula="of:=IF([.$B10]&lt;=[.AG$2];(IF([.$C10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/>
          <table:table-cell table:style-name="ce11"/>
          <table:table-cell table:style-name="ce15"/>
          <table:table-cell table:style-name="ce20" table:formula="of:=IF(COUNTIF([.E11:.AG11];&quot;x&quot;)=0;&quot;&quot;;COUNTIF([.E11:.AG11];&quot;x&quot;))">
            <text:p/>
          </table:table-cell>
          <table:table-cell table:style-name="ce28" table:formula="of:=IF([.$B11]&lt;=[.E$2];(IF([.$C11]&gt;=[.E$2];&quot;x&quot;;&quot;&quot;));&quot;&quot;)">
            <text:p/>
          </table:table-cell>
          <table:table-cell table:style-name="ce28" table:formula="of:=IF([.$B11]&lt;=[.F$2];(IF([.$C11]&gt;=[.F$2];&quot;x&quot;;&quot;&quot;));&quot;&quot;)">
            <text:p/>
          </table:table-cell>
          <table:table-cell table:style-name="ce28" table:formula="of:=IF([.$B11]&lt;=[.G$2];(IF([.$C11]&gt;=[.G$2];&quot;x&quot;;&quot;&quot;));&quot;&quot;)">
            <text:p/>
          </table:table-cell>
          <table:table-cell table:style-name="ce28" table:formula="of:=IF([.$B11]&lt;=[.H$2];(IF([.$C11]&gt;=[.H$2];&quot;x&quot;;&quot;&quot;));&quot;&quot;)">
            <text:p/>
          </table:table-cell>
          <table:table-cell table:style-name="ce28" table:formula="of:=IF([.$B11]&lt;=[.I$2];(IF([.$C11]&gt;=[.I$2];&quot;x&quot;;&quot;&quot;));&quot;&quot;)">
            <text:p/>
          </table:table-cell>
          <table:table-cell table:style-name="ce28" table:formula="of:=IF([.$B11]&lt;=[.J$2];(IF([.$C11]&gt;=[.J$2];&quot;x&quot;;&quot;&quot;));&quot;&quot;)">
            <text:p/>
          </table:table-cell>
          <table:table-cell table:style-name="ce28" table:formula="of:=IF([.$B11]&lt;=[.K$2];(IF([.$C11]&gt;=[.K$2];&quot;x&quot;;&quot;&quot;));&quot;&quot;)">
            <text:p/>
          </table:table-cell>
          <table:table-cell table:style-name="ce28" table:formula="of:=IF([.$B11]&lt;=[.L$2];(IF([.$C11]&gt;=[.L$2];&quot;x&quot;;&quot;&quot;));&quot;&quot;)">
            <text:p/>
          </table:table-cell>
          <table:table-cell table:style-name="ce28" table:formula="of:=IF([.$B11]&lt;=[.M$2];(IF([.$C11]&gt;=[.M$2];&quot;x&quot;;&quot;&quot;));&quot;&quot;)">
            <text:p/>
          </table:table-cell>
          <table:table-cell table:style-name="ce28" table:formula="of:=IF([.$B11]&lt;=[.N$2];(IF([.$C11]&gt;=[.N$2];&quot;x&quot;;&quot;&quot;));&quot;&quot;)">
            <text:p/>
          </table:table-cell>
          <table:table-cell table:style-name="ce28" table:formula="of:=IF([.$B11]&lt;=[.O$2];(IF([.$C11]&gt;=[.O$2];&quot;x&quot;;&quot;&quot;));&quot;&quot;)">
            <text:p/>
          </table:table-cell>
          <table:table-cell table:style-name="ce28" table:formula="of:=IF([.$B11]&lt;=[.P$2];(IF([.$C11]&gt;=[.P$2];&quot;x&quot;;&quot;&quot;));&quot;&quot;)">
            <text:p/>
          </table:table-cell>
          <table:table-cell table:style-name="ce28" table:formula="of:=IF([.$B11]&lt;=[.Q$2];(IF([.$C11]&gt;=[.Q$2];&quot;x&quot;;&quot;&quot;));&quot;&quot;)">
            <text:p/>
          </table:table-cell>
          <table:table-cell table:style-name="ce28" table:formula="of:=IF([.$B11]&lt;=[.R$2];(IF([.$C11]&gt;=[.R$2];&quot;x&quot;;&quot;&quot;));&quot;&quot;)">
            <text:p/>
          </table:table-cell>
          <table:table-cell table:style-name="ce28" table:formula="of:=IF([.$B11]&lt;=[.S$2];(IF([.$C11]&gt;=[.S$2];&quot;x&quot;;&quot;&quot;));&quot;&quot;)">
            <text:p/>
          </table:table-cell>
          <table:table-cell table:style-name="ce28" table:formula="of:=IF([.$B11]&lt;=[.T$2];(IF([.$C11]&gt;=[.T$2];&quot;x&quot;;&quot;&quot;));&quot;&quot;)">
            <text:p/>
          </table:table-cell>
          <table:table-cell table:style-name="ce28" table:formula="of:=IF([.$B11]&lt;=[.U$2];(IF([.$C11]&gt;=[.U$2];&quot;x&quot;;&quot;&quot;));&quot;&quot;)">
            <text:p/>
          </table:table-cell>
          <table:table-cell table:style-name="ce28" table:formula="of:=IF([.$B11]&lt;=[.V$2];(IF([.$C11]&gt;=[.V$2];&quot;x&quot;;&quot;&quot;));&quot;&quot;)">
            <text:p/>
          </table:table-cell>
          <table:table-cell table:style-name="ce28" table:formula="of:=IF([.$B11]&lt;=[.W$2];(IF([.$C11]&gt;=[.W$2];&quot;x&quot;;&quot;&quot;));&quot;&quot;)">
            <text:p/>
          </table:table-cell>
          <table:table-cell table:style-name="ce28" table:formula="of:=IF([.$B11]&lt;=[.X$2];(IF([.$C11]&gt;=[.X$2];&quot;x&quot;;&quot;&quot;));&quot;&quot;)">
            <text:p/>
          </table:table-cell>
          <table:table-cell table:style-name="ce28" table:formula="of:=IF([.$B11]&lt;=[.Y$2];(IF([.$C11]&gt;=[.Y$2];&quot;x&quot;;&quot;&quot;));&quot;&quot;)">
            <text:p/>
          </table:table-cell>
          <table:table-cell table:style-name="ce28" table:formula="of:=IF([.$B11]&lt;=[.Z$2];(IF([.$C11]&gt;=[.Z$2];&quot;x&quot;;&quot;&quot;));&quot;&quot;)">
            <text:p/>
          </table:table-cell>
          <table:table-cell table:style-name="ce28" table:formula="of:=IF([.$B11]&lt;=[.AA$2];(IF([.$C11]&gt;=[.AA$2];&quot;x&quot;;&quot;&quot;));&quot;&quot;)">
            <text:p/>
          </table:table-cell>
          <table:table-cell table:style-name="ce28" table:formula="of:=IF([.$B11]&lt;=[.AB$2];(IF([.$C11]&gt;=[.AB$2];&quot;x&quot;;&quot;&quot;));&quot;&quot;)">
            <text:p/>
          </table:table-cell>
          <table:table-cell table:style-name="ce28" table:formula="of:=IF([.$B11]&lt;=[.AC$2];(IF([.$C11]&gt;=[.AC$2];&quot;x&quot;;&quot;&quot;));&quot;&quot;)">
            <text:p/>
          </table:table-cell>
          <table:table-cell table:style-name="ce28" table:formula="of:=IF([.$B11]&lt;=[.AD$2];(IF([.$C11]&gt;=[.AD$2];&quot;x&quot;;&quot;&quot;));&quot;&quot;)">
            <text:p/>
          </table:table-cell>
          <table:table-cell table:style-name="ce28" table:formula="of:=IF([.$B11]&lt;=[.AE$2];(IF([.$C11]&gt;=[.AE$2];&quot;x&quot;;&quot;&quot;));&quot;&quot;)">
            <text:p/>
          </table:table-cell>
          <table:table-cell table:style-name="ce28" table:formula="of:=IF([.$B11]&lt;=[.AF$2];(IF([.$C11]&gt;=[.AF$2];&quot;x&quot;;&quot;&quot;));&quot;&quot;)">
            <text:p/>
          </table:table-cell>
          <table:table-cell table:style-name="ce28" table:formula="of:=IF([.$B11]&lt;=[.AG$2];(IF([.$C11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2 - ML Model creation</text:p>
          </table:table-cell>
          <table:table-cell table:style-name="ce11" office:value-type="date" office:date-value="2023-09-03" calcext:value-type="date">
            <text:p>3/9</text:p>
          </table:table-cell>
          <table:table-cell table:style-name="ce15" office:value-type="date" office:date-value="2023-09-30" calcext:value-type="date">
            <text:p>30/9</text:p>
          </table:table-cell>
          <table:table-cell table:style-name="ce20" table:formula="of:=IF(COUNTIF([.E12:.AG12];&quot;x&quot;)=0;&quot;&quot;;COUNTIF([.E12:.AG12];&quot;x&quot;))" office:value-type="float" office:value="4" calcext:value-type="float">
            <text:p>4</text:p>
          </table:table-cell>
          <table:table-cell table:style-name="ce28" table:formula="of:=IF([.$B12]&lt;=[.E$2];(IF([.$C12]&gt;=[.E$2];&quot;x&quot;;&quot;&quot;));&quot;&quot;)">
            <text:p/>
          </table:table-cell>
          <table:table-cell table:style-name="ce28" table:formula="of:=IF([.$B12]&lt;=[.F$2];(IF([.$C12]&gt;=[.F$2];&quot;x&quot;;&quot;&quot;));&quot;&quot;)">
            <text:p/>
          </table:table-cell>
          <table:table-cell table:style-name="ce28" table:formula="of:=IF([.$B12]&lt;=[.G$2];(IF([.$C12]&gt;=[.G$2];&quot;x&quot;;&quot;&quot;));&quot;&quot;)">
            <text:p/>
          </table:table-cell>
          <table:table-cell table:style-name="ce28" table:formula="of:=IF([.$B12]&lt;=[.H$2];(IF([.$C12]&gt;=[.H$2];&quot;x&quot;;&quot;&quot;));&quot;&quot;)">
            <text:p/>
          </table:table-cell>
          <table:table-cell table:style-name="ce28" table:formula="of:=IF([.$B12]&lt;=[.I$2];(IF([.$C12]&gt;=[.I$2];&quot;x&quot;;&quot;&quot;));&quot;&quot;)">
            <text:p/>
          </table:table-cell>
          <table:table-cell table:style-name="ce28" table:formula="of:=IF([.$B12]&lt;=[.J$2];(IF([.$C12]&gt;=[.J$2];&quot;x&quot;;&quot;&quot;));&quot;&quot;)">
            <text:p/>
          </table:table-cell>
          <table:table-cell table:style-name="ce28" table:formula="of:=IF([.$B12]&lt;=[.K$2];(IF([.$C12]&gt;=[.K$2];&quot;x&quot;;&quot;&quot;));&quot;&quot;)">
            <text:p/>
          </table:table-cell>
          <table:table-cell table:style-name="ce28" table:formula="of:=IF([.$B12]&lt;=[.L$2];(IF([.$C12]&gt;=[.L$2];&quot;x&quot;;&quot;&quot;));&quot;&quot;)" office:value-type="string" office:string-value="x" calcext:value-type="string">
            <text:p>x</text:p>
          </table:table-cell>
          <table:table-cell table:style-name="ce28" table:formula="of:=IF([.$B12]&lt;=[.M$2];(IF([.$C12]&gt;=[.M$2];&quot;x&quot;;&quot;&quot;));&quot;&quot;)" office:value-type="string" office:string-value="x" calcext:value-type="string">
            <text:p>x</text:p>
          </table:table-cell>
          <table:table-cell table:style-name="ce28" table:formula="of:=IF([.$B12]&lt;=[.N$2];(IF([.$C12]&gt;=[.N$2];&quot;x&quot;;&quot;&quot;));&quot;&quot;)" office:value-type="string" office:string-value="x" calcext:value-type="string">
            <text:p>x</text:p>
          </table:table-cell>
          <table:table-cell table:style-name="ce28" table:formula="of:=IF([.$B12]&lt;=[.O$2];(IF([.$C12]&gt;=[.O$2];&quot;x&quot;;&quot;&quot;));&quot;&quot;)" office:value-type="string" office:string-value="x" calcext:value-type="string">
            <text:p>x</text:p>
          </table:table-cell>
          <table:table-cell table:style-name="ce28" table:formula="of:=IF([.$B12]&lt;=[.P$2];(IF([.$C12]&gt;=[.P$2];&quot;x&quot;;&quot;&quot;));&quot;&quot;)">
            <text:p/>
          </table:table-cell>
          <table:table-cell table:style-name="ce28" table:formula="of:=IF([.$B12]&lt;=[.Q$2];(IF([.$C12]&gt;=[.Q$2];&quot;x&quot;;&quot;&quot;));&quot;&quot;)">
            <text:p/>
          </table:table-cell>
          <table:table-cell table:style-name="ce28" table:formula="of:=IF([.$B12]&lt;=[.R$2];(IF([.$C12]&gt;=[.R$2];&quot;x&quot;;&quot;&quot;));&quot;&quot;)">
            <text:p/>
          </table:table-cell>
          <table:table-cell table:style-name="ce28" table:formula="of:=IF([.$B12]&lt;=[.S$2];(IF([.$C12]&gt;=[.S$2];&quot;x&quot;;&quot;&quot;));&quot;&quot;)">
            <text:p/>
          </table:table-cell>
          <table:table-cell table:style-name="ce28" table:formula="of:=IF([.$B12]&lt;=[.T$2];(IF([.$C12]&gt;=[.T$2];&quot;x&quot;;&quot;&quot;));&quot;&quot;)">
            <text:p/>
          </table:table-cell>
          <table:table-cell table:style-name="ce28" table:formula="of:=IF([.$B12]&lt;=[.U$2];(IF([.$C12]&gt;=[.U$2];&quot;x&quot;;&quot;&quot;));&quot;&quot;)">
            <text:p/>
          </table:table-cell>
          <table:table-cell table:style-name="ce28" table:formula="of:=IF([.$B12]&lt;=[.V$2];(IF([.$C12]&gt;=[.V$2];&quot;x&quot;;&quot;&quot;));&quot;&quot;)">
            <text:p/>
          </table:table-cell>
          <table:table-cell table:style-name="ce28" table:formula="of:=IF([.$B12]&lt;=[.W$2];(IF([.$C12]&gt;=[.W$2];&quot;x&quot;;&quot;&quot;));&quot;&quot;)">
            <text:p/>
          </table:table-cell>
          <table:table-cell table:style-name="ce28" table:formula="of:=IF([.$B12]&lt;=[.X$2];(IF([.$C12]&gt;=[.X$2];&quot;x&quot;;&quot;&quot;));&quot;&quot;)">
            <text:p/>
          </table:table-cell>
          <table:table-cell table:style-name="ce28" table:formula="of:=IF([.$B12]&lt;=[.Y$2];(IF([.$C12]&gt;=[.Y$2];&quot;x&quot;;&quot;&quot;));&quot;&quot;)">
            <text:p/>
          </table:table-cell>
          <table:table-cell table:style-name="ce28" table:formula="of:=IF([.$B12]&lt;=[.Z$2];(IF([.$C12]&gt;=[.Z$2];&quot;x&quot;;&quot;&quot;));&quot;&quot;)">
            <text:p/>
          </table:table-cell>
          <table:table-cell table:style-name="ce28" table:formula="of:=IF([.$B12]&lt;=[.AA$2];(IF([.$C12]&gt;=[.AA$2];&quot;x&quot;;&quot;&quot;));&quot;&quot;)">
            <text:p/>
          </table:table-cell>
          <table:table-cell table:style-name="ce28" table:formula="of:=IF([.$B12]&lt;=[.AB$2];(IF([.$C12]&gt;=[.AB$2];&quot;x&quot;;&quot;&quot;));&quot;&quot;)">
            <text:p/>
          </table:table-cell>
          <table:table-cell table:style-name="ce28" table:formula="of:=IF([.$B12]&lt;=[.AC$2];(IF([.$C12]&gt;=[.AC$2];&quot;x&quot;;&quot;&quot;));&quot;&quot;)">
            <text:p/>
          </table:table-cell>
          <table:table-cell table:style-name="ce28" table:formula="of:=IF([.$B12]&lt;=[.AD$2];(IF([.$C12]&gt;=[.AD$2];&quot;x&quot;;&quot;&quot;));&quot;&quot;)">
            <text:p/>
          </table:table-cell>
          <table:table-cell table:style-name="ce28" table:formula="of:=IF([.$B12]&lt;=[.AE$2];(IF([.$C12]&gt;=[.AE$2];&quot;x&quot;;&quot;&quot;));&quot;&quot;)">
            <text:p/>
          </table:table-cell>
          <table:table-cell table:style-name="ce28" table:formula="of:=IF([.$B12]&lt;=[.AF$2];(IF([.$C12]&gt;=[.AF$2];&quot;x&quot;;&quot;&quot;));&quot;&quot;)">
            <text:p/>
          </table:table-cell>
          <table:table-cell table:style-name="ce28" table:formula="of:=IF([.$B12]&lt;=[.AG$2];(IF([.$C12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6"/>
          <table:table-cell table:style-name="ce11"/>
          <table:table-cell table:style-name="ce15"/>
          <table:table-cell table:style-name="ce20" table:formula="of:=IF(COUNTIF([.E13:.AG13];&quot;x&quot;)=0;&quot;&quot;;COUNTIF([.E13:.AG13];&quot;x&quot;))">
            <text:p/>
          </table:table-cell>
          <table:table-cell table:style-name="ce28" table:formula="of:=IF([.$B13]&lt;=[.E$2];(IF([.$C13]&gt;=[.E$2];&quot;x&quot;;&quot;&quot;));&quot;&quot;)">
            <text:p/>
          </table:table-cell>
          <table:table-cell table:style-name="ce28" table:formula="of:=IF([.$B13]&lt;=[.F$2];(IF([.$C13]&gt;=[.F$2];&quot;x&quot;;&quot;&quot;));&quot;&quot;)">
            <text:p/>
          </table:table-cell>
          <table:table-cell table:style-name="ce28" table:formula="of:=IF([.$B13]&lt;=[.G$2];(IF([.$C13]&gt;=[.G$2];&quot;x&quot;;&quot;&quot;));&quot;&quot;)">
            <text:p/>
          </table:table-cell>
          <table:table-cell table:style-name="ce28" table:formula="of:=IF([.$B13]&lt;=[.H$2];(IF([.$C13]&gt;=[.H$2];&quot;x&quot;;&quot;&quot;));&quot;&quot;)">
            <text:p/>
          </table:table-cell>
          <table:table-cell table:style-name="ce28" table:formula="of:=IF([.$B13]&lt;=[.I$2];(IF([.$C13]&gt;=[.I$2];&quot;x&quot;;&quot;&quot;));&quot;&quot;)">
            <text:p/>
          </table:table-cell>
          <table:table-cell table:style-name="ce28" table:formula="of:=IF([.$B13]&lt;=[.J$2];(IF([.$C13]&gt;=[.J$2];&quot;x&quot;;&quot;&quot;));&quot;&quot;)">
            <text:p/>
          </table:table-cell>
          <table:table-cell table:style-name="ce28" table:formula="of:=IF([.$B13]&lt;=[.K$2];(IF([.$C13]&gt;=[.K$2];&quot;x&quot;;&quot;&quot;));&quot;&quot;)">
            <text:p/>
          </table:table-cell>
          <table:table-cell table:style-name="ce28" table:formula="of:=IF([.$B13]&lt;=[.L$2];(IF([.$C13]&gt;=[.L$2];&quot;x&quot;;&quot;&quot;));&quot;&quot;)">
            <text:p/>
          </table:table-cell>
          <table:table-cell table:style-name="ce28" table:formula="of:=IF([.$B13]&lt;=[.M$2];(IF([.$C13]&gt;=[.M$2];&quot;x&quot;;&quot;&quot;));&quot;&quot;)">
            <text:p/>
          </table:table-cell>
          <table:table-cell table:style-name="ce28" table:formula="of:=IF([.$B13]&lt;=[.N$2];(IF([.$C13]&gt;=[.N$2];&quot;x&quot;;&quot;&quot;));&quot;&quot;)">
            <text:p/>
          </table:table-cell>
          <table:table-cell table:style-name="ce28" table:formula="of:=IF([.$B13]&lt;=[.O$2];(IF([.$C13]&gt;=[.O$2];&quot;x&quot;;&quot;&quot;));&quot;&quot;)">
            <text:p/>
          </table:table-cell>
          <table:table-cell table:style-name="ce28" table:formula="of:=IF([.$B13]&lt;=[.P$2];(IF([.$C13]&gt;=[.P$2];&quot;x&quot;;&quot;&quot;));&quot;&quot;)">
            <text:p/>
          </table:table-cell>
          <table:table-cell table:style-name="ce28" table:formula="of:=IF([.$B13]&lt;=[.Q$2];(IF([.$C13]&gt;=[.Q$2];&quot;x&quot;;&quot;&quot;));&quot;&quot;)">
            <text:p/>
          </table:table-cell>
          <table:table-cell table:style-name="ce28" table:formula="of:=IF([.$B13]&lt;=[.R$2];(IF([.$C13]&gt;=[.R$2];&quot;x&quot;;&quot;&quot;));&quot;&quot;)">
            <text:p/>
          </table:table-cell>
          <table:table-cell table:style-name="ce28" table:formula="of:=IF([.$B13]&lt;=[.S$2];(IF([.$C13]&gt;=[.S$2];&quot;x&quot;;&quot;&quot;));&quot;&quot;)">
            <text:p/>
          </table:table-cell>
          <table:table-cell table:style-name="ce28" table:formula="of:=IF([.$B13]&lt;=[.T$2];(IF([.$C13]&gt;=[.T$2];&quot;x&quot;;&quot;&quot;));&quot;&quot;)">
            <text:p/>
          </table:table-cell>
          <table:table-cell table:style-name="ce28" table:formula="of:=IF([.$B13]&lt;=[.U$2];(IF([.$C13]&gt;=[.U$2];&quot;x&quot;;&quot;&quot;));&quot;&quot;)">
            <text:p/>
          </table:table-cell>
          <table:table-cell table:style-name="ce28" table:formula="of:=IF([.$B13]&lt;=[.V$2];(IF([.$C13]&gt;=[.V$2];&quot;x&quot;;&quot;&quot;));&quot;&quot;)">
            <text:p/>
          </table:table-cell>
          <table:table-cell table:style-name="ce28" table:formula="of:=IF([.$B13]&lt;=[.W$2];(IF([.$C13]&gt;=[.W$2];&quot;x&quot;;&quot;&quot;));&quot;&quot;)">
            <text:p/>
          </table:table-cell>
          <table:table-cell table:style-name="ce28" table:formula="of:=IF([.$B13]&lt;=[.X$2];(IF([.$C13]&gt;=[.X$2];&quot;x&quot;;&quot;&quot;));&quot;&quot;)">
            <text:p/>
          </table:table-cell>
          <table:table-cell table:style-name="ce28" table:formula="of:=IF([.$B13]&lt;=[.Y$2];(IF([.$C13]&gt;=[.Y$2];&quot;x&quot;;&quot;&quot;));&quot;&quot;)">
            <text:p/>
          </table:table-cell>
          <table:table-cell table:style-name="ce28" table:formula="of:=IF([.$B13]&lt;=[.Z$2];(IF([.$C13]&gt;=[.Z$2];&quot;x&quot;;&quot;&quot;));&quot;&quot;)">
            <text:p/>
          </table:table-cell>
          <table:table-cell table:style-name="ce28" table:formula="of:=IF([.$B13]&lt;=[.AA$2];(IF([.$C13]&gt;=[.AA$2];&quot;x&quot;;&quot;&quot;));&quot;&quot;)">
            <text:p/>
          </table:table-cell>
          <table:table-cell table:style-name="ce28" table:formula="of:=IF([.$B13]&lt;=[.AB$2];(IF([.$C13]&gt;=[.AB$2];&quot;x&quot;;&quot;&quot;));&quot;&quot;)">
            <text:p/>
          </table:table-cell>
          <table:table-cell table:style-name="ce28" table:formula="of:=IF([.$B13]&lt;=[.AC$2];(IF([.$C13]&gt;=[.AC$2];&quot;x&quot;;&quot;&quot;));&quot;&quot;)">
            <text:p/>
          </table:table-cell>
          <table:table-cell table:style-name="ce28" table:formula="of:=IF([.$B13]&lt;=[.AD$2];(IF([.$C13]&gt;=[.AD$2];&quot;x&quot;;&quot;&quot;));&quot;&quot;)">
            <text:p/>
          </table:table-cell>
          <table:table-cell table:style-name="ce28" table:formula="of:=IF([.$B13]&lt;=[.AE$2];(IF([.$C13]&gt;=[.AE$2];&quot;x&quot;;&quot;&quot;));&quot;&quot;)">
            <text:p/>
          </table:table-cell>
          <table:table-cell table:style-name="ce28" table:formula="of:=IF([.$B13]&lt;=[.AF$2];(IF([.$C13]&gt;=[.AF$2];&quot;x&quot;;&quot;&quot;));&quot;&quot;)">
            <text:p/>
          </table:table-cell>
          <table:table-cell table:style-name="ce28" table:formula="of:=IF([.$B13]&lt;=[.AG$2];(IF([.$C13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3 - Model training</text:p>
          </table:table-cell>
          <table:table-cell table:style-name="ce11" office:value-type="date" office:date-value="2023-10-01" calcext:value-type="date">
            <text:p>1/10</text:p>
          </table:table-cell>
          <table:table-cell table:style-name="ce15" office:value-type="date" office:date-value="2023-10-08" calcext:value-type="date">
            <text:p>8/10</text:p>
          </table:table-cell>
          <table:table-cell table:style-name="ce20" table:formula="of:=IF(COUNTIF([.E14:.AG14];&quot;x&quot;)=0;&quot;&quot;;COUNTIF([.E14:.AG14];&quot;x&quot;))" office:value-type="float" office:value="2" calcext:value-type="float">
            <text:p>2</text:p>
          </table:table-cell>
          <table:table-cell table:style-name="ce28" table:formula="of:=IF([.$B14]&lt;=[.E$2];(IF([.$C14]&gt;=[.E$2];&quot;x&quot;;&quot;&quot;));&quot;&quot;)">
            <text:p/>
          </table:table-cell>
          <table:table-cell table:style-name="ce28" table:formula="of:=IF([.$B14]&lt;=[.F$2];(IF([.$C14]&gt;=[.F$2];&quot;x&quot;;&quot;&quot;));&quot;&quot;)">
            <text:p/>
          </table:table-cell>
          <table:table-cell table:style-name="ce28" table:formula="of:=IF([.$B14]&lt;=[.G$2];(IF([.$C14]&gt;=[.G$2];&quot;x&quot;;&quot;&quot;));&quot;&quot;)">
            <text:p/>
          </table:table-cell>
          <table:table-cell table:style-name="ce28" table:formula="of:=IF([.$B14]&lt;=[.H$2];(IF([.$C14]&gt;=[.H$2];&quot;x&quot;;&quot;&quot;));&quot;&quot;)">
            <text:p/>
          </table:table-cell>
          <table:table-cell table:style-name="ce28" table:formula="of:=IF([.$B14]&lt;=[.I$2];(IF([.$C14]&gt;=[.I$2];&quot;x&quot;;&quot;&quot;));&quot;&quot;)">
            <text:p/>
          </table:table-cell>
          <table:table-cell table:style-name="ce28" table:formula="of:=IF([.$B14]&lt;=[.J$2];(IF([.$C14]&gt;=[.J$2];&quot;x&quot;;&quot;&quot;));&quot;&quot;)">
            <text:p/>
          </table:table-cell>
          <table:table-cell table:style-name="ce28" table:formula="of:=IF([.$B14]&lt;=[.K$2];(IF([.$C14]&gt;=[.K$2];&quot;x&quot;;&quot;&quot;));&quot;&quot;)">
            <text:p/>
          </table:table-cell>
          <table:table-cell table:style-name="ce28" table:formula="of:=IF([.$B14]&lt;=[.L$2];(IF([.$C14]&gt;=[.L$2];&quot;x&quot;;&quot;&quot;));&quot;&quot;)">
            <text:p/>
          </table:table-cell>
          <table:table-cell table:style-name="ce28" table:formula="of:=IF([.$B14]&lt;=[.M$2];(IF([.$C14]&gt;=[.M$2];&quot;x&quot;;&quot;&quot;));&quot;&quot;)">
            <text:p/>
          </table:table-cell>
          <table:table-cell table:style-name="ce28" table:formula="of:=IF([.$B14]&lt;=[.N$2];(IF([.$C14]&gt;=[.N$2];&quot;x&quot;;&quot;&quot;));&quot;&quot;)">
            <text:p/>
          </table:table-cell>
          <table:table-cell table:style-name="ce28" table:formula="of:=IF([.$B14]&lt;=[.O$2];(IF([.$C14]&gt;=[.O$2];&quot;x&quot;;&quot;&quot;));&quot;&quot;)">
            <text:p/>
          </table:table-cell>
          <table:table-cell table:style-name="ce28" table:formula="of:=IF([.$B14]&lt;=[.P$2];(IF([.$C14]&gt;=[.P$2];&quot;x&quot;;&quot;&quot;));&quot;&quot;)" office:value-type="string" office:string-value="x" calcext:value-type="string">
            <text:p>x</text:p>
          </table:table-cell>
          <table:table-cell table:style-name="ce28" table:formula="of:=IF([.$B14]&lt;=[.Q$2];(IF([.$C14]&gt;=[.Q$2];&quot;x&quot;;&quot;&quot;));&quot;&quot;)" office:value-type="string" office:string-value="x" calcext:value-type="string">
            <text:p>x</text:p>
          </table:table-cell>
          <table:table-cell table:style-name="ce28" table:formula="of:=IF([.$B14]&lt;=[.R$2];(IF([.$C14]&gt;=[.R$2];&quot;x&quot;;&quot;&quot;));&quot;&quot;)">
            <text:p/>
          </table:table-cell>
          <table:table-cell table:style-name="ce28" table:formula="of:=IF([.$B14]&lt;=[.S$2];(IF([.$C14]&gt;=[.S$2];&quot;x&quot;;&quot;&quot;));&quot;&quot;)">
            <text:p/>
          </table:table-cell>
          <table:table-cell table:style-name="ce28" table:formula="of:=IF([.$B14]&lt;=[.T$2];(IF([.$C14]&gt;=[.T$2];&quot;x&quot;;&quot;&quot;));&quot;&quot;)">
            <text:p/>
          </table:table-cell>
          <table:table-cell table:style-name="ce28" table:formula="of:=IF([.$B14]&lt;=[.U$2];(IF([.$C14]&gt;=[.U$2];&quot;x&quot;;&quot;&quot;));&quot;&quot;)">
            <text:p/>
          </table:table-cell>
          <table:table-cell table:style-name="ce28" table:formula="of:=IF([.$B14]&lt;=[.V$2];(IF([.$C14]&gt;=[.V$2];&quot;x&quot;;&quot;&quot;));&quot;&quot;)">
            <text:p/>
          </table:table-cell>
          <table:table-cell table:style-name="ce28" table:formula="of:=IF([.$B14]&lt;=[.W$2];(IF([.$C14]&gt;=[.W$2];&quot;x&quot;;&quot;&quot;));&quot;&quot;)">
            <text:p/>
          </table:table-cell>
          <table:table-cell table:style-name="ce28" table:formula="of:=IF([.$B14]&lt;=[.X$2];(IF([.$C14]&gt;=[.X$2];&quot;x&quot;;&quot;&quot;));&quot;&quot;)">
            <text:p/>
          </table:table-cell>
          <table:table-cell table:style-name="ce28" table:formula="of:=IF([.$B14]&lt;=[.Y$2];(IF([.$C14]&gt;=[.Y$2];&quot;x&quot;;&quot;&quot;));&quot;&quot;)">
            <text:p/>
          </table:table-cell>
          <table:table-cell table:style-name="ce28" table:formula="of:=IF([.$B14]&lt;=[.Z$2];(IF([.$C14]&gt;=[.Z$2];&quot;x&quot;;&quot;&quot;));&quot;&quot;)">
            <text:p/>
          </table:table-cell>
          <table:table-cell table:style-name="ce28" table:formula="of:=IF([.$B14]&lt;=[.AA$2];(IF([.$C14]&gt;=[.AA$2];&quot;x&quot;;&quot;&quot;));&quot;&quot;)">
            <text:p/>
          </table:table-cell>
          <table:table-cell table:style-name="ce28" table:formula="of:=IF([.$B14]&lt;=[.AB$2];(IF([.$C14]&gt;=[.AB$2];&quot;x&quot;;&quot;&quot;));&quot;&quot;)">
            <text:p/>
          </table:table-cell>
          <table:table-cell table:style-name="ce28" table:formula="of:=IF([.$B14]&lt;=[.AC$2];(IF([.$C14]&gt;=[.AC$2];&quot;x&quot;;&quot;&quot;));&quot;&quot;)">
            <text:p/>
          </table:table-cell>
          <table:table-cell table:style-name="ce28" table:formula="of:=IF([.$B14]&lt;=[.AD$2];(IF([.$C14]&gt;=[.AD$2];&quot;x&quot;;&quot;&quot;));&quot;&quot;)">
            <text:p/>
          </table:table-cell>
          <table:table-cell table:style-name="ce28" table:formula="of:=IF([.$B14]&lt;=[.AE$2];(IF([.$C14]&gt;=[.AE$2];&quot;x&quot;;&quot;&quot;));&quot;&quot;)">
            <text:p/>
          </table:table-cell>
          <table:table-cell table:style-name="ce28" table:formula="of:=IF([.$B14]&lt;=[.AF$2];(IF([.$C14]&gt;=[.AF$2];&quot;x&quot;;&quot;&quot;));&quot;&quot;)">
            <text:p/>
          </table:table-cell>
          <table:table-cell table:style-name="ce28" table:formula="of:=IF([.$B14]&lt;=[.AG$2];(IF([.$C14]&gt;=[.AG$2];&quot;x&quot;;&quot;&quot;));&quot;&quot;)">
            <text:p/>
          </table:table-cell>
          <table:table-cell table:number-columns-repeated="991"/>
        </table:table-row>
        <table:table-row table:style-name="ro3">
          <table:table-cell/>
          <table:table-cell table:style-name="ce11"/>
          <table:table-cell table:style-name="ce15"/>
          <table:table-cell table:style-name="ce20" table:formula="of:=IF(COUNTIF([.E15:.AG15];&quot;x&quot;)=0;&quot;&quot;;COUNTIF([.E15:.AG15];&quot;x&quot;))">
            <text:p/>
          </table:table-cell>
          <table:table-cell table:style-name="ce28" table:formula="of:=IF([.$B15]&lt;=[.E$2];(IF([.$C15]&gt;=[.E$2];&quot;x&quot;;&quot;&quot;));&quot;&quot;)">
            <text:p/>
          </table:table-cell>
          <table:table-cell table:style-name="ce28" table:formula="of:=IF([.$B15]&lt;=[.F$2];(IF([.$C15]&gt;=[.F$2];&quot;x&quot;;&quot;&quot;));&quot;&quot;)">
            <text:p/>
          </table:table-cell>
          <table:table-cell table:style-name="ce28" table:formula="of:=IF([.$B15]&lt;=[.G$2];(IF([.$C15]&gt;=[.G$2];&quot;x&quot;;&quot;&quot;));&quot;&quot;)">
            <text:p/>
          </table:table-cell>
          <table:table-cell table:style-name="ce28" table:formula="of:=IF([.$B15]&lt;=[.H$2];(IF([.$C15]&gt;=[.H$2];&quot;x&quot;;&quot;&quot;));&quot;&quot;)">
            <text:p/>
          </table:table-cell>
          <table:table-cell table:style-name="ce28" table:formula="of:=IF([.$B15]&lt;=[.I$2];(IF([.$C15]&gt;=[.I$2];&quot;x&quot;;&quot;&quot;));&quot;&quot;)">
            <text:p/>
          </table:table-cell>
          <table:table-cell table:style-name="ce28" table:formula="of:=IF([.$B15]&lt;=[.J$2];(IF([.$C15]&gt;=[.J$2];&quot;x&quot;;&quot;&quot;));&quot;&quot;)">
            <text:p/>
          </table:table-cell>
          <table:table-cell table:style-name="ce28" table:formula="of:=IF([.$B15]&lt;=[.K$2];(IF([.$C15]&gt;=[.K$2];&quot;x&quot;;&quot;&quot;));&quot;&quot;)">
            <text:p/>
          </table:table-cell>
          <table:table-cell table:style-name="ce28" table:formula="of:=IF([.$B15]&lt;=[.L$2];(IF([.$C15]&gt;=[.L$2];&quot;x&quot;;&quot;&quot;));&quot;&quot;)">
            <text:p/>
          </table:table-cell>
          <table:table-cell table:style-name="ce28" table:formula="of:=IF([.$B15]&lt;=[.M$2];(IF([.$C15]&gt;=[.M$2];&quot;x&quot;;&quot;&quot;));&quot;&quot;)">
            <text:p/>
          </table:table-cell>
          <table:table-cell table:style-name="ce28" table:formula="of:=IF([.$B15]&lt;=[.N$2];(IF([.$C15]&gt;=[.N$2];&quot;x&quot;;&quot;&quot;));&quot;&quot;)">
            <text:p/>
          </table:table-cell>
          <table:table-cell table:style-name="ce28" table:formula="of:=IF([.$B15]&lt;=[.O$2];(IF([.$C15]&gt;=[.O$2];&quot;x&quot;;&quot;&quot;));&quot;&quot;)">
            <text:p/>
          </table:table-cell>
          <table:table-cell table:style-name="ce28" table:formula="of:=IF([.$B15]&lt;=[.P$2];(IF([.$C15]&gt;=[.P$2];&quot;x&quot;;&quot;&quot;));&quot;&quot;)">
            <text:p/>
          </table:table-cell>
          <table:table-cell table:style-name="ce28"/>
          <table:table-cell table:style-name="ce28" table:formula="of:=IF([.$B15]&lt;=[.R$2];(IF([.$C15]&gt;=[.R$2];&quot;x&quot;;&quot;&quot;));&quot;&quot;)">
            <text:p/>
          </table:table-cell>
          <table:table-cell table:style-name="ce28" table:formula="of:=IF([.$B15]&lt;=[.S$2];(IF([.$C15]&gt;=[.S$2];&quot;x&quot;;&quot;&quot;));&quot;&quot;)">
            <text:p/>
          </table:table-cell>
          <table:table-cell table:style-name="ce28" table:formula="of:=IF([.$B15]&lt;=[.T$2];(IF([.$C15]&gt;=[.T$2];&quot;x&quot;;&quot;&quot;));&quot;&quot;)">
            <text:p/>
          </table:table-cell>
          <table:table-cell table:style-name="ce28" table:formula="of:=IF([.$B15]&lt;=[.U$2];(IF([.$C15]&gt;=[.U$2];&quot;x&quot;;&quot;&quot;));&quot;&quot;)">
            <text:p/>
          </table:table-cell>
          <table:table-cell table:style-name="ce28" table:formula="of:=IF([.$B15]&lt;=[.V$2];(IF([.$C15]&gt;=[.V$2];&quot;x&quot;;&quot;&quot;));&quot;&quot;)">
            <text:p/>
          </table:table-cell>
          <table:table-cell table:style-name="ce28" table:formula="of:=IF([.$B15]&lt;=[.W$2];(IF([.$C15]&gt;=[.W$2];&quot;x&quot;;&quot;&quot;));&quot;&quot;)">
            <text:p/>
          </table:table-cell>
          <table:table-cell table:style-name="ce28" table:formula="of:=IF([.$B15]&lt;=[.X$2];(IF([.$C15]&gt;=[.X$2];&quot;x&quot;;&quot;&quot;));&quot;&quot;)">
            <text:p/>
          </table:table-cell>
          <table:table-cell table:style-name="ce28" table:formula="of:=IF([.$B15]&lt;=[.Y$2];(IF([.$C15]&gt;=[.Y$2];&quot;x&quot;;&quot;&quot;));&quot;&quot;)">
            <text:p/>
          </table:table-cell>
          <table:table-cell table:style-name="ce28" table:formula="of:=IF([.$B15]&lt;=[.Z$2];(IF([.$C15]&gt;=[.Z$2];&quot;x&quot;;&quot;&quot;));&quot;&quot;)">
            <text:p/>
          </table:table-cell>
          <table:table-cell table:style-name="ce28" table:formula="of:=IF([.$B15]&lt;=[.AA$2];(IF([.$C15]&gt;=[.AA$2];&quot;x&quot;;&quot;&quot;));&quot;&quot;)">
            <text:p/>
          </table:table-cell>
          <table:table-cell table:style-name="ce28" table:formula="of:=IF([.$B15]&lt;=[.AB$2];(IF([.$C15]&gt;=[.AB$2];&quot;x&quot;;&quot;&quot;));&quot;&quot;)">
            <text:p/>
          </table:table-cell>
          <table:table-cell table:style-name="ce28" table:formula="of:=IF([.$B15]&lt;=[.AC$2];(IF([.$C15]&gt;=[.AC$2];&quot;x&quot;;&quot;&quot;));&quot;&quot;)">
            <text:p/>
          </table:table-cell>
          <table:table-cell table:style-name="ce28" table:formula="of:=IF([.$B15]&lt;=[.AD$2];(IF([.$C15]&gt;=[.AD$2];&quot;x&quot;;&quot;&quot;));&quot;&quot;)">
            <text:p/>
          </table:table-cell>
          <table:table-cell table:style-name="ce28" table:formula="of:=IF([.$B15]&lt;=[.AE$2];(IF([.$C15]&gt;=[.AE$2];&quot;x&quot;;&quot;&quot;));&quot;&quot;)">
            <text:p/>
          </table:table-cell>
          <table:table-cell table:style-name="ce28" table:formula="of:=IF([.$B15]&lt;=[.AF$2];(IF([.$C15]&gt;=[.AF$2];&quot;x&quot;;&quot;&quot;));&quot;&quot;)">
            <text:p/>
          </table:table-cell>
          <table:table-cell table:style-name="ce28" table:formula="of:=IF([.$B15]&lt;=[.AG$2];(IF([.$C15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4 - Model testing</text:p>
          </table:table-cell>
          <table:table-cell table:style-name="ce11" office:value-type="date" office:date-value="2023-10-15" calcext:value-type="date">
            <text:p>15/10</text:p>
          </table:table-cell>
          <table:table-cell table:style-name="ce15" office:value-type="date" office:date-value="2023-10-29" calcext:value-type="date">
            <text:p>29/10</text:p>
          </table:table-cell>
          <table:table-cell table:style-name="ce20" table:formula="of:=IF(COUNTIF([.E16:.AG16];&quot;x&quot;)=0;&quot;&quot;;COUNTIF([.E16:.AG16];&quot;x&quot;))" office:value-type="float" office:value="3" calcext:value-type="float">
            <text:p>3</text:p>
          </table:table-cell>
          <table:table-cell table:style-name="ce28" table:formula="of:=IF([.$B16]&lt;=[.E$2];(IF([.$C16]&gt;=[.E$2];&quot;x&quot;;&quot;&quot;));&quot;&quot;)">
            <text:p/>
          </table:table-cell>
          <table:table-cell table:style-name="ce28" table:formula="of:=IF([.$B16]&lt;=[.F$2];(IF([.$C16]&gt;=[.F$2];&quot;x&quot;;&quot;&quot;));&quot;&quot;)">
            <text:p/>
          </table:table-cell>
          <table:table-cell table:style-name="ce28" table:formula="of:=IF([.$B16]&lt;=[.G$2];(IF([.$C16]&gt;=[.G$2];&quot;x&quot;;&quot;&quot;));&quot;&quot;)">
            <text:p/>
          </table:table-cell>
          <table:table-cell table:style-name="ce28" table:formula="of:=IF([.$B16]&lt;=[.H$2];(IF([.$C16]&gt;=[.H$2];&quot;x&quot;;&quot;&quot;));&quot;&quot;)">
            <text:p/>
          </table:table-cell>
          <table:table-cell table:style-name="ce28" table:formula="of:=IF([.$B16]&lt;=[.I$2];(IF([.$C16]&gt;=[.I$2];&quot;x&quot;;&quot;&quot;));&quot;&quot;)">
            <text:p/>
          </table:table-cell>
          <table:table-cell table:style-name="ce28" table:formula="of:=IF([.$B16]&lt;=[.J$2];(IF([.$C16]&gt;=[.J$2];&quot;x&quot;;&quot;&quot;));&quot;&quot;)">
            <text:p/>
          </table:table-cell>
          <table:table-cell table:style-name="ce28" table:formula="of:=IF([.$B16]&lt;=[.K$2];(IF([.$C16]&gt;=[.K$2];&quot;x&quot;;&quot;&quot;));&quot;&quot;)">
            <text:p/>
          </table:table-cell>
          <table:table-cell table:style-name="ce28" table:formula="of:=IF([.$B16]&lt;=[.L$2];(IF([.$C16]&gt;=[.L$2];&quot;x&quot;;&quot;&quot;));&quot;&quot;)">
            <text:p/>
          </table:table-cell>
          <table:table-cell table:style-name="ce28" table:formula="of:=IF([.$B16]&lt;=[.M$2];(IF([.$C16]&gt;=[.M$2];&quot;x&quot;;&quot;&quot;));&quot;&quot;)">
            <text:p/>
          </table:table-cell>
          <table:table-cell table:style-name="ce28" table:formula="of:=IF([.$B16]&lt;=[.N$2];(IF([.$C16]&gt;=[.N$2];&quot;x&quot;;&quot;&quot;));&quot;&quot;)">
            <text:p/>
          </table:table-cell>
          <table:table-cell table:style-name="ce28" table:formula="of:=IF([.$B16]&lt;=[.O$2];(IF([.$C16]&gt;=[.O$2];&quot;x&quot;;&quot;&quot;));&quot;&quot;)">
            <text:p/>
          </table:table-cell>
          <table:table-cell table:style-name="ce28" table:formula="of:=IF([.$B16]&lt;=[.P$2];(IF([.$C16]&gt;=[.P$2];&quot;x&quot;;&quot;&quot;));&quot;&quot;)">
            <text:p/>
          </table:table-cell>
          <table:table-cell table:style-name="ce28" table:formula="of:=IF([.$B16]&lt;=[.Q$2];(IF([.$C16]&gt;=[.Q$2];&quot;x&quot;;&quot;&quot;));&quot;&quot;)">
            <text:p/>
          </table:table-cell>
          <table:table-cell table:style-name="ce28" table:formula="of:=IF([.$B16]&lt;=[.R$2];(IF([.$C16]&gt;=[.R$2];&quot;x&quot;;&quot;&quot;));&quot;&quot;)" office:value-type="string" office:string-value="x" calcext:value-type="string">
            <text:p>x</text:p>
          </table:table-cell>
          <table:table-cell table:style-name="ce28" table:formula="of:=IF([.$B16]&lt;=[.S$2];(IF([.$C16]&gt;=[.S$2];&quot;x&quot;;&quot;&quot;));&quot;&quot;)" office:value-type="string" office:string-value="x" calcext:value-type="string">
            <text:p>x</text:p>
          </table:table-cell>
          <table:table-cell table:style-name="ce28" table:formula="of:=IF([.$B16]&lt;=[.T$2];(IF([.$C16]&gt;=[.T$2];&quot;x&quot;;&quot;&quot;));&quot;&quot;)" office:value-type="string" office:string-value="x" calcext:value-type="string">
            <text:p>x</text:p>
          </table:table-cell>
          <table:table-cell table:style-name="ce28" table:formula="of:=IF([.$B16]&lt;=[.U$2];(IF([.$C16]&gt;=[.U$2];&quot;x&quot;;&quot;&quot;));&quot;&quot;)">
            <text:p/>
          </table:table-cell>
          <table:table-cell table:style-name="ce28" table:formula="of:=IF([.$B16]&lt;=[.V$2];(IF([.$C16]&gt;=[.V$2];&quot;x&quot;;&quot;&quot;));&quot;&quot;)">
            <text:p/>
          </table:table-cell>
          <table:table-cell table:style-name="ce28" table:formula="of:=IF([.$B16]&lt;=[.W$2];(IF([.$C16]&gt;=[.W$2];&quot;x&quot;;&quot;&quot;));&quot;&quot;)">
            <text:p/>
          </table:table-cell>
          <table:table-cell table:style-name="ce28" table:formula="of:=IF([.$B16]&lt;=[.X$2];(IF([.$C16]&gt;=[.X$2];&quot;x&quot;;&quot;&quot;));&quot;&quot;)">
            <text:p/>
          </table:table-cell>
          <table:table-cell table:style-name="ce28" table:formula="of:=IF([.$B16]&lt;=[.Y$2];(IF([.$C16]&gt;=[.Y$2];&quot;x&quot;;&quot;&quot;));&quot;&quot;)">
            <text:p/>
          </table:table-cell>
          <table:table-cell table:style-name="ce28" table:formula="of:=IF([.$B16]&lt;=[.Z$2];(IF([.$C16]&gt;=[.Z$2];&quot;x&quot;;&quot;&quot;));&quot;&quot;)">
            <text:p/>
          </table:table-cell>
          <table:table-cell table:style-name="ce28" table:formula="of:=IF([.$B16]&lt;=[.AA$2];(IF([.$C16]&gt;=[.AA$2];&quot;x&quot;;&quot;&quot;));&quot;&quot;)">
            <text:p/>
          </table:table-cell>
          <table:table-cell table:style-name="ce28" table:formula="of:=IF([.$B16]&lt;=[.AB$2];(IF([.$C16]&gt;=[.AB$2];&quot;x&quot;;&quot;&quot;));&quot;&quot;)">
            <text:p/>
          </table:table-cell>
          <table:table-cell table:style-name="ce28" table:formula="of:=IF([.$B16]&lt;=[.AC$2];(IF([.$C16]&gt;=[.AC$2];&quot;x&quot;;&quot;&quot;));&quot;&quot;)">
            <text:p/>
          </table:table-cell>
          <table:table-cell table:style-name="ce28" table:formula="of:=IF([.$B16]&lt;=[.AD$2];(IF([.$C16]&gt;=[.AD$2];&quot;x&quot;;&quot;&quot;));&quot;&quot;)">
            <text:p/>
          </table:table-cell>
          <table:table-cell table:style-name="ce28" table:formula="of:=IF([.$B16]&lt;=[.AE$2];(IF([.$C16]&gt;=[.AE$2];&quot;x&quot;;&quot;&quot;));&quot;&quot;)">
            <text:p/>
          </table:table-cell>
          <table:table-cell table:style-name="ce28" table:formula="of:=IF([.$B16]&lt;=[.AF$2];(IF([.$C16]&gt;=[.AF$2];&quot;x&quot;;&quot;&quot;));&quot;&quot;)">
            <text:p/>
          </table:table-cell>
          <table:table-cell table:style-name="ce28" table:formula="of:=IF([.$B16]&lt;=[.AG$2];(IF([.$C16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/>
          <table:table-cell table:style-name="ce11"/>
          <table:table-cell table:style-name="ce15"/>
          <table:table-cell table:style-name="ce20" table:formula="of:=IF(COUNTIF([.E17:.AG17];&quot;x&quot;)=0;&quot;&quot;;COUNTIF([.E17:.AG17];&quot;x&quot;))">
            <text:p/>
          </table:table-cell>
          <table:table-cell table:style-name="ce28" table:formula="of:=IF([.$B17]&lt;=[.E$2];(IF([.$C17]&gt;=[.E$2];&quot;x&quot;;&quot;&quot;));&quot;&quot;)">
            <text:p/>
          </table:table-cell>
          <table:table-cell table:style-name="ce28" table:formula="of:=IF([.$B17]&lt;=[.F$2];(IF([.$C17]&gt;=[.F$2];&quot;x&quot;;&quot;&quot;));&quot;&quot;)">
            <text:p/>
          </table:table-cell>
          <table:table-cell table:style-name="ce28" table:formula="of:=IF([.$B17]&lt;=[.G$2];(IF([.$C17]&gt;=[.G$2];&quot;x&quot;;&quot;&quot;));&quot;&quot;)">
            <text:p/>
          </table:table-cell>
          <table:table-cell table:style-name="ce28" table:formula="of:=IF([.$B17]&lt;=[.H$2];(IF([.$C17]&gt;=[.H$2];&quot;x&quot;;&quot;&quot;));&quot;&quot;)">
            <text:p/>
          </table:table-cell>
          <table:table-cell table:style-name="ce28" table:formula="of:=IF([.$B17]&lt;=[.I$2];(IF([.$C17]&gt;=[.I$2];&quot;x&quot;;&quot;&quot;));&quot;&quot;)">
            <text:p/>
          </table:table-cell>
          <table:table-cell table:style-name="ce28" table:formula="of:=IF([.$B17]&lt;=[.J$2];(IF([.$C17]&gt;=[.J$2];&quot;x&quot;;&quot;&quot;));&quot;&quot;)">
            <text:p/>
          </table:table-cell>
          <table:table-cell table:style-name="ce28" table:formula="of:=IF([.$B17]&lt;=[.K$2];(IF([.$C17]&gt;=[.K$2];&quot;x&quot;;&quot;&quot;));&quot;&quot;)">
            <text:p/>
          </table:table-cell>
          <table:table-cell table:style-name="ce28" table:formula="of:=IF([.$B17]&lt;=[.L$2];(IF([.$C17]&gt;=[.L$2];&quot;x&quot;;&quot;&quot;));&quot;&quot;)">
            <text:p/>
          </table:table-cell>
          <table:table-cell table:style-name="ce28" table:formula="of:=IF([.$B17]&lt;=[.M$2];(IF([.$C17]&gt;=[.M$2];&quot;x&quot;;&quot;&quot;));&quot;&quot;)">
            <text:p/>
          </table:table-cell>
          <table:table-cell table:style-name="ce28" table:formula="of:=IF([.$B17]&lt;=[.N$2];(IF([.$C17]&gt;=[.N$2];&quot;x&quot;;&quot;&quot;));&quot;&quot;)">
            <text:p/>
          </table:table-cell>
          <table:table-cell table:style-name="ce28" table:formula="of:=IF([.$B17]&lt;=[.O$2];(IF([.$C17]&gt;=[.O$2];&quot;x&quot;;&quot;&quot;));&quot;&quot;)">
            <text:p/>
          </table:table-cell>
          <table:table-cell table:style-name="ce28" table:formula="of:=IF([.$B17]&lt;=[.P$2];(IF([.$C17]&gt;=[.P$2];&quot;x&quot;;&quot;&quot;));&quot;&quot;)">
            <text:p/>
          </table:table-cell>
          <table:table-cell table:style-name="ce28" table:formula="of:=IF([.$B17]&lt;=[.Q$2];(IF([.$C17]&gt;=[.Q$2];&quot;x&quot;;&quot;&quot;));&quot;&quot;)">
            <text:p/>
          </table:table-cell>
          <table:table-cell table:style-name="ce28" table:formula="of:=IF([.$B17]&lt;=[.R$2];(IF([.$C17]&gt;=[.R$2];&quot;x&quot;;&quot;&quot;));&quot;&quot;)">
            <text:p/>
          </table:table-cell>
          <table:table-cell table:style-name="ce28" table:formula="of:=IF([.$B17]&lt;=[.S$2];(IF([.$C17]&gt;=[.S$2];&quot;x&quot;;&quot;&quot;));&quot;&quot;)">
            <text:p/>
          </table:table-cell>
          <table:table-cell table:style-name="ce28" table:formula="of:=IF([.$B17]&lt;=[.T$2];(IF([.$C17]&gt;=[.T$2];&quot;x&quot;;&quot;&quot;));&quot;&quot;)">
            <text:p/>
          </table:table-cell>
          <table:table-cell table:style-name="ce28" table:formula="of:=IF([.$B17]&lt;=[.U$2];(IF([.$C17]&gt;=[.U$2];&quot;x&quot;;&quot;&quot;));&quot;&quot;)">
            <text:p/>
          </table:table-cell>
          <table:table-cell table:style-name="ce28" table:formula="of:=IF([.$B17]&lt;=[.V$2];(IF([.$C17]&gt;=[.V$2];&quot;x&quot;;&quot;&quot;));&quot;&quot;)">
            <text:p/>
          </table:table-cell>
          <table:table-cell table:style-name="ce28" table:formula="of:=IF([.$B17]&lt;=[.W$2];(IF([.$C17]&gt;=[.W$2];&quot;x&quot;;&quot;&quot;));&quot;&quot;)">
            <text:p/>
          </table:table-cell>
          <table:table-cell table:style-name="ce28" table:formula="of:=IF([.$B17]&lt;=[.X$2];(IF([.$C17]&gt;=[.X$2];&quot;x&quot;;&quot;&quot;));&quot;&quot;)">
            <text:p/>
          </table:table-cell>
          <table:table-cell table:style-name="ce28" table:formula="of:=IF([.$B17]&lt;=[.Y$2];(IF([.$C17]&gt;=[.Y$2];&quot;x&quot;;&quot;&quot;));&quot;&quot;)">
            <text:p/>
          </table:table-cell>
          <table:table-cell table:style-name="ce28" table:formula="of:=IF([.$B17]&lt;=[.Z$2];(IF([.$C17]&gt;=[.Z$2];&quot;x&quot;;&quot;&quot;));&quot;&quot;)">
            <text:p/>
          </table:table-cell>
          <table:table-cell table:style-name="ce28" table:formula="of:=IF([.$B17]&lt;=[.AA$2];(IF([.$C17]&gt;=[.AA$2];&quot;x&quot;;&quot;&quot;));&quot;&quot;)">
            <text:p/>
          </table:table-cell>
          <table:table-cell table:style-name="ce28" table:formula="of:=IF([.$B17]&lt;=[.AB$2];(IF([.$C17]&gt;=[.AB$2];&quot;x&quot;;&quot;&quot;));&quot;&quot;)">
            <text:p/>
          </table:table-cell>
          <table:table-cell table:style-name="ce28" table:formula="of:=IF([.$B17]&lt;=[.AC$2];(IF([.$C17]&gt;=[.AC$2];&quot;x&quot;;&quot;&quot;));&quot;&quot;)">
            <text:p/>
          </table:table-cell>
          <table:table-cell table:style-name="ce28" table:formula="of:=IF([.$B17]&lt;=[.AD$2];(IF([.$C17]&gt;=[.AD$2];&quot;x&quot;;&quot;&quot;));&quot;&quot;)">
            <text:p/>
          </table:table-cell>
          <table:table-cell table:style-name="ce28" table:formula="of:=IF([.$B17]&lt;=[.AE$2];(IF([.$C17]&gt;=[.AE$2];&quot;x&quot;;&quot;&quot;));&quot;&quot;)">
            <text:p/>
          </table:table-cell>
          <table:table-cell table:style-name="ce28" table:formula="of:=IF([.$B17]&lt;=[.AF$2];(IF([.$C17]&gt;=[.AF$2];&quot;x&quot;;&quot;&quot;));&quot;&quot;)">
            <text:p/>
          </table:table-cell>
          <table:table-cell table:style-name="ce28" table:formula="of:=IF([.$B17]&lt;=[.AG$2];(IF([.$C17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5 - Writing</text:p>
          </table:table-cell>
          <table:table-cell table:style-name="ce11"/>
          <table:table-cell table:style-name="ce15"/>
          <table:table-cell table:style-name="ce20" table:formula="of:=IF(COUNTIF([.E18:.AG18];&quot;x&quot;)=0;&quot;&quot;;COUNTIF([.E18:.AG18];&quot;x&quot;))">
            <text:p/>
          </table:table-cell>
          <table:table-cell table:style-name="ce28" table:formula="of:=IF([.$B18]&lt;=[.E$2];(IF([.$C18]&gt;=[.E$2];&quot;x&quot;;&quot;&quot;));&quot;&quot;)">
            <text:p/>
          </table:table-cell>
          <table:table-cell table:style-name="ce28" table:formula="of:=IF([.$B18]&lt;=[.F$2];(IF([.$C18]&gt;=[.F$2];&quot;x&quot;;&quot;&quot;));&quot;&quot;)">
            <text:p/>
          </table:table-cell>
          <table:table-cell table:style-name="ce28" table:formula="of:=IF([.$B18]&lt;=[.G$2];(IF([.$C18]&gt;=[.G$2];&quot;x&quot;;&quot;&quot;));&quot;&quot;)">
            <text:p/>
          </table:table-cell>
          <table:table-cell table:style-name="ce28" table:formula="of:=IF([.$B18]&lt;=[.H$2];(IF([.$C18]&gt;=[.H$2];&quot;x&quot;;&quot;&quot;));&quot;&quot;)">
            <text:p/>
          </table:table-cell>
          <table:table-cell table:style-name="ce28" table:formula="of:=IF([.$B18]&lt;=[.I$2];(IF([.$C18]&gt;=[.I$2];&quot;x&quot;;&quot;&quot;));&quot;&quot;)">
            <text:p/>
          </table:table-cell>
          <table:table-cell table:style-name="ce28" table:formula="of:=IF([.$B18]&lt;=[.J$2];(IF([.$C18]&gt;=[.J$2];&quot;x&quot;;&quot;&quot;));&quot;&quot;)">
            <text:p/>
          </table:table-cell>
          <table:table-cell table:style-name="ce28" table:formula="of:=IF([.$B18]&lt;=[.K$2];(IF([.$C18]&gt;=[.K$2];&quot;x&quot;;&quot;&quot;));&quot;&quot;)">
            <text:p/>
          </table:table-cell>
          <table:table-cell table:style-name="ce28" table:formula="of:=IF([.$B18]&lt;=[.L$2];(IF([.$C18]&gt;=[.L$2];&quot;x&quot;;&quot;&quot;));&quot;&quot;)">
            <text:p/>
          </table:table-cell>
          <table:table-cell table:style-name="ce28" table:formula="of:=IF([.$B18]&lt;=[.M$2];(IF([.$C18]&gt;=[.M$2];&quot;x&quot;;&quot;&quot;));&quot;&quot;)">
            <text:p/>
          </table:table-cell>
          <table:table-cell table:style-name="ce28" table:formula="of:=IF([.$B18]&lt;=[.N$2];(IF([.$C18]&gt;=[.N$2];&quot;x&quot;;&quot;&quot;));&quot;&quot;)">
            <text:p/>
          </table:table-cell>
          <table:table-cell table:style-name="ce28" table:formula="of:=IF([.$B18]&lt;=[.O$2];(IF([.$C18]&gt;=[.O$2];&quot;x&quot;;&quot;&quot;));&quot;&quot;)">
            <text:p/>
          </table:table-cell>
          <table:table-cell table:style-name="ce28" table:formula="of:=IF([.$B18]&lt;=[.P$2];(IF([.$C18]&gt;=[.P$2];&quot;x&quot;;&quot;&quot;));&quot;&quot;)">
            <text:p/>
          </table:table-cell>
          <table:table-cell table:style-name="ce28" table:formula="of:=IF([.$B18]&lt;=[.Q$2];(IF([.$C18]&gt;=[.Q$2];&quot;x&quot;;&quot;&quot;));&quot;&quot;)">
            <text:p/>
          </table:table-cell>
          <table:table-cell table:style-name="ce28" table:formula="of:=IF([.$B18]&lt;=[.R$2];(IF([.$C18]&gt;=[.R$2];&quot;x&quot;;&quot;&quot;));&quot;&quot;)">
            <text:p/>
          </table:table-cell>
          <table:table-cell table:style-name="ce28" table:formula="of:=IF([.$B18]&lt;=[.S$2];(IF([.$C18]&gt;=[.S$2];&quot;x&quot;;&quot;&quot;));&quot;&quot;)">
            <text:p/>
          </table:table-cell>
          <table:table-cell table:style-name="ce28" table:formula="of:=IF([.$B18]&lt;=[.T$2];(IF([.$C18]&gt;=[.T$2];&quot;x&quot;;&quot;&quot;));&quot;&quot;)">
            <text:p/>
          </table:table-cell>
          <table:table-cell table:style-name="ce28" table:formula="of:=IF([.$B18]&lt;=[.U$2];(IF([.$C18]&gt;=[.U$2];&quot;x&quot;;&quot;&quot;));&quot;&quot;)">
            <text:p/>
          </table:table-cell>
          <table:table-cell table:style-name="ce28" table:formula="of:=IF([.$B18]&lt;=[.V$2];(IF([.$C18]&gt;=[.V$2];&quot;x&quot;;&quot;&quot;));&quot;&quot;)">
            <text:p/>
          </table:table-cell>
          <table:table-cell table:style-name="ce28" table:formula="of:=IF([.$B18]&lt;=[.W$2];(IF([.$C18]&gt;=[.W$2];&quot;x&quot;;&quot;&quot;));&quot;&quot;)">
            <text:p/>
          </table:table-cell>
          <table:table-cell table:style-name="ce28" table:formula="of:=IF([.$B18]&lt;=[.X$2];(IF([.$C18]&gt;=[.X$2];&quot;x&quot;;&quot;&quot;));&quot;&quot;)">
            <text:p/>
          </table:table-cell>
          <table:table-cell table:style-name="ce28" table:formula="of:=IF([.$B18]&lt;=[.Y$2];(IF([.$C18]&gt;=[.Y$2];&quot;x&quot;;&quot;&quot;));&quot;&quot;)">
            <text:p/>
          </table:table-cell>
          <table:table-cell table:style-name="ce28" table:formula="of:=IF([.$B18]&lt;=[.Z$2];(IF([.$C18]&gt;=[.Z$2];&quot;x&quot;;&quot;&quot;));&quot;&quot;)">
            <text:p/>
          </table:table-cell>
          <table:table-cell table:style-name="ce28" table:formula="of:=IF([.$B18]&lt;=[.AA$2];(IF([.$C18]&gt;=[.AA$2];&quot;x&quot;;&quot;&quot;));&quot;&quot;)">
            <text:p/>
          </table:table-cell>
          <table:table-cell table:style-name="ce28" table:formula="of:=IF([.$B18]&lt;=[.AB$2];(IF([.$C18]&gt;=[.AB$2];&quot;x&quot;;&quot;&quot;));&quot;&quot;)">
            <text:p/>
          </table:table-cell>
          <table:table-cell table:style-name="ce28" table:formula="of:=IF([.$B18]&lt;=[.AC$2];(IF([.$C18]&gt;=[.AC$2];&quot;x&quot;;&quot;&quot;));&quot;&quot;)">
            <text:p/>
          </table:table-cell>
          <table:table-cell table:style-name="ce28" table:formula="of:=IF([.$B18]&lt;=[.AD$2];(IF([.$C18]&gt;=[.AD$2];&quot;x&quot;;&quot;&quot;));&quot;&quot;)">
            <text:p/>
          </table:table-cell>
          <table:table-cell table:style-name="ce28" table:formula="of:=IF([.$B18]&lt;=[.AE$2];(IF([.$C18]&gt;=[.AE$2];&quot;x&quot;;&quot;&quot;));&quot;&quot;)">
            <text:p/>
          </table:table-cell>
          <table:table-cell table:style-name="ce28" table:formula="of:=IF([.$B18]&lt;=[.AF$2];(IF([.$C18]&gt;=[.AF$2];&quot;x&quot;;&quot;&quot;));&quot;&quot;)">
            <text:p/>
          </table:table-cell>
          <table:table-cell table:style-name="ce28" table:formula="of:=IF([.$B18]&lt;=[.AG$2];(IF([.$C18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5a - Introduction</text:p>
          </table:table-cell>
          <table:table-cell table:style-name="ce11" office:value-type="date" office:date-value="2023-07-16" calcext:value-type="date">
            <text:p>16/7</text:p>
          </table:table-cell>
          <table:table-cell table:style-name="ce15" office:value-type="date" office:date-value="2023-08-27" calcext:value-type="date">
            <text:p>27/8</text:p>
          </table:table-cell>
          <table:table-cell table:style-name="ce20" table:formula="of:=IF(COUNTIF([.E19:.AG19];&quot;x&quot;)=0;&quot;&quot;;COUNTIF([.E19:.AG19];&quot;x&quot;))" office:value-type="float" office:value="7" calcext:value-type="float">
            <text:p>7</text:p>
          </table:table-cell>
          <table:table-cell table:style-name="ce28" table:formula="of:=IF([.$B19]&lt;=[.E$2];(IF([.$C19]&gt;=[.E$2];&quot;x&quot;;&quot;&quot;));&quot;&quot;)" office:value-type="string" office:string-value="x" calcext:value-type="string">
            <text:p>x</text:p>
          </table:table-cell>
          <table:table-cell table:style-name="ce28" table:formula="of:=IF([.$B19]&lt;=[.F$2];(IF([.$C19]&gt;=[.F$2];&quot;x&quot;;&quot;&quot;));&quot;&quot;)" office:value-type="string" office:string-value="x" calcext:value-type="string">
            <text:p>x</text:p>
          </table:table-cell>
          <table:table-cell table:style-name="ce28" table:formula="of:=IF([.$B19]&lt;=[.G$2];(IF([.$C19]&gt;=[.G$2];&quot;x&quot;;&quot;&quot;));&quot;&quot;)" office:value-type="string" office:string-value="x" calcext:value-type="string">
            <text:p>x</text:p>
          </table:table-cell>
          <table:table-cell table:style-name="ce28" table:formula="of:=IF([.$B19]&lt;=[.H$2];(IF([.$C19]&gt;=[.H$2];&quot;x&quot;;&quot;&quot;));&quot;&quot;)" office:value-type="string" office:string-value="x" calcext:value-type="string">
            <text:p>x</text:p>
          </table:table-cell>
          <table:table-cell table:style-name="ce28" table:formula="of:=IF([.$B19]&lt;=[.I$2];(IF([.$C19]&gt;=[.I$2];&quot;x&quot;;&quot;&quot;));&quot;&quot;)" office:value-type="string" office:string-value="x" calcext:value-type="string">
            <text:p>x</text:p>
          </table:table-cell>
          <table:table-cell table:style-name="ce28" table:formula="of:=IF([.$B19]&lt;=[.J$2];(IF([.$C19]&gt;=[.J$2];&quot;x&quot;;&quot;&quot;));&quot;&quot;)" office:value-type="string" office:string-value="x" calcext:value-type="string">
            <text:p>x</text:p>
          </table:table-cell>
          <table:table-cell table:style-name="ce28" table:formula="of:=IF([.$B19]&lt;=[.K$2];(IF([.$C19]&gt;=[.K$2];&quot;x&quot;;&quot;&quot;));&quot;&quot;)" office:value-type="string" office:string-value="x" calcext:value-type="string">
            <text:p>x</text:p>
          </table:table-cell>
          <table:table-cell table:style-name="ce28" table:formula="of:=IF([.$B19]&lt;=[.L$2];(IF([.$C19]&gt;=[.L$2];&quot;x&quot;;&quot;&quot;));&quot;&quot;)">
            <text:p/>
          </table:table-cell>
          <table:table-cell table:style-name="ce28" table:formula="of:=IF([.$B19]&lt;=[.M$2];(IF([.$C19]&gt;=[.M$2];&quot;x&quot;;&quot;&quot;));&quot;&quot;)">
            <text:p/>
          </table:table-cell>
          <table:table-cell table:style-name="ce28" table:formula="of:=IF([.$B19]&lt;=[.N$2];(IF([.$C19]&gt;=[.N$2];&quot;x&quot;;&quot;&quot;));&quot;&quot;)">
            <text:p/>
          </table:table-cell>
          <table:table-cell table:style-name="ce28" table:formula="of:=IF([.$B19]&lt;=[.O$2];(IF([.$C19]&gt;=[.O$2];&quot;x&quot;;&quot;&quot;));&quot;&quot;)">
            <text:p/>
          </table:table-cell>
          <table:table-cell table:style-name="ce28" table:formula="of:=IF([.$B19]&lt;=[.P$2];(IF([.$C19]&gt;=[.P$2];&quot;x&quot;;&quot;&quot;));&quot;&quot;)">
            <text:p/>
          </table:table-cell>
          <table:table-cell table:style-name="ce28" table:formula="of:=IF([.$B19]&lt;=[.Q$2];(IF([.$C19]&gt;=[.Q$2];&quot;x&quot;;&quot;&quot;));&quot;&quot;)">
            <text:p/>
          </table:table-cell>
          <table:table-cell table:style-name="ce28" table:formula="of:=IF([.$B19]&lt;=[.R$2];(IF([.$C19]&gt;=[.R$2];&quot;x&quot;;&quot;&quot;));&quot;&quot;)">
            <text:p/>
          </table:table-cell>
          <table:table-cell table:style-name="ce28" table:formula="of:=IF([.$B19]&lt;=[.S$2];(IF([.$C19]&gt;=[.S$2];&quot;x&quot;;&quot;&quot;));&quot;&quot;)">
            <text:p/>
          </table:table-cell>
          <table:table-cell table:style-name="ce28" table:formula="of:=IF([.$B19]&lt;=[.T$2];(IF([.$C19]&gt;=[.T$2];&quot;x&quot;;&quot;&quot;));&quot;&quot;)">
            <text:p/>
          </table:table-cell>
          <table:table-cell table:style-name="ce28" table:formula="of:=IF([.$B19]&lt;=[.U$2];(IF([.$C19]&gt;=[.U$2];&quot;x&quot;;&quot;&quot;));&quot;&quot;)">
            <text:p/>
          </table:table-cell>
          <table:table-cell table:style-name="ce28" table:formula="of:=IF([.$B19]&lt;=[.V$2];(IF([.$C19]&gt;=[.V$2];&quot;x&quot;;&quot;&quot;));&quot;&quot;)">
            <text:p/>
          </table:table-cell>
          <table:table-cell table:style-name="ce28" table:formula="of:=IF([.$B19]&lt;=[.W$2];(IF([.$C19]&gt;=[.W$2];&quot;x&quot;;&quot;&quot;));&quot;&quot;)">
            <text:p/>
          </table:table-cell>
          <table:table-cell table:style-name="ce28" table:formula="of:=IF([.$B19]&lt;=[.X$2];(IF([.$C19]&gt;=[.X$2];&quot;x&quot;;&quot;&quot;));&quot;&quot;)">
            <text:p/>
          </table:table-cell>
          <table:table-cell table:style-name="ce28" table:formula="of:=IF([.$B19]&lt;=[.Y$2];(IF([.$C19]&gt;=[.Y$2];&quot;x&quot;;&quot;&quot;));&quot;&quot;)">
            <text:p/>
          </table:table-cell>
          <table:table-cell table:style-name="ce28" table:formula="of:=IF([.$B19]&lt;=[.Z$2];(IF([.$C19]&gt;=[.Z$2];&quot;x&quot;;&quot;&quot;));&quot;&quot;)">
            <text:p/>
          </table:table-cell>
          <table:table-cell table:style-name="ce28" table:formula="of:=IF([.$B19]&lt;=[.AA$2];(IF([.$C19]&gt;=[.AA$2];&quot;x&quot;;&quot;&quot;));&quot;&quot;)">
            <text:p/>
          </table:table-cell>
          <table:table-cell table:style-name="ce28" table:formula="of:=IF([.$B19]&lt;=[.AB$2];(IF([.$C19]&gt;=[.AB$2];&quot;x&quot;;&quot;&quot;));&quot;&quot;)">
            <text:p/>
          </table:table-cell>
          <table:table-cell table:style-name="ce28" table:formula="of:=IF([.$B19]&lt;=[.AC$2];(IF([.$C19]&gt;=[.AC$2];&quot;x&quot;;&quot;&quot;));&quot;&quot;)">
            <text:p/>
          </table:table-cell>
          <table:table-cell table:style-name="ce28" table:formula="of:=IF([.$B19]&lt;=[.AD$2];(IF([.$C19]&gt;=[.AD$2];&quot;x&quot;;&quot;&quot;));&quot;&quot;)">
            <text:p/>
          </table:table-cell>
          <table:table-cell table:style-name="ce28" table:formula="of:=IF([.$B19]&lt;=[.AE$2];(IF([.$C19]&gt;=[.AE$2];&quot;x&quot;;&quot;&quot;));&quot;&quot;)">
            <text:p/>
          </table:table-cell>
          <table:table-cell table:style-name="ce28" table:formula="of:=IF([.$B19]&lt;=[.AF$2];(IF([.$C19]&gt;=[.AF$2];&quot;x&quot;;&quot;&quot;));&quot;&quot;)">
            <text:p/>
          </table:table-cell>
          <table:table-cell table:style-name="ce28" table:formula="of:=IF([.$B19]&lt;=[.AG$2];(IF([.$C19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5b - Background</text:p>
          </table:table-cell>
          <table:table-cell table:style-name="ce11" office:value-type="date" office:date-value="2023-07-16" calcext:value-type="date">
            <text:p>16/7</text:p>
          </table:table-cell>
          <table:table-cell table:style-name="ce15" office:value-type="date" office:date-value="2023-08-27" calcext:value-type="date">
            <text:p>27/8</text:p>
          </table:table-cell>
          <table:table-cell table:style-name="ce20" table:formula="of:=IF(COUNTIF([.E20:.AG20];&quot;x&quot;)=0;&quot;&quot;;COUNTIF([.E20:.AG20];&quot;x&quot;))" office:value-type="float" office:value="7" calcext:value-type="float">
            <text:p>7</text:p>
          </table:table-cell>
          <table:table-cell table:style-name="ce28" table:formula="of:=IF([.$B20]&lt;=[.E$2];(IF([.$C20]&gt;=[.E$2];&quot;x&quot;;&quot;&quot;));&quot;&quot;)" office:value-type="string" office:string-value="x" calcext:value-type="string">
            <text:p>x</text:p>
          </table:table-cell>
          <table:table-cell table:style-name="ce28" table:formula="of:=IF([.$B20]&lt;=[.F$2];(IF([.$C20]&gt;=[.F$2];&quot;x&quot;;&quot;&quot;));&quot;&quot;)" office:value-type="string" office:string-value="x" calcext:value-type="string">
            <text:p>x</text:p>
          </table:table-cell>
          <table:table-cell table:style-name="ce28" table:formula="of:=IF([.$B20]&lt;=[.G$2];(IF([.$C20]&gt;=[.G$2];&quot;x&quot;;&quot;&quot;));&quot;&quot;)" office:value-type="string" office:string-value="x" calcext:value-type="string">
            <text:p>x</text:p>
          </table:table-cell>
          <table:table-cell table:style-name="ce28" table:formula="of:=IF([.$B20]&lt;=[.H$2];(IF([.$C20]&gt;=[.H$2];&quot;x&quot;;&quot;&quot;));&quot;&quot;)" office:value-type="string" office:string-value="x" calcext:value-type="string">
            <text:p>x</text:p>
          </table:table-cell>
          <table:table-cell table:style-name="ce28" table:formula="of:=IF([.$B20]&lt;=[.I$2];(IF([.$C20]&gt;=[.I$2];&quot;x&quot;;&quot;&quot;));&quot;&quot;)" office:value-type="string" office:string-value="x" calcext:value-type="string">
            <text:p>x</text:p>
          </table:table-cell>
          <table:table-cell table:style-name="ce28" table:formula="of:=IF([.$B20]&lt;=[.J$2];(IF([.$C20]&gt;=[.J$2];&quot;x&quot;;&quot;&quot;));&quot;&quot;)" office:value-type="string" office:string-value="x" calcext:value-type="string">
            <text:p>x</text:p>
          </table:table-cell>
          <table:table-cell table:style-name="ce28" table:formula="of:=IF([.$B20]&lt;=[.K$2];(IF([.$C20]&gt;=[.K$2];&quot;x&quot;;&quot;&quot;));&quot;&quot;)" office:value-type="string" office:string-value="x" calcext:value-type="string">
            <text:p>x</text:p>
          </table:table-cell>
          <table:table-cell table:style-name="ce28" table:formula="of:=IF([.$B20]&lt;=[.L$2];(IF([.$C20]&gt;=[.L$2];&quot;x&quot;;&quot;&quot;));&quot;&quot;)">
            <text:p/>
          </table:table-cell>
          <table:table-cell table:style-name="ce28" table:formula="of:=IF([.$B20]&lt;=[.M$2];(IF([.$C20]&gt;=[.M$2];&quot;x&quot;;&quot;&quot;));&quot;&quot;)">
            <text:p/>
          </table:table-cell>
          <table:table-cell table:style-name="ce28" table:formula="of:=IF([.$B20]&lt;=[.N$2];(IF([.$C20]&gt;=[.N$2];&quot;x&quot;;&quot;&quot;));&quot;&quot;)">
            <text:p/>
          </table:table-cell>
          <table:table-cell table:style-name="ce28" table:formula="of:=IF([.$B20]&lt;=[.O$2];(IF([.$C20]&gt;=[.O$2];&quot;x&quot;;&quot;&quot;));&quot;&quot;)">
            <text:p/>
          </table:table-cell>
          <table:table-cell table:style-name="ce28" table:formula="of:=IF([.$B20]&lt;=[.P$2];(IF([.$C20]&gt;=[.P$2];&quot;x&quot;;&quot;&quot;));&quot;&quot;)">
            <text:p/>
          </table:table-cell>
          <table:table-cell table:style-name="ce28" table:formula="of:=IF([.$B20]&lt;=[.Q$2];(IF([.$C20]&gt;=[.Q$2];&quot;x&quot;;&quot;&quot;));&quot;&quot;)">
            <text:p/>
          </table:table-cell>
          <table:table-cell table:style-name="ce28" table:formula="of:=IF([.$B20]&lt;=[.R$2];(IF([.$C20]&gt;=[.R$2];&quot;x&quot;;&quot;&quot;));&quot;&quot;)">
            <text:p/>
          </table:table-cell>
          <table:table-cell table:style-name="ce28" table:formula="of:=IF([.$B20]&lt;=[.S$2];(IF([.$C20]&gt;=[.S$2];&quot;x&quot;;&quot;&quot;));&quot;&quot;)">
            <text:p/>
          </table:table-cell>
          <table:table-cell table:style-name="ce28" table:formula="of:=IF([.$B20]&lt;=[.T$2];(IF([.$C20]&gt;=[.T$2];&quot;x&quot;;&quot;&quot;));&quot;&quot;)">
            <text:p/>
          </table:table-cell>
          <table:table-cell table:style-name="ce28" table:formula="of:=IF([.$B20]&lt;=[.U$2];(IF([.$C20]&gt;=[.U$2];&quot;x&quot;;&quot;&quot;));&quot;&quot;)">
            <text:p/>
          </table:table-cell>
          <table:table-cell table:style-name="ce28" table:formula="of:=IF([.$B20]&lt;=[.V$2];(IF([.$C20]&gt;=[.V$2];&quot;x&quot;;&quot;&quot;));&quot;&quot;)">
            <text:p/>
          </table:table-cell>
          <table:table-cell table:style-name="ce28" table:formula="of:=IF([.$B20]&lt;=[.W$2];(IF([.$C20]&gt;=[.W$2];&quot;x&quot;;&quot;&quot;));&quot;&quot;)">
            <text:p/>
          </table:table-cell>
          <table:table-cell table:style-name="ce28" table:formula="of:=IF([.$B20]&lt;=[.X$2];(IF([.$C20]&gt;=[.X$2];&quot;x&quot;;&quot;&quot;));&quot;&quot;)">
            <text:p/>
          </table:table-cell>
          <table:table-cell table:style-name="ce28" table:formula="of:=IF([.$B20]&lt;=[.Y$2];(IF([.$C20]&gt;=[.Y$2];&quot;x&quot;;&quot;&quot;));&quot;&quot;)">
            <text:p/>
          </table:table-cell>
          <table:table-cell table:style-name="ce28" table:formula="of:=IF([.$B20]&lt;=[.Z$2];(IF([.$C20]&gt;=[.Z$2];&quot;x&quot;;&quot;&quot;));&quot;&quot;)">
            <text:p/>
          </table:table-cell>
          <table:table-cell table:style-name="ce28" table:formula="of:=IF([.$B20]&lt;=[.AA$2];(IF([.$C20]&gt;=[.AA$2];&quot;x&quot;;&quot;&quot;));&quot;&quot;)">
            <text:p/>
          </table:table-cell>
          <table:table-cell table:style-name="ce28" table:formula="of:=IF([.$B20]&lt;=[.AB$2];(IF([.$C20]&gt;=[.AB$2];&quot;x&quot;;&quot;&quot;));&quot;&quot;)">
            <text:p/>
          </table:table-cell>
          <table:table-cell table:style-name="ce28" table:formula="of:=IF([.$B20]&lt;=[.AC$2];(IF([.$C20]&gt;=[.AC$2];&quot;x&quot;;&quot;&quot;));&quot;&quot;)">
            <text:p/>
          </table:table-cell>
          <table:table-cell table:style-name="ce28" table:formula="of:=IF([.$B20]&lt;=[.AD$2];(IF([.$C20]&gt;=[.AD$2];&quot;x&quot;;&quot;&quot;));&quot;&quot;)">
            <text:p/>
          </table:table-cell>
          <table:table-cell table:style-name="ce28" table:formula="of:=IF([.$B20]&lt;=[.AE$2];(IF([.$C20]&gt;=[.AE$2];&quot;x&quot;;&quot;&quot;));&quot;&quot;)">
            <text:p/>
          </table:table-cell>
          <table:table-cell table:style-name="ce28" table:formula="of:=IF([.$B20]&lt;=[.AF$2];(IF([.$C20]&gt;=[.AF$2];&quot;x&quot;;&quot;&quot;));&quot;&quot;)">
            <text:p/>
          </table:table-cell>
          <table:table-cell table:style-name="ce28" table:formula="of:=IF([.$B20]&lt;=[.AG$2];(IF([.$C20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5c - Methods</text:p>
          </table:table-cell>
          <table:table-cell table:style-name="ce11" office:value-type="date" office:date-value="2023-09-03" calcext:value-type="date">
            <text:p>3/9</text:p>
          </table:table-cell>
          <table:table-cell table:style-name="ce15" office:value-type="date" office:date-value="2023-09-24" calcext:value-type="date">
            <text:p>24/9</text:p>
          </table:table-cell>
          <table:table-cell table:style-name="ce20" table:formula="of:=IF(COUNTIF([.E21:.AG21];&quot;x&quot;)=0;&quot;&quot;;COUNTIF([.E21:.AG21];&quot;x&quot;))" office:value-type="float" office:value="4" calcext:value-type="float">
            <text:p>4</text:p>
          </table:table-cell>
          <table:table-cell table:style-name="ce28" table:formula="of:=IF([.$B21]&lt;=[.E$2];(IF([.$C21]&gt;=[.E$2];&quot;x&quot;;&quot;&quot;));&quot;&quot;)">
            <text:p/>
          </table:table-cell>
          <table:table-cell table:style-name="ce28" table:formula="of:=IF([.$B21]&lt;=[.F$2];(IF([.$C21]&gt;=[.F$2];&quot;x&quot;;&quot;&quot;));&quot;&quot;)">
            <text:p/>
          </table:table-cell>
          <table:table-cell table:style-name="ce28" table:formula="of:=IF([.$B21]&lt;=[.G$2];(IF([.$C21]&gt;=[.G$2];&quot;x&quot;;&quot;&quot;));&quot;&quot;)">
            <text:p/>
          </table:table-cell>
          <table:table-cell table:style-name="ce28" table:formula="of:=IF([.$B21]&lt;=[.H$2];(IF([.$C21]&gt;=[.H$2];&quot;x&quot;;&quot;&quot;));&quot;&quot;)">
            <text:p/>
          </table:table-cell>
          <table:table-cell table:style-name="ce28" table:formula="of:=IF([.$B21]&lt;=[.I$2];(IF([.$C21]&gt;=[.I$2];&quot;x&quot;;&quot;&quot;));&quot;&quot;)">
            <text:p/>
          </table:table-cell>
          <table:table-cell table:style-name="ce28" table:formula="of:=IF([.$B21]&lt;=[.J$2];(IF([.$C21]&gt;=[.J$2];&quot;x&quot;;&quot;&quot;));&quot;&quot;)">
            <text:p/>
          </table:table-cell>
          <table:table-cell table:style-name="ce28" table:formula="of:=IF([.$B21]&lt;=[.K$2];(IF([.$C21]&gt;=[.K$2];&quot;x&quot;;&quot;&quot;));&quot;&quot;)">
            <text:p/>
          </table:table-cell>
          <table:table-cell table:style-name="ce28" table:formula="of:=IF([.$B21]&lt;=[.L$2];(IF([.$C21]&gt;=[.L$2];&quot;x&quot;;&quot;&quot;));&quot;&quot;)" office:value-type="string" office:string-value="x" calcext:value-type="string">
            <text:p>x</text:p>
          </table:table-cell>
          <table:table-cell table:style-name="ce28" table:formula="of:=IF([.$B21]&lt;=[.M$2];(IF([.$C21]&gt;=[.M$2];&quot;x&quot;;&quot;&quot;));&quot;&quot;)" office:value-type="string" office:string-value="x" calcext:value-type="string">
            <text:p>x</text:p>
          </table:table-cell>
          <table:table-cell table:style-name="ce28" table:formula="of:=IF([.$B21]&lt;=[.N$2];(IF([.$C21]&gt;=[.N$2];&quot;x&quot;;&quot;&quot;));&quot;&quot;)" office:value-type="string" office:string-value="x" calcext:value-type="string">
            <text:p>x</text:p>
          </table:table-cell>
          <table:table-cell table:style-name="ce28" table:formula="of:=IF([.$B21]&lt;=[.O$2];(IF([.$C21]&gt;=[.O$2];&quot;x&quot;;&quot;&quot;));&quot;&quot;)" office:value-type="string" office:string-value="x" calcext:value-type="string">
            <text:p>x</text:p>
          </table:table-cell>
          <table:table-cell table:style-name="ce28" table:formula="of:=IF([.$B21]&lt;=[.P$2];(IF([.$C21]&gt;=[.P$2];&quot;x&quot;;&quot;&quot;));&quot;&quot;)">
            <text:p/>
          </table:table-cell>
          <table:table-cell table:style-name="ce28" table:formula="of:=IF([.$B21]&lt;=[.Q$2];(IF([.$C21]&gt;=[.Q$2];&quot;x&quot;;&quot;&quot;));&quot;&quot;)">
            <text:p/>
          </table:table-cell>
          <table:table-cell table:style-name="ce28" table:formula="of:=IF([.$B21]&lt;=[.R$2];(IF([.$C21]&gt;=[.R$2];&quot;x&quot;;&quot;&quot;));&quot;&quot;)">
            <text:p/>
          </table:table-cell>
          <table:table-cell table:style-name="ce28" table:formula="of:=IF([.$B21]&lt;=[.S$2];(IF([.$C21]&gt;=[.S$2];&quot;x&quot;;&quot;&quot;));&quot;&quot;)">
            <text:p/>
          </table:table-cell>
          <table:table-cell table:style-name="ce28" table:formula="of:=IF([.$B21]&lt;=[.T$2];(IF([.$C21]&gt;=[.T$2];&quot;x&quot;;&quot;&quot;));&quot;&quot;)">
            <text:p/>
          </table:table-cell>
          <table:table-cell table:style-name="ce28" table:formula="of:=IF([.$B21]&lt;=[.U$2];(IF([.$C21]&gt;=[.U$2];&quot;x&quot;;&quot;&quot;));&quot;&quot;)">
            <text:p/>
          </table:table-cell>
          <table:table-cell table:style-name="ce28" table:formula="of:=IF([.$B21]&lt;=[.V$2];(IF([.$C21]&gt;=[.V$2];&quot;x&quot;;&quot;&quot;));&quot;&quot;)">
            <text:p/>
          </table:table-cell>
          <table:table-cell table:style-name="ce28" table:formula="of:=IF([.$B21]&lt;=[.W$2];(IF([.$C21]&gt;=[.W$2];&quot;x&quot;;&quot;&quot;));&quot;&quot;)">
            <text:p/>
          </table:table-cell>
          <table:table-cell table:style-name="ce28" table:formula="of:=IF([.$B21]&lt;=[.X$2];(IF([.$C21]&gt;=[.X$2];&quot;x&quot;;&quot;&quot;));&quot;&quot;)">
            <text:p/>
          </table:table-cell>
          <table:table-cell table:style-name="ce28" table:formula="of:=IF([.$B21]&lt;=[.Y$2];(IF([.$C21]&gt;=[.Y$2];&quot;x&quot;;&quot;&quot;));&quot;&quot;)">
            <text:p/>
          </table:table-cell>
          <table:table-cell table:style-name="ce28" table:formula="of:=IF([.$B21]&lt;=[.Z$2];(IF([.$C21]&gt;=[.Z$2];&quot;x&quot;;&quot;&quot;));&quot;&quot;)">
            <text:p/>
          </table:table-cell>
          <table:table-cell table:style-name="ce28" table:formula="of:=IF([.$B21]&lt;=[.AA$2];(IF([.$C21]&gt;=[.AA$2];&quot;x&quot;;&quot;&quot;));&quot;&quot;)">
            <text:p/>
          </table:table-cell>
          <table:table-cell table:style-name="ce28" table:formula="of:=IF([.$B21]&lt;=[.AB$2];(IF([.$C21]&gt;=[.AB$2];&quot;x&quot;;&quot;&quot;));&quot;&quot;)">
            <text:p/>
          </table:table-cell>
          <table:table-cell table:style-name="ce28" table:formula="of:=IF([.$B21]&lt;=[.AC$2];(IF([.$C21]&gt;=[.AC$2];&quot;x&quot;;&quot;&quot;));&quot;&quot;)">
            <text:p/>
          </table:table-cell>
          <table:table-cell table:style-name="ce28" table:formula="of:=IF([.$B21]&lt;=[.AD$2];(IF([.$C21]&gt;=[.AD$2];&quot;x&quot;;&quot;&quot;));&quot;&quot;)">
            <text:p/>
          </table:table-cell>
          <table:table-cell table:style-name="ce28" table:formula="of:=IF([.$B21]&lt;=[.AE$2];(IF([.$C21]&gt;=[.AE$2];&quot;x&quot;;&quot;&quot;));&quot;&quot;)">
            <text:p/>
          </table:table-cell>
          <table:table-cell table:style-name="ce28" table:formula="of:=IF([.$B21]&lt;=[.AF$2];(IF([.$C21]&gt;=[.AF$2];&quot;x&quot;;&quot;&quot;));&quot;&quot;)">
            <text:p/>
          </table:table-cell>
          <table:table-cell table:style-name="ce28" table:formula="of:=IF([.$B21]&lt;=[.AG$2];(IF([.$C21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5d - Results</text:p>
          </table:table-cell>
          <table:table-cell table:style-name="ce11" office:value-type="date" office:date-value="2023-09-25" calcext:value-type="date">
            <text:p>25/9</text:p>
          </table:table-cell>
          <table:table-cell table:style-name="ce15" office:value-type="date" office:date-value="2023-10-15" calcext:value-type="date">
            <text:p>15/10</text:p>
          </table:table-cell>
          <table:table-cell table:style-name="ce20" table:formula="of:=IF(COUNTIF([.E22:.AG22];&quot;x&quot;)=0;&quot;&quot;;COUNTIF([.E22:.AG22];&quot;x&quot;))" office:value-type="float" office:value="3" calcext:value-type="float">
            <text:p>3</text:p>
          </table:table-cell>
          <table:table-cell table:style-name="ce28" table:formula="of:=IF([.$B22]&lt;=[.E$2];(IF([.$C22]&gt;=[.E$2];&quot;x&quot;;&quot;&quot;));&quot;&quot;)">
            <text:p/>
          </table:table-cell>
          <table:table-cell table:style-name="ce28" table:formula="of:=IF([.$B22]&lt;=[.F$2];(IF([.$C22]&gt;=[.F$2];&quot;x&quot;;&quot;&quot;));&quot;&quot;)">
            <text:p/>
          </table:table-cell>
          <table:table-cell table:style-name="ce28" table:formula="of:=IF([.$B22]&lt;=[.G$2];(IF([.$C22]&gt;=[.G$2];&quot;x&quot;;&quot;&quot;));&quot;&quot;)">
            <text:p/>
          </table:table-cell>
          <table:table-cell table:style-name="ce28" table:formula="of:=IF([.$B22]&lt;=[.H$2];(IF([.$C22]&gt;=[.H$2];&quot;x&quot;;&quot;&quot;));&quot;&quot;)">
            <text:p/>
          </table:table-cell>
          <table:table-cell table:style-name="ce28" table:formula="of:=IF([.$B22]&lt;=[.I$2];(IF([.$C22]&gt;=[.I$2];&quot;x&quot;;&quot;&quot;));&quot;&quot;)">
            <text:p/>
          </table:table-cell>
          <table:table-cell table:style-name="ce28" table:formula="of:=IF([.$B22]&lt;=[.J$2];(IF([.$C22]&gt;=[.J$2];&quot;x&quot;;&quot;&quot;));&quot;&quot;)">
            <text:p/>
          </table:table-cell>
          <table:table-cell table:style-name="ce28" table:formula="of:=IF([.$B22]&lt;=[.K$2];(IF([.$C22]&gt;=[.K$2];&quot;x&quot;;&quot;&quot;));&quot;&quot;)">
            <text:p/>
          </table:table-cell>
          <table:table-cell table:style-name="ce28" table:formula="of:=IF([.$B22]&lt;=[.L$2];(IF([.$C22]&gt;=[.L$2];&quot;x&quot;;&quot;&quot;));&quot;&quot;)">
            <text:p/>
          </table:table-cell>
          <table:table-cell table:style-name="ce28" table:formula="of:=IF([.$B22]&lt;=[.M$2];(IF([.$C22]&gt;=[.M$2];&quot;x&quot;;&quot;&quot;));&quot;&quot;)">
            <text:p/>
          </table:table-cell>
          <table:table-cell table:style-name="ce28" table:formula="of:=IF([.$B22]&lt;=[.N$2];(IF([.$C22]&gt;=[.N$2];&quot;x&quot;;&quot;&quot;));&quot;&quot;)">
            <text:p/>
          </table:table-cell>
          <table:table-cell table:style-name="ce28" table:formula="of:=IF([.$B22]&lt;=[.O$2];(IF([.$C22]&gt;=[.O$2];&quot;x&quot;;&quot;&quot;));&quot;&quot;)">
            <text:p/>
          </table:table-cell>
          <table:table-cell table:style-name="ce28" table:formula="of:=IF([.$B22]&lt;=[.P$2];(IF([.$C22]&gt;=[.P$2];&quot;x&quot;;&quot;&quot;));&quot;&quot;)" office:value-type="string" office:string-value="x" calcext:value-type="string">
            <text:p>x</text:p>
          </table:table-cell>
          <table:table-cell table:style-name="ce28" table:formula="of:=IF([.$B22]&lt;=[.Q$2];(IF([.$C22]&gt;=[.Q$2];&quot;x&quot;;&quot;&quot;));&quot;&quot;)" office:value-type="string" office:string-value="x" calcext:value-type="string">
            <text:p>x</text:p>
          </table:table-cell>
          <table:table-cell table:style-name="ce28" table:formula="of:=IF([.$B22]&lt;=[.R$2];(IF([.$C22]&gt;=[.R$2];&quot;x&quot;;&quot;&quot;));&quot;&quot;)" office:value-type="string" office:string-value="x" calcext:value-type="string">
            <text:p>x</text:p>
          </table:table-cell>
          <table:table-cell table:style-name="ce28" table:formula="of:=IF([.$B22]&lt;=[.S$2];(IF([.$C22]&gt;=[.S$2];&quot;x&quot;;&quot;&quot;));&quot;&quot;)">
            <text:p/>
          </table:table-cell>
          <table:table-cell table:style-name="ce28" table:formula="of:=IF([.$B22]&lt;=[.T$2];(IF([.$C22]&gt;=[.T$2];&quot;x&quot;;&quot;&quot;));&quot;&quot;)">
            <text:p/>
          </table:table-cell>
          <table:table-cell table:style-name="ce28" table:formula="of:=IF([.$B22]&lt;=[.U$2];(IF([.$C22]&gt;=[.U$2];&quot;x&quot;;&quot;&quot;));&quot;&quot;)">
            <text:p/>
          </table:table-cell>
          <table:table-cell table:style-name="ce28" table:formula="of:=IF([.$B22]&lt;=[.V$2];(IF([.$C22]&gt;=[.V$2];&quot;x&quot;;&quot;&quot;));&quot;&quot;)">
            <text:p/>
          </table:table-cell>
          <table:table-cell table:style-name="ce28" table:formula="of:=IF([.$B22]&lt;=[.W$2];(IF([.$C22]&gt;=[.W$2];&quot;x&quot;;&quot;&quot;));&quot;&quot;)">
            <text:p/>
          </table:table-cell>
          <table:table-cell table:style-name="ce28" table:formula="of:=IF([.$B22]&lt;=[.X$2];(IF([.$C22]&gt;=[.X$2];&quot;x&quot;;&quot;&quot;));&quot;&quot;)">
            <text:p/>
          </table:table-cell>
          <table:table-cell table:style-name="ce28" table:formula="of:=IF([.$B22]&lt;=[.Y$2];(IF([.$C22]&gt;=[.Y$2];&quot;x&quot;;&quot;&quot;));&quot;&quot;)">
            <text:p/>
          </table:table-cell>
          <table:table-cell table:style-name="ce28" table:formula="of:=IF([.$B22]&lt;=[.Z$2];(IF([.$C22]&gt;=[.Z$2];&quot;x&quot;;&quot;&quot;));&quot;&quot;)">
            <text:p/>
          </table:table-cell>
          <table:table-cell table:style-name="ce28" table:formula="of:=IF([.$B22]&lt;=[.AA$2];(IF([.$C22]&gt;=[.AA$2];&quot;x&quot;;&quot;&quot;));&quot;&quot;)">
            <text:p/>
          </table:table-cell>
          <table:table-cell table:style-name="ce28" table:formula="of:=IF([.$B22]&lt;=[.AB$2];(IF([.$C22]&gt;=[.AB$2];&quot;x&quot;;&quot;&quot;));&quot;&quot;)">
            <text:p/>
          </table:table-cell>
          <table:table-cell table:style-name="ce28" table:formula="of:=IF([.$B22]&lt;=[.AC$2];(IF([.$C22]&gt;=[.AC$2];&quot;x&quot;;&quot;&quot;));&quot;&quot;)">
            <text:p/>
          </table:table-cell>
          <table:table-cell table:style-name="ce28" table:formula="of:=IF([.$B22]&lt;=[.AD$2];(IF([.$C22]&gt;=[.AD$2];&quot;x&quot;;&quot;&quot;));&quot;&quot;)">
            <text:p/>
          </table:table-cell>
          <table:table-cell table:style-name="ce28" table:formula="of:=IF([.$B22]&lt;=[.AE$2];(IF([.$C22]&gt;=[.AE$2];&quot;x&quot;;&quot;&quot;));&quot;&quot;)">
            <text:p/>
          </table:table-cell>
          <table:table-cell table:style-name="ce28" table:formula="of:=IF([.$B22]&lt;=[.AF$2];(IF([.$C22]&gt;=[.AF$2];&quot;x&quot;;&quot;&quot;));&quot;&quot;)">
            <text:p/>
          </table:table-cell>
          <table:table-cell table:style-name="ce28" table:formula="of:=IF([.$B22]&lt;=[.AG$2];(IF([.$C22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5e - Discussion</text:p>
          </table:table-cell>
          <table:table-cell table:style-name="ce11" office:value-type="date" office:date-value="2023-10-22" calcext:value-type="date">
            <text:p>22/10</text:p>
          </table:table-cell>
          <table:table-cell table:style-name="ce15" office:value-type="date" office:date-value="2023-10-29" calcext:value-type="date">
            <text:p>29/10</text:p>
          </table:table-cell>
          <table:table-cell table:style-name="ce20" table:formula="of:=IF(COUNTIF([.E23:.AG23];&quot;x&quot;)=0;&quot;&quot;;COUNTIF([.E23:.AG23];&quot;x&quot;))" office:value-type="float" office:value="2" calcext:value-type="float">
            <text:p>2</text:p>
          </table:table-cell>
          <table:table-cell table:style-name="ce28" table:formula="of:=IF([.$B23]&lt;=[.E$2];(IF([.$C23]&gt;=[.E$2];&quot;x&quot;;&quot;&quot;));&quot;&quot;)">
            <text:p/>
          </table:table-cell>
          <table:table-cell table:style-name="ce28" table:formula="of:=IF([.$B23]&lt;=[.F$2];(IF([.$C23]&gt;=[.F$2];&quot;x&quot;;&quot;&quot;));&quot;&quot;)">
            <text:p/>
          </table:table-cell>
          <table:table-cell table:style-name="ce28" table:formula="of:=IF([.$B23]&lt;=[.G$2];(IF([.$C23]&gt;=[.G$2];&quot;x&quot;;&quot;&quot;));&quot;&quot;)">
            <text:p/>
          </table:table-cell>
          <table:table-cell table:style-name="ce28" table:formula="of:=IF([.$B23]&lt;=[.H$2];(IF([.$C23]&gt;=[.H$2];&quot;x&quot;;&quot;&quot;));&quot;&quot;)">
            <text:p/>
          </table:table-cell>
          <table:table-cell table:style-name="ce28" table:formula="of:=IF([.$B23]&lt;=[.I$2];(IF([.$C23]&gt;=[.I$2];&quot;x&quot;;&quot;&quot;));&quot;&quot;)">
            <text:p/>
          </table:table-cell>
          <table:table-cell table:style-name="ce28" table:formula="of:=IF([.$B23]&lt;=[.J$2];(IF([.$C23]&gt;=[.J$2];&quot;x&quot;;&quot;&quot;));&quot;&quot;)">
            <text:p/>
          </table:table-cell>
          <table:table-cell table:style-name="ce28" table:formula="of:=IF([.$B23]&lt;=[.K$2];(IF([.$C23]&gt;=[.K$2];&quot;x&quot;;&quot;&quot;));&quot;&quot;)">
            <text:p/>
          </table:table-cell>
          <table:table-cell table:style-name="ce28" table:formula="of:=IF([.$B23]&lt;=[.L$2];(IF([.$C23]&gt;=[.L$2];&quot;x&quot;;&quot;&quot;));&quot;&quot;)">
            <text:p/>
          </table:table-cell>
          <table:table-cell table:style-name="ce28" table:formula="of:=IF([.$B23]&lt;=[.M$2];(IF([.$C23]&gt;=[.M$2];&quot;x&quot;;&quot;&quot;));&quot;&quot;)">
            <text:p/>
          </table:table-cell>
          <table:table-cell table:style-name="ce28" table:formula="of:=IF([.$B23]&lt;=[.N$2];(IF([.$C23]&gt;=[.N$2];&quot;x&quot;;&quot;&quot;));&quot;&quot;)">
            <text:p/>
          </table:table-cell>
          <table:table-cell table:style-name="ce28" table:formula="of:=IF([.$B23]&lt;=[.O$2];(IF([.$C23]&gt;=[.O$2];&quot;x&quot;;&quot;&quot;));&quot;&quot;)">
            <text:p/>
          </table:table-cell>
          <table:table-cell table:style-name="ce28" table:formula="of:=IF([.$B23]&lt;=[.P$2];(IF([.$C23]&gt;=[.P$2];&quot;x&quot;;&quot;&quot;));&quot;&quot;)">
            <text:p/>
          </table:table-cell>
          <table:table-cell table:style-name="ce28" table:formula="of:=IF([.$B23]&lt;=[.Q$2];(IF([.$C23]&gt;=[.Q$2];&quot;x&quot;;&quot;&quot;));&quot;&quot;)">
            <text:p/>
          </table:table-cell>
          <table:table-cell table:style-name="ce28" table:formula="of:=IF([.$B23]&lt;=[.R$2];(IF([.$C23]&gt;=[.R$2];&quot;x&quot;;&quot;&quot;));&quot;&quot;)">
            <text:p/>
          </table:table-cell>
          <table:table-cell table:style-name="ce28" table:formula="of:=IF([.$B23]&lt;=[.S$2];(IF([.$C23]&gt;=[.S$2];&quot;x&quot;;&quot;&quot;));&quot;&quot;)" office:value-type="string" office:string-value="x" calcext:value-type="string">
            <text:p>x</text:p>
          </table:table-cell>
          <table:table-cell table:style-name="ce28" table:formula="of:=IF([.$B23]&lt;=[.T$2];(IF([.$C23]&gt;=[.T$2];&quot;x&quot;;&quot;&quot;));&quot;&quot;)" office:value-type="string" office:string-value="x" calcext:value-type="string">
            <text:p>x</text:p>
          </table:table-cell>
          <table:table-cell table:style-name="ce28" table:formula="of:=IF([.$B23]&lt;=[.U$2];(IF([.$C23]&gt;=[.U$2];&quot;x&quot;;&quot;&quot;));&quot;&quot;)">
            <text:p/>
          </table:table-cell>
          <table:table-cell table:style-name="ce28" table:formula="of:=IF([.$B23]&lt;=[.V$2];(IF([.$C23]&gt;=[.V$2];&quot;x&quot;;&quot;&quot;));&quot;&quot;)">
            <text:p/>
          </table:table-cell>
          <table:table-cell table:style-name="ce28" table:formula="of:=IF([.$B23]&lt;=[.W$2];(IF([.$C23]&gt;=[.W$2];&quot;x&quot;;&quot;&quot;));&quot;&quot;)">
            <text:p/>
          </table:table-cell>
          <table:table-cell table:style-name="ce28" table:formula="of:=IF([.$B23]&lt;=[.X$2];(IF([.$C23]&gt;=[.X$2];&quot;x&quot;;&quot;&quot;));&quot;&quot;)">
            <text:p/>
          </table:table-cell>
          <table:table-cell table:style-name="ce28" table:formula="of:=IF([.$B23]&lt;=[.Y$2];(IF([.$C23]&gt;=[.Y$2];&quot;x&quot;;&quot;&quot;));&quot;&quot;)">
            <text:p/>
          </table:table-cell>
          <table:table-cell table:style-name="ce28" table:formula="of:=IF([.$B23]&lt;=[.Z$2];(IF([.$C23]&gt;=[.Z$2];&quot;x&quot;;&quot;&quot;));&quot;&quot;)">
            <text:p/>
          </table:table-cell>
          <table:table-cell table:style-name="ce28" table:formula="of:=IF([.$B23]&lt;=[.AA$2];(IF([.$C23]&gt;=[.AA$2];&quot;x&quot;;&quot;&quot;));&quot;&quot;)">
            <text:p/>
          </table:table-cell>
          <table:table-cell table:style-name="ce28" table:formula="of:=IF([.$B23]&lt;=[.AB$2];(IF([.$C23]&gt;=[.AB$2];&quot;x&quot;;&quot;&quot;));&quot;&quot;)">
            <text:p/>
          </table:table-cell>
          <table:table-cell table:style-name="ce28" table:formula="of:=IF([.$B23]&lt;=[.AC$2];(IF([.$C23]&gt;=[.AC$2];&quot;x&quot;;&quot;&quot;));&quot;&quot;)">
            <text:p/>
          </table:table-cell>
          <table:table-cell table:style-name="ce28" table:formula="of:=IF([.$B23]&lt;=[.AD$2];(IF([.$C23]&gt;=[.AD$2];&quot;x&quot;;&quot;&quot;));&quot;&quot;)">
            <text:p/>
          </table:table-cell>
          <table:table-cell table:style-name="ce28" table:formula="of:=IF([.$B23]&lt;=[.AE$2];(IF([.$C23]&gt;=[.AE$2];&quot;x&quot;;&quot;&quot;));&quot;&quot;)">
            <text:p/>
          </table:table-cell>
          <table:table-cell table:style-name="ce28" table:formula="of:=IF([.$B23]&lt;=[.AF$2];(IF([.$C23]&gt;=[.AF$2];&quot;x&quot;;&quot;&quot;));&quot;&quot;)">
            <text:p/>
          </table:table-cell>
          <table:table-cell table:style-name="ce28" table:formula="of:=IF([.$B23]&lt;=[.AG$2];(IF([.$C23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5f - Conclusion</text:p>
          </table:table-cell>
          <table:table-cell table:style-name="ce11" office:value-type="date" office:date-value="2023-11-05" calcext:value-type="date">
            <text:p>5/11</text:p>
          </table:table-cell>
          <table:table-cell table:style-name="ce15" office:value-type="date" office:date-value="2023-11-12" calcext:value-type="date">
            <text:p>12/11</text:p>
          </table:table-cell>
          <table:table-cell table:style-name="ce20" table:formula="of:=IF(COUNTIF([.E24:.AG24];&quot;x&quot;)=0;&quot;&quot;;COUNTIF([.E24:.AG24];&quot;x&quot;))" office:value-type="float" office:value="2" calcext:value-type="float">
            <text:p>2</text:p>
          </table:table-cell>
          <table:table-cell table:style-name="ce28" table:formula="of:=IF([.$B24]&lt;=[.E$2];(IF([.$C24]&gt;=[.E$2];&quot;x&quot;;&quot;&quot;));&quot;&quot;)">
            <text:p/>
          </table:table-cell>
          <table:table-cell table:style-name="ce28" table:formula="of:=IF([.$B24]&lt;=[.F$2];(IF([.$C24]&gt;=[.F$2];&quot;x&quot;;&quot;&quot;));&quot;&quot;)">
            <text:p/>
          </table:table-cell>
          <table:table-cell table:style-name="ce28" table:formula="of:=IF([.$B24]&lt;=[.G$2];(IF([.$C24]&gt;=[.G$2];&quot;x&quot;;&quot;&quot;));&quot;&quot;)">
            <text:p/>
          </table:table-cell>
          <table:table-cell table:style-name="ce28" table:formula="of:=IF([.$B24]&lt;=[.H$2];(IF([.$C24]&gt;=[.H$2];&quot;x&quot;;&quot;&quot;));&quot;&quot;)">
            <text:p/>
          </table:table-cell>
          <table:table-cell table:style-name="ce28" table:formula="of:=IF([.$B24]&lt;=[.I$2];(IF([.$C24]&gt;=[.I$2];&quot;x&quot;;&quot;&quot;));&quot;&quot;)">
            <text:p/>
          </table:table-cell>
          <table:table-cell table:style-name="ce28" table:formula="of:=IF([.$B24]&lt;=[.J$2];(IF([.$C24]&gt;=[.J$2];&quot;x&quot;;&quot;&quot;));&quot;&quot;)">
            <text:p/>
          </table:table-cell>
          <table:table-cell table:style-name="ce28" table:formula="of:=IF([.$B24]&lt;=[.K$2];(IF([.$C24]&gt;=[.K$2];&quot;x&quot;;&quot;&quot;));&quot;&quot;)">
            <text:p/>
          </table:table-cell>
          <table:table-cell table:style-name="ce28" table:formula="of:=IF([.$B24]&lt;=[.L$2];(IF([.$C24]&gt;=[.L$2];&quot;x&quot;;&quot;&quot;));&quot;&quot;)">
            <text:p/>
          </table:table-cell>
          <table:table-cell table:style-name="ce28" table:formula="of:=IF([.$B24]&lt;=[.M$2];(IF([.$C24]&gt;=[.M$2];&quot;x&quot;;&quot;&quot;));&quot;&quot;)">
            <text:p/>
          </table:table-cell>
          <table:table-cell table:style-name="ce28" table:formula="of:=IF([.$B24]&lt;=[.N$2];(IF([.$C24]&gt;=[.N$2];&quot;x&quot;;&quot;&quot;));&quot;&quot;)">
            <text:p/>
          </table:table-cell>
          <table:table-cell table:style-name="ce28" table:formula="of:=IF([.$B24]&lt;=[.O$2];(IF([.$C24]&gt;=[.O$2];&quot;x&quot;;&quot;&quot;));&quot;&quot;)">
            <text:p/>
          </table:table-cell>
          <table:table-cell table:style-name="ce28" table:formula="of:=IF([.$B24]&lt;=[.P$2];(IF([.$C24]&gt;=[.P$2];&quot;x&quot;;&quot;&quot;));&quot;&quot;)">
            <text:p/>
          </table:table-cell>
          <table:table-cell table:style-name="ce28" table:formula="of:=IF([.$B24]&lt;=[.Q$2];(IF([.$C24]&gt;=[.Q$2];&quot;x&quot;;&quot;&quot;));&quot;&quot;)">
            <text:p/>
          </table:table-cell>
          <table:table-cell table:style-name="ce28" table:formula="of:=IF([.$B24]&lt;=[.R$2];(IF([.$C24]&gt;=[.R$2];&quot;x&quot;;&quot;&quot;));&quot;&quot;)">
            <text:p/>
          </table:table-cell>
          <table:table-cell table:style-name="ce28" table:formula="of:=IF([.$B24]&lt;=[.S$2];(IF([.$C24]&gt;=[.S$2];&quot;x&quot;;&quot;&quot;));&quot;&quot;)">
            <text:p/>
          </table:table-cell>
          <table:table-cell table:style-name="ce28" table:formula="of:=IF([.$B24]&lt;=[.T$2];(IF([.$C24]&gt;=[.T$2];&quot;x&quot;;&quot;&quot;));&quot;&quot;)">
            <text:p/>
          </table:table-cell>
          <table:table-cell table:style-name="ce28" table:formula="of:=IF([.$B24]&lt;=[.U$2];(IF([.$C24]&gt;=[.U$2];&quot;x&quot;;&quot;&quot;));&quot;&quot;)" office:value-type="string" office:string-value="x" calcext:value-type="string">
            <text:p>x</text:p>
          </table:table-cell>
          <table:table-cell table:style-name="ce28" table:formula="of:=IF([.$B24]&lt;=[.V$2];(IF([.$C24]&gt;=[.V$2];&quot;x&quot;;&quot;&quot;));&quot;&quot;)" office:value-type="string" office:string-value="x" calcext:value-type="string">
            <text:p>x</text:p>
          </table:table-cell>
          <table:table-cell table:style-name="ce28" table:formula="of:=IF([.$B24]&lt;=[.W$2];(IF([.$C24]&gt;=[.W$2];&quot;x&quot;;&quot;&quot;));&quot;&quot;)">
            <text:p/>
          </table:table-cell>
          <table:table-cell table:style-name="ce28" table:formula="of:=IF([.$B24]&lt;=[.X$2];(IF([.$C24]&gt;=[.X$2];&quot;x&quot;;&quot;&quot;));&quot;&quot;)">
            <text:p/>
          </table:table-cell>
          <table:table-cell table:style-name="ce28" table:formula="of:=IF([.$B24]&lt;=[.Y$2];(IF([.$C24]&gt;=[.Y$2];&quot;x&quot;;&quot;&quot;));&quot;&quot;)">
            <text:p/>
          </table:table-cell>
          <table:table-cell table:style-name="ce28" table:formula="of:=IF([.$B24]&lt;=[.Z$2];(IF([.$C24]&gt;=[.Z$2];&quot;x&quot;;&quot;&quot;));&quot;&quot;)">
            <text:p/>
          </table:table-cell>
          <table:table-cell table:style-name="ce28" table:formula="of:=IF([.$B24]&lt;=[.AA$2];(IF([.$C24]&gt;=[.AA$2];&quot;x&quot;;&quot;&quot;));&quot;&quot;)">
            <text:p/>
          </table:table-cell>
          <table:table-cell table:style-name="ce28" table:formula="of:=IF([.$B24]&lt;=[.AB$2];(IF([.$C24]&gt;=[.AB$2];&quot;x&quot;;&quot;&quot;));&quot;&quot;)">
            <text:p/>
          </table:table-cell>
          <table:table-cell table:style-name="ce28" table:formula="of:=IF([.$B24]&lt;=[.AC$2];(IF([.$C24]&gt;=[.AC$2];&quot;x&quot;;&quot;&quot;));&quot;&quot;)">
            <text:p/>
          </table:table-cell>
          <table:table-cell table:style-name="ce28" table:formula="of:=IF([.$B24]&lt;=[.AD$2];(IF([.$C24]&gt;=[.AD$2];&quot;x&quot;;&quot;&quot;));&quot;&quot;)">
            <text:p/>
          </table:table-cell>
          <table:table-cell table:style-name="ce28" table:formula="of:=IF([.$B24]&lt;=[.AE$2];(IF([.$C24]&gt;=[.AE$2];&quot;x&quot;;&quot;&quot;));&quot;&quot;)">
            <text:p/>
          </table:table-cell>
          <table:table-cell table:style-name="ce28" table:formula="of:=IF([.$B24]&lt;=[.AF$2];(IF([.$C24]&gt;=[.AF$2];&quot;x&quot;;&quot;&quot;));&quot;&quot;)">
            <text:p/>
          </table:table-cell>
          <table:table-cell table:style-name="ce28" table:formula="of:=IF([.$B24]&lt;=[.AG$2];(IF([.$C24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office:value-type="string" calcext:value-type="string">
            <text:p>5g - Abstract</text:p>
          </table:table-cell>
          <table:table-cell table:style-name="ce11" office:value-type="date" office:date-value="2023-11-19" calcext:value-type="date">
            <text:p>19/11</text:p>
          </table:table-cell>
          <table:table-cell table:style-name="ce15" office:value-type="date" office:date-value="2023-11-26" calcext:value-type="date">
            <text:p>26/11</text:p>
          </table:table-cell>
          <table:table-cell table:style-name="ce20" table:formula="of:=IF(COUNTIF([.E25:.AG25];&quot;x&quot;)=0;&quot;&quot;;COUNTIF([.E25:.AG25];&quot;x&quot;))" office:value-type="float" office:value="2" calcext:value-type="float">
            <text:p>2</text:p>
          </table:table-cell>
          <table:table-cell table:style-name="ce28" table:formula="of:=IF([.$B25]&lt;=[.E$2];(IF([.$C25]&gt;=[.E$2];&quot;x&quot;;&quot;&quot;));&quot;&quot;)">
            <text:p/>
          </table:table-cell>
          <table:table-cell table:style-name="ce28" table:formula="of:=IF([.$B25]&lt;=[.F$2];(IF([.$C25]&gt;=[.F$2];&quot;x&quot;;&quot;&quot;));&quot;&quot;)">
            <text:p/>
          </table:table-cell>
          <table:table-cell table:style-name="ce28" table:formula="of:=IF([.$B25]&lt;=[.G$2];(IF([.$C25]&gt;=[.G$2];&quot;x&quot;;&quot;&quot;));&quot;&quot;)">
            <text:p/>
          </table:table-cell>
          <table:table-cell table:style-name="ce28" table:formula="of:=IF([.$B25]&lt;=[.H$2];(IF([.$C25]&gt;=[.H$2];&quot;x&quot;;&quot;&quot;));&quot;&quot;)">
            <text:p/>
          </table:table-cell>
          <table:table-cell table:style-name="ce28" table:formula="of:=IF([.$B25]&lt;=[.I$2];(IF([.$C25]&gt;=[.I$2];&quot;x&quot;;&quot;&quot;));&quot;&quot;)">
            <text:p/>
          </table:table-cell>
          <table:table-cell table:style-name="ce28" table:formula="of:=IF([.$B25]&lt;=[.J$2];(IF([.$C25]&gt;=[.J$2];&quot;x&quot;;&quot;&quot;));&quot;&quot;)">
            <text:p/>
          </table:table-cell>
          <table:table-cell table:style-name="ce28" table:formula="of:=IF([.$B25]&lt;=[.K$2];(IF([.$C25]&gt;=[.K$2];&quot;x&quot;;&quot;&quot;));&quot;&quot;)">
            <text:p/>
          </table:table-cell>
          <table:table-cell table:style-name="ce28" table:formula="of:=IF([.$B25]&lt;=[.L$2];(IF([.$C25]&gt;=[.L$2];&quot;x&quot;;&quot;&quot;));&quot;&quot;)">
            <text:p/>
          </table:table-cell>
          <table:table-cell table:style-name="ce28" table:formula="of:=IF([.$B25]&lt;=[.M$2];(IF([.$C25]&gt;=[.M$2];&quot;x&quot;;&quot;&quot;));&quot;&quot;)">
            <text:p/>
          </table:table-cell>
          <table:table-cell table:style-name="ce28" table:formula="of:=IF([.$B25]&lt;=[.N$2];(IF([.$C25]&gt;=[.N$2];&quot;x&quot;;&quot;&quot;));&quot;&quot;)">
            <text:p/>
          </table:table-cell>
          <table:table-cell table:style-name="ce28" table:formula="of:=IF([.$B25]&lt;=[.O$2];(IF([.$C25]&gt;=[.O$2];&quot;x&quot;;&quot;&quot;));&quot;&quot;)">
            <text:p/>
          </table:table-cell>
          <table:table-cell table:style-name="ce28" table:formula="of:=IF([.$B25]&lt;=[.P$2];(IF([.$C25]&gt;=[.P$2];&quot;x&quot;;&quot;&quot;));&quot;&quot;)">
            <text:p/>
          </table:table-cell>
          <table:table-cell table:style-name="ce28" table:formula="of:=IF([.$B25]&lt;=[.Q$2];(IF([.$C25]&gt;=[.Q$2];&quot;x&quot;;&quot;&quot;));&quot;&quot;)">
            <text:p/>
          </table:table-cell>
          <table:table-cell table:style-name="ce28" table:formula="of:=IF([.$B25]&lt;=[.R$2];(IF([.$C25]&gt;=[.R$2];&quot;x&quot;;&quot;&quot;));&quot;&quot;)">
            <text:p/>
          </table:table-cell>
          <table:table-cell table:style-name="ce28" table:formula="of:=IF([.$B25]&lt;=[.S$2];(IF([.$C25]&gt;=[.S$2];&quot;x&quot;;&quot;&quot;));&quot;&quot;)">
            <text:p/>
          </table:table-cell>
          <table:table-cell table:style-name="ce28" table:formula="of:=IF([.$B25]&lt;=[.T$2];(IF([.$C25]&gt;=[.T$2];&quot;x&quot;;&quot;&quot;));&quot;&quot;)">
            <text:p/>
          </table:table-cell>
          <table:table-cell table:style-name="ce28" table:formula="of:=IF([.$B25]&lt;=[.U$2];(IF([.$C25]&gt;=[.U$2];&quot;x&quot;;&quot;&quot;));&quot;&quot;)">
            <text:p/>
          </table:table-cell>
          <table:table-cell table:style-name="ce28" table:formula="of:=IF([.$B25]&lt;=[.V$2];(IF([.$C25]&gt;=[.V$2];&quot;x&quot;;&quot;&quot;));&quot;&quot;)">
            <text:p/>
          </table:table-cell>
          <table:table-cell table:style-name="ce28" table:formula="of:=IF([.$B25]&lt;=[.W$2];(IF([.$C25]&gt;=[.W$2];&quot;x&quot;;&quot;&quot;));&quot;&quot;)" office:value-type="string" office:string-value="x" calcext:value-type="string">
            <text:p>x</text:p>
          </table:table-cell>
          <table:table-cell table:style-name="ce28" table:formula="of:=IF([.$B25]&lt;=[.X$2];(IF([.$C25]&gt;=[.X$2];&quot;x&quot;;&quot;&quot;));&quot;&quot;)" office:value-type="string" office:string-value="x" calcext:value-type="string">
            <text:p>x</text:p>
          </table:table-cell>
          <table:table-cell table:style-name="ce28" table:formula="of:=IF([.$B25]&lt;=[.Y$2];(IF([.$C25]&gt;=[.Y$2];&quot;x&quot;;&quot;&quot;));&quot;&quot;)">
            <text:p/>
          </table:table-cell>
          <table:table-cell table:style-name="ce28" table:formula="of:=IF([.$B25]&lt;=[.Z$2];(IF([.$C25]&gt;=[.Z$2];&quot;x&quot;;&quot;&quot;));&quot;&quot;)">
            <text:p/>
          </table:table-cell>
          <table:table-cell table:style-name="ce28" table:formula="of:=IF([.$B25]&lt;=[.AA$2];(IF([.$C25]&gt;=[.AA$2];&quot;x&quot;;&quot;&quot;));&quot;&quot;)">
            <text:p/>
          </table:table-cell>
          <table:table-cell table:style-name="ce28" table:formula="of:=IF([.$B25]&lt;=[.AB$2];(IF([.$C25]&gt;=[.AB$2];&quot;x&quot;;&quot;&quot;));&quot;&quot;)">
            <text:p/>
          </table:table-cell>
          <table:table-cell table:style-name="ce28" table:formula="of:=IF([.$B25]&lt;=[.AC$2];(IF([.$C25]&gt;=[.AC$2];&quot;x&quot;;&quot;&quot;));&quot;&quot;)">
            <text:p/>
          </table:table-cell>
          <table:table-cell table:style-name="ce28" table:formula="of:=IF([.$B25]&lt;=[.AD$2];(IF([.$C25]&gt;=[.AD$2];&quot;x&quot;;&quot;&quot;));&quot;&quot;)">
            <text:p/>
          </table:table-cell>
          <table:table-cell table:style-name="ce28" table:formula="of:=IF([.$B25]&lt;=[.AE$2];(IF([.$C25]&gt;=[.AE$2];&quot;x&quot;;&quot;&quot;));&quot;&quot;)">
            <text:p/>
          </table:table-cell>
          <table:table-cell table:style-name="ce28" table:formula="of:=IF([.$B25]&lt;=[.AF$2];(IF([.$C25]&gt;=[.AF$2];&quot;x&quot;;&quot;&quot;));&quot;&quot;)">
            <text:p/>
          </table:table-cell>
          <table:table-cell table:style-name="ce28" table:formula="of:=IF([.$B25]&lt;=[.AG$2];(IF([.$C25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5h - Reviewing and Finalizing</text:p>
          </table:table-cell>
          <table:table-cell table:style-name="ce11" office:value-type="date" office:date-value="2023-11-19" calcext:value-type="date">
            <text:p>19/11</text:p>
          </table:table-cell>
          <table:table-cell table:style-name="ce15" office:value-type="date" office:date-value="2023-11-26" calcext:value-type="date">
            <text:p>26/11</text:p>
          </table:table-cell>
          <table:table-cell table:style-name="ce20" table:formula="of:=IF(COUNTIF([.E26:.AG26];&quot;x&quot;)=0;&quot;&quot;;COUNTIF([.E26:.AG26];&quot;x&quot;))" office:value-type="float" office:value="2" calcext:value-type="float">
            <text:p>2</text:p>
          </table:table-cell>
          <table:table-cell table:style-name="ce28" table:formula="of:=IF([.$B26]&lt;=[.E$2];(IF([.$C26]&gt;=[.E$2];&quot;x&quot;;&quot;&quot;));&quot;&quot;)">
            <text:p/>
          </table:table-cell>
          <table:table-cell table:style-name="ce28" table:formula="of:=IF([.$B26]&lt;=[.F$2];(IF([.$C26]&gt;=[.F$2];&quot;x&quot;;&quot;&quot;));&quot;&quot;)">
            <text:p/>
          </table:table-cell>
          <table:table-cell table:style-name="ce28" table:formula="of:=IF([.$B26]&lt;=[.G$2];(IF([.$C26]&gt;=[.G$2];&quot;x&quot;;&quot;&quot;));&quot;&quot;)">
            <text:p/>
          </table:table-cell>
          <table:table-cell table:style-name="ce28" table:formula="of:=IF([.$B26]&lt;=[.H$2];(IF([.$C26]&gt;=[.H$2];&quot;x&quot;;&quot;&quot;));&quot;&quot;)">
            <text:p/>
          </table:table-cell>
          <table:table-cell table:style-name="ce28" table:formula="of:=IF([.$B26]&lt;=[.I$2];(IF([.$C26]&gt;=[.I$2];&quot;x&quot;;&quot;&quot;));&quot;&quot;)">
            <text:p/>
          </table:table-cell>
          <table:table-cell table:style-name="ce28" table:formula="of:=IF([.$B26]&lt;=[.J$2];(IF([.$C26]&gt;=[.J$2];&quot;x&quot;;&quot;&quot;));&quot;&quot;)">
            <text:p/>
          </table:table-cell>
          <table:table-cell table:style-name="ce28" table:formula="of:=IF([.$B26]&lt;=[.K$2];(IF([.$C26]&gt;=[.K$2];&quot;x&quot;;&quot;&quot;));&quot;&quot;)">
            <text:p/>
          </table:table-cell>
          <table:table-cell table:style-name="ce28" table:formula="of:=IF([.$B26]&lt;=[.L$2];(IF([.$C26]&gt;=[.L$2];&quot;x&quot;;&quot;&quot;));&quot;&quot;)">
            <text:p/>
          </table:table-cell>
          <table:table-cell table:style-name="ce28" table:formula="of:=IF([.$B26]&lt;=[.M$2];(IF([.$C26]&gt;=[.M$2];&quot;x&quot;;&quot;&quot;));&quot;&quot;)">
            <text:p/>
          </table:table-cell>
          <table:table-cell table:style-name="ce28" table:formula="of:=IF([.$B26]&lt;=[.N$2];(IF([.$C26]&gt;=[.N$2];&quot;x&quot;;&quot;&quot;));&quot;&quot;)">
            <text:p/>
          </table:table-cell>
          <table:table-cell table:style-name="ce28" table:formula="of:=IF([.$B26]&lt;=[.O$2];(IF([.$C26]&gt;=[.O$2];&quot;x&quot;;&quot;&quot;));&quot;&quot;)">
            <text:p/>
          </table:table-cell>
          <table:table-cell table:style-name="ce28" table:formula="of:=IF([.$B26]&lt;=[.P$2];(IF([.$C26]&gt;=[.P$2];&quot;x&quot;;&quot;&quot;));&quot;&quot;)">
            <text:p/>
          </table:table-cell>
          <table:table-cell table:style-name="ce28" table:formula="of:=IF([.$B26]&lt;=[.Q$2];(IF([.$C26]&gt;=[.Q$2];&quot;x&quot;;&quot;&quot;));&quot;&quot;)">
            <text:p/>
          </table:table-cell>
          <table:table-cell table:style-name="ce28" table:formula="of:=IF([.$B26]&lt;=[.R$2];(IF([.$C26]&gt;=[.R$2];&quot;x&quot;;&quot;&quot;));&quot;&quot;)">
            <text:p/>
          </table:table-cell>
          <table:table-cell table:style-name="ce28" table:formula="of:=IF([.$B26]&lt;=[.S$2];(IF([.$C26]&gt;=[.S$2];&quot;x&quot;;&quot;&quot;));&quot;&quot;)">
            <text:p/>
          </table:table-cell>
          <table:table-cell table:style-name="ce28" table:formula="of:=IF([.$B26]&lt;=[.T$2];(IF([.$C26]&gt;=[.T$2];&quot;x&quot;;&quot;&quot;));&quot;&quot;)">
            <text:p/>
          </table:table-cell>
          <table:table-cell table:style-name="ce28" table:formula="of:=IF([.$B26]&lt;=[.U$2];(IF([.$C26]&gt;=[.U$2];&quot;x&quot;;&quot;&quot;));&quot;&quot;)">
            <text:p/>
          </table:table-cell>
          <table:table-cell table:style-name="ce28" table:formula="of:=IF([.$B26]&lt;=[.V$2];(IF([.$C26]&gt;=[.V$2];&quot;x&quot;;&quot;&quot;));&quot;&quot;)">
            <text:p/>
          </table:table-cell>
          <table:table-cell table:style-name="ce28" table:formula="of:=IF([.$B26]&lt;=[.W$2];(IF([.$C26]&gt;=[.W$2];&quot;x&quot;;&quot;&quot;));&quot;&quot;)" office:value-type="string" office:string-value="x" calcext:value-type="string">
            <text:p>x</text:p>
          </table:table-cell>
          <table:table-cell table:style-name="ce28" table:formula="of:=IF([.$B26]&lt;=[.X$2];(IF([.$C26]&gt;=[.X$2];&quot;x&quot;;&quot;&quot;));&quot;&quot;)" office:value-type="string" office:string-value="x" calcext:value-type="string">
            <text:p>x</text:p>
          </table:table-cell>
          <table:table-cell table:style-name="ce28" table:formula="of:=IF([.$B26]&lt;=[.Y$2];(IF([.$C26]&gt;=[.Y$2];&quot;x&quot;;&quot;&quot;));&quot;&quot;)">
            <text:p/>
          </table:table-cell>
          <table:table-cell table:style-name="ce28" table:formula="of:=IF([.$B26]&lt;=[.Z$2];(IF([.$C26]&gt;=[.Z$2];&quot;x&quot;;&quot;&quot;));&quot;&quot;)">
            <text:p/>
          </table:table-cell>
          <table:table-cell table:style-name="ce28" table:formula="of:=IF([.$B26]&lt;=[.AA$2];(IF([.$C26]&gt;=[.AA$2];&quot;x&quot;;&quot;&quot;));&quot;&quot;)">
            <text:p/>
          </table:table-cell>
          <table:table-cell table:style-name="ce28" table:formula="of:=IF([.$B26]&lt;=[.AB$2];(IF([.$C26]&gt;=[.AB$2];&quot;x&quot;;&quot;&quot;));&quot;&quot;)">
            <text:p/>
          </table:table-cell>
          <table:table-cell table:style-name="ce28" table:formula="of:=IF([.$B26]&lt;=[.AC$2];(IF([.$C26]&gt;=[.AC$2];&quot;x&quot;;&quot;&quot;));&quot;&quot;)">
            <text:p/>
          </table:table-cell>
          <table:table-cell table:style-name="ce28" table:formula="of:=IF([.$B26]&lt;=[.AD$2];(IF([.$C26]&gt;=[.AD$2];&quot;x&quot;;&quot;&quot;));&quot;&quot;)">
            <text:p/>
          </table:table-cell>
          <table:table-cell table:style-name="ce28" table:formula="of:=IF([.$B26]&lt;=[.AE$2];(IF([.$C26]&gt;=[.AE$2];&quot;x&quot;;&quot;&quot;));&quot;&quot;)">
            <text:p/>
          </table:table-cell>
          <table:table-cell table:style-name="ce28" table:formula="of:=IF([.$B26]&lt;=[.AF$2];(IF([.$C26]&gt;=[.AF$2];&quot;x&quot;;&quot;&quot;));&quot;&quot;)">
            <text:p/>
          </table:table-cell>
          <table:table-cell table:style-name="ce28" table:formula="of:=IF([.$B26]&lt;=[.AG$2];(IF([.$C26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style-name="ce7"/>
          <table:table-cell table:style-name="ce11" table:number-columns-repeated="2"/>
          <table:table-cell table:style-name="ce22" table:formula="of:=IF(COUNTIF([.E27:.AG27];&quot;x&quot;)=0;&quot;&quot;;COUNTIF([.E27:.AG27];&quot;x&quot;))">
            <text:p/>
          </table:table-cell>
          <table:table-cell table:style-name="ce28" table:formula="of:=IF([.$B27]&lt;=[.E$2];(IF([.$C27]&gt;=[.E$2];&quot;x&quot;;&quot;&quot;));&quot;&quot;)">
            <text:p/>
          </table:table-cell>
          <table:table-cell table:style-name="ce28" table:formula="of:=IF([.$B27]&lt;=[.F$2];(IF([.$C27]&gt;=[.F$2];&quot;x&quot;;&quot;&quot;));&quot;&quot;)">
            <text:p/>
          </table:table-cell>
          <table:table-cell table:style-name="ce28" table:formula="of:=IF([.$B27]&lt;=[.G$2];(IF([.$C27]&gt;=[.G$2];&quot;x&quot;;&quot;&quot;));&quot;&quot;)">
            <text:p/>
          </table:table-cell>
          <table:table-cell table:style-name="ce28" table:formula="of:=IF([.$B27]&lt;=[.H$2];(IF([.$C27]&gt;=[.H$2];&quot;x&quot;;&quot;&quot;));&quot;&quot;)">
            <text:p/>
          </table:table-cell>
          <table:table-cell table:style-name="ce28" table:formula="of:=IF([.$B27]&lt;=[.I$2];(IF([.$C27]&gt;=[.I$2];&quot;x&quot;;&quot;&quot;));&quot;&quot;)">
            <text:p/>
          </table:table-cell>
          <table:table-cell table:style-name="ce28" table:formula="of:=IF([.$B27]&lt;=[.J$2];(IF([.$C27]&gt;=[.J$2];&quot;x&quot;;&quot;&quot;));&quot;&quot;)">
            <text:p/>
          </table:table-cell>
          <table:table-cell table:style-name="ce28" table:formula="of:=IF([.$B27]&lt;=[.K$2];(IF([.$C27]&gt;=[.K$2];&quot;x&quot;;&quot;&quot;));&quot;&quot;)">
            <text:p/>
          </table:table-cell>
          <table:table-cell table:style-name="ce28" table:formula="of:=IF([.$B27]&lt;=[.L$2];(IF([.$C27]&gt;=[.L$2];&quot;x&quot;;&quot;&quot;));&quot;&quot;)">
            <text:p/>
          </table:table-cell>
          <table:table-cell table:style-name="ce28" table:formula="of:=IF([.$B27]&lt;=[.M$2];(IF([.$C27]&gt;=[.M$2];&quot;x&quot;;&quot;&quot;));&quot;&quot;)">
            <text:p/>
          </table:table-cell>
          <table:table-cell table:style-name="ce28" table:formula="of:=IF([.$B27]&lt;=[.N$2];(IF([.$C27]&gt;=[.N$2];&quot;x&quot;;&quot;&quot;));&quot;&quot;)">
            <text:p/>
          </table:table-cell>
          <table:table-cell table:style-name="ce28" table:formula="of:=IF([.$B27]&lt;=[.O$2];(IF([.$C27]&gt;=[.O$2];&quot;x&quot;;&quot;&quot;));&quot;&quot;)">
            <text:p/>
          </table:table-cell>
          <table:table-cell table:style-name="ce28" table:formula="of:=IF([.$B27]&lt;=[.P$2];(IF([.$C27]&gt;=[.P$2];&quot;x&quot;;&quot;&quot;));&quot;&quot;)">
            <text:p/>
          </table:table-cell>
          <table:table-cell table:style-name="ce28" table:formula="of:=IF([.$B27]&lt;=[.Q$2];(IF([.$C27]&gt;=[.Q$2];&quot;x&quot;;&quot;&quot;));&quot;&quot;)">
            <text:p/>
          </table:table-cell>
          <table:table-cell table:style-name="ce28" table:formula="of:=IF([.$B27]&lt;=[.R$2];(IF([.$C27]&gt;=[.R$2];&quot;x&quot;;&quot;&quot;));&quot;&quot;)">
            <text:p/>
          </table:table-cell>
          <table:table-cell table:style-name="ce28" table:formula="of:=IF([.$B27]&lt;=[.S$2];(IF([.$C27]&gt;=[.S$2];&quot;x&quot;;&quot;&quot;));&quot;&quot;)">
            <text:p/>
          </table:table-cell>
          <table:table-cell table:style-name="ce28" table:formula="of:=IF([.$B27]&lt;=[.T$2];(IF([.$C27]&gt;=[.T$2];&quot;x&quot;;&quot;&quot;));&quot;&quot;)">
            <text:p/>
          </table:table-cell>
          <table:table-cell table:style-name="ce28" table:formula="of:=IF([.$B27]&lt;=[.U$2];(IF([.$C27]&gt;=[.U$2];&quot;x&quot;;&quot;&quot;));&quot;&quot;)">
            <text:p/>
          </table:table-cell>
          <table:table-cell table:style-name="ce28" table:formula="of:=IF([.$B27]&lt;=[.V$2];(IF([.$C27]&gt;=[.V$2];&quot;x&quot;;&quot;&quot;));&quot;&quot;)">
            <text:p/>
          </table:table-cell>
          <table:table-cell table:style-name="ce28" table:formula="of:=IF([.$B27]&lt;=[.W$2];(IF([.$C27]&gt;=[.W$2];&quot;x&quot;;&quot;&quot;));&quot;&quot;)">
            <text:p/>
          </table:table-cell>
          <table:table-cell table:style-name="ce28" table:formula="of:=IF([.$B27]&lt;=[.X$2];(IF([.$C27]&gt;=[.X$2];&quot;x&quot;;&quot;&quot;));&quot;&quot;)">
            <text:p/>
          </table:table-cell>
          <table:table-cell table:style-name="ce28" table:formula="of:=IF([.$B27]&lt;=[.Y$2];(IF([.$C27]&gt;=[.Y$2];&quot;x&quot;;&quot;&quot;));&quot;&quot;)">
            <text:p/>
          </table:table-cell>
          <table:table-cell table:style-name="ce28" table:formula="of:=IF([.$B27]&lt;=[.Z$2];(IF([.$C27]&gt;=[.Z$2];&quot;x&quot;;&quot;&quot;));&quot;&quot;)">
            <text:p/>
          </table:table-cell>
          <table:table-cell table:style-name="ce28" table:formula="of:=IF([.$B27]&lt;=[.AA$2];(IF([.$C27]&gt;=[.AA$2];&quot;x&quot;;&quot;&quot;));&quot;&quot;)">
            <text:p/>
          </table:table-cell>
          <table:table-cell table:style-name="ce28" table:formula="of:=IF([.$B27]&lt;=[.AB$2];(IF([.$C27]&gt;=[.AB$2];&quot;x&quot;;&quot;&quot;));&quot;&quot;)">
            <text:p/>
          </table:table-cell>
          <table:table-cell table:style-name="ce28" table:formula="of:=IF([.$B27]&lt;=[.AC$2];(IF([.$C27]&gt;=[.AC$2];&quot;x&quot;;&quot;&quot;));&quot;&quot;)">
            <text:p/>
          </table:table-cell>
          <table:table-cell table:style-name="ce28" table:formula="of:=IF([.$B27]&lt;=[.AD$2];(IF([.$C27]&gt;=[.AD$2];&quot;x&quot;;&quot;&quot;));&quot;&quot;)">
            <text:p/>
          </table:table-cell>
          <table:table-cell table:style-name="ce28" table:formula="of:=IF([.$B27]&lt;=[.AE$2];(IF([.$C27]&gt;=[.AE$2];&quot;x&quot;;&quot;&quot;));&quot;&quot;)">
            <text:p/>
          </table:table-cell>
          <table:table-cell table:style-name="ce28" table:formula="of:=IF([.$B27]&lt;=[.AF$2];(IF([.$C27]&gt;=[.AF$2];&quot;x&quot;;&quot;&quot;));&quot;&quot;)">
            <text:p/>
          </table:table-cell>
          <table:table-cell table:style-name="ce28" table:formula="of:=IF([.$B27]&lt;=[.AG$2];(IF([.$C27]&gt;=[.AG$2];&quot;x&quot;;&quot;&quot;));&quot;&quot;)">
            <text:p/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4:Sheet1.AE4 Sheet1.B5:Sheet1.AE5 Sheet1.D6:Sheet1.D28 Sheet1.A8:Sheet1.A8 Sheet1.A24:Sheet1.A24 Sheet1.A26:Sheet1.A27">
            <calcext:condition calcext:apply-style-name="ConditionalStyle_4" calcext:value="=&quot;x&quot;" calcext:base-cell-address="Sheet1.A4"/>
          </calcext:conditional-format>
          <calcext:conditional-format calcext:target-range-address="Sheet1.B6:Sheet1.C27">
            <calcext:condition calcext:apply-style-name="ConditionalStyle_3" calcext:value="=&quot;x&quot;" calcext:base-cell-address="Sheet1.B6"/>
          </calcext:conditional-format>
          <calcext:conditional-format calcext:target-range-address="Sheet1.E1:Sheet1.E1 Sheet1.A1:Sheet1.B3 Sheet1.E2:Sheet1.GF2 Sheet1.E3:Sheet1.AG3">
            <calcext:condition calcext:apply-style-name="ConditionalStyle_2" calcext:value="=&quot;x&quot;" calcext:base-cell-address="Sheet1.A1"/>
          </calcext:conditional-format>
          <calcext:conditional-format calcext:target-range-address="Sheet1.AF5:Sheet1.AG24 Sheet1.E6:Sheet1.AE24 Sheet1.E25:Sheet1.AG27">
            <calcext:condition calcext:apply-style-name="ConditionalStyle_1" calcext:value="=&quot;x&quot;" calcext:base-cell-address="Sheet1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4P0" style:volatile="true">
      <number:day/>
      <number:text>/</number:text>
      <number:month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able-cell-properties fo:background-color="#9dc3e6"/>
    </style:style>
    <style:style style:name="ConditionalStyle_5f_3" style:display-name="ConditionalStyle_3" style:family="table-cell" style:parent-style-name="Default">
      <style:table-cell-properties fo:background-color="#9dc3e6"/>
    </style:style>
    <style:style style:name="ConditionalStyle_5f_2" style:display-name="ConditionalStyle_2" style:family="table-cell" style:parent-style-name="Default">
      <style:table-cell-properties fo:background-color="#9dc3e6"/>
    </style:style>
    <style:style style:name="ConditionalStyle_5f_1" style:display-name="ConditionalStyle_1" style:family="table-cell" style:parent-style-name="Default">
      <style:table-cell-properties fo:background-color="#9dc3e6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gas Jasinskas</meta:initial-creator>
    <meta:creation-date>2015-06-05T18:17:20</meta:creation-date>
    <dc:date>2023-08-30T13:33:06.870804069</dc:date>
    <meta:generator>LibreOffice/7.3.7.2$Linux_X86_64 LibreOffice_project/30$Build-2</meta:generator>
    <meta:editing-duration>PT54M41S</meta:editing-duration>
    <meta:editing-cycles>2</meta:editing-cycles>
    <meta:document-statistic meta:table-count="1" meta:cell-count="810" meta:object-count="0"/>
    <meta:user-defined meta:name="AppVersion">16.0300</meta:user-defined>
  </office:meta>
</office:document-meta>
</file>